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3.093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5.278cm"/>
    </style:style>
    <style:style style:name="co13" style:family="table-column">
      <style:table-column-properties fo:break-before="auto" style:column-width="5.56cm"/>
    </style:style>
    <style:style style:name="co14" style:family="table-column">
      <style:table-column-properties fo:break-before="auto" style:column-width="6.897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18.572cm"/>
    </style:style>
    <style:style style:name="co17" style:family="table-column">
      <style:table-column-properties fo:break-before="auto" style:column-width="10.252cm"/>
    </style:style>
    <style:style style:name="co18" style:family="table-column">
      <style:table-column-properties fo:break-before="auto" style:column-width="1.464cm"/>
    </style:style>
    <style:style style:name="co19" style:family="table-column">
      <style:table-column-properties fo:break-before="auto" style:column-width="2.173cm"/>
    </style:style>
    <style:style style:name="co20" style:family="table-column">
      <style:table-column-properties fo:break-before="auto" style:column-width="1.199cm"/>
    </style:style>
    <style:style style:name="co21" style:family="table-column">
      <style:table-column-properties fo:break-before="auto" style:column-width="1.739cm"/>
    </style:style>
    <style:style style:name="co22" style:family="table-column">
      <style:table-column-properties fo:break-before="auto" style:column-width="8.532cm"/>
    </style:style>
    <style:style style:name="co23" style:family="table-column">
      <style:table-column-properties fo:break-before="auto" style:column-width="5.136cm"/>
    </style:style>
    <style:style style:name="co24" style:family="table-column">
      <style:table-column-properties fo:break-before="auto" style:column-width="2.632cm"/>
    </style:style>
    <style:style style:name="co25" style:family="table-column">
      <style:table-column-properties fo:break-before="auto" style:column-width="3.565cm"/>
    </style:style>
    <style:style style:name="co26" style:family="table-column">
      <style:table-column-properties fo:break-before="auto" style:column-width="8.999cm"/>
    </style:style>
    <style:style style:name="co27" style:family="table-column">
      <style:table-column-properties fo:break-before="auto" style:column-width="3.226cm"/>
    </style:style>
    <style:style style:name="co28" style:family="table-column">
      <style:table-column-properties fo:break-before="auto" style:column-width="3.055cm"/>
    </style:style>
    <style:style style:name="co29" style:family="table-column">
      <style:table-column-properties fo:break-before="auto" style:column-width="4.35cm"/>
    </style:style>
    <style:style style:name="co30" style:family="table-column">
      <style:table-column-properties fo:break-before="auto" style:column-width="4.479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2.231cm" fo:break-before="auto" style:use-optimal-row-height="fals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0.743cm" fo:break-before="auto" style:use-optimal-row-height="false"/>
    </style:style>
    <style:style style:name="ro16" style:family="table-row">
      <style:table-row-properties style:row-height="1.062cm" fo:break-before="auto" style:use-optimal-row-height="true"/>
    </style:style>
    <style:style style:name="ro17" style:family="table-row">
      <style:table-row-properties style:row-height="1.572cm" fo:break-before="auto" style:use-optimal-row-height="true"/>
    </style:style>
    <style:style style:name="ro18" style:family="table-row">
      <style:table-row-properties style:row-height="1.02cm" fo:break-before="auto" style:use-optimal-row-height="false"/>
    </style:style>
    <style:style style:name="ro19" style:family="table-row">
      <style:table-row-properties style:row-height="4.122cm" fo:break-before="auto" style:use-optimal-row-height="false"/>
    </style:style>
    <style:style style:name="ro20" style:family="table-row">
      <style:table-row-properties style:row-height="1.104cm" fo:break-before="auto" style:use-optimal-row-height="false"/>
    </style:style>
    <style:style style:name="ro21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1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[$Настройки.$B$7]=[$БД.$A$51];[$Настройки.$B$7]=[$БД.$A$52])))" style:apply-style-name="Error" style:base-cell-address="Настройки.B3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3]=2;OR([$Настройки.$B$7]=[$БД.$A$51];[$Настройки.$B$7]=[$БД.$A$52])))" style:apply-style-name="Error" style:base-cell-address="Настройки.B7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7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86" style:family="table-cell" style:parent-style-name="Default" style:data-style-name="N0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0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02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105" style:family="table-cell" style:parent-style-name="Default" style:data-style-name="N4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69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08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1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8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1011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143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Roboto" fo:font-size="12pt" style:font-size-asian="12pt" style:font-size-complex="12pt"/>
    </style:style>
    <style:style style:name="ce230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140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24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4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73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249" style:family="table-cell" style:parent-style-name="Default">
      <style:text-properties style:font-name="Roboto" fo:font-size="12pt" style:font-size-asian="12pt" style:font-size-complex="12pt"/>
    </style:style>
    <style:style style:name="ce2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59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6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64" style:family="table-cell" style:parent-style-name="Default" style:data-style-name="N10112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05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0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7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8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69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28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79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12:$БД.$A$13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3" table:condition="of:cell-content-is-in-list([$БД.$A$16:$БД.$A$17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in-list([$БД.$A$50:$БД.$A$53])" table:allow-empty-cell="true" table:display-list="unsorted" table:base-cell-address="Настройки.B10">
          <table:error-message table:message-type="stop" table:display="true"/>
        </table:content-validation>
        <table:content-validation table:name="val5" table:condition="of:cell-content-is-in-list(&quot;Да&quot;;&quot;Нет&quot;)" table:allow-empty-cell="true" table:display-list="unsorted" table:base-cell-address="Настройки.B8">
          <table:error-message table:message-type="stop" table:display="true"/>
        </table:content-validation>
        <table:content-validation table:name="val6" table:condition="of:cell-content-is-in-list([$БД.$A$3:$БД.$A$9])" table:allow-empty-cell="true" table:display-list="unsorted" table:base-cell-address="Настройки.B3">
          <table:error-message table:message-type="stop" table:display="true"/>
        </table:content-validation>
        <table:content-validation table:name="val7" table:condition="of:cell-content-is-in-list(&quot;Да&quot;;&quot;Нет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4&quot;;&quot;6&quot;;&quot;8&quot;;&quot;9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base-cell-address="'Главный лист'.B3">
          <table:error-message table:message-type="stop" table:display="true"/>
        </table:content-validation>
        <table:content-validation table:name="val10" table:condition="of:cell-content-is-in-list([$БД.$A$45:$БД.$A$46])" table:allow-empty-cell="true" table:display-list="unsorted" table:base-cell-address="Настройки.B20">
          <table:error-message table:message-type="stop" table:display="true"/>
        </table:content-validation>
        <table:content-validation table:name="val11" table:condition="of:cell-content-is-in-list([$БД.$A$20:$БД.$A$20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2" table:condition="of:cell-content-is-in-list([$БД.$A$23:$БД.$A$26])" table:allow-empty-cell="true" table:display-list="unsorted" table:base-cell-address="Настройки.B17">
          <table:error-message table:message-type="stop" table:display="true"/>
        </table:content-validation>
        <table:content-validation table:name="val13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4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5" table:condition="of:cell-content-is-in-list([$БД.$A$3:$БД.$A$5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6" table:condition="of:cell-content-is-in-list([$БД.$A$23:$БД.$A$25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7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58"/>
        <table:table-column table:style-name="co2" table:default-cell-style-name="ce158"/>
        <table:table-column table:style-name="co3" table:number-columns-repeated="1022" table:default-cell-style-name="ce15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5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5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57"/>
          <table:table-cell table:number-columns-repeated="1018"/>
        </table:table-row>
        <table:table-row table:style-name="ro4">
          <table:table-cell table:style-name="ce15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57"/>
          <table:table-cell table:number-columns-repeated="1018"/>
        </table:table-row>
        <table:table-row table:style-name="ro5">
          <table:table-cell table:style-name="ce15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57"/>
          <table:table-cell table:number-columns-repeated="1018"/>
        </table:table-row>
        <table:table-row table:style-name="ro6">
          <table:table-cell table:style-name="ce157" office:value-type="string" calcext:value-type="string">
            <text:p>Версия таблицы:</text:p>
          </table:table-cell>
          <table:table-cell table:style-name="ce157" office:value-type="string" calcext:value-type="string">
            <text:p>0.6.3-alpha</text:p>
          </table:table-cell>
          <table:table-cell table:number-columns-repeated="1022"/>
        </table:table-row>
        <table:table-row table:style-name="ro6">
          <table:table-cell table:style-name="ce157" office:value-type="string" calcext:value-type="string">
            <text:p>Подходит для версии VOSTOK:</text:p>
          </table:table-cell>
          <table:table-cell table:style-name="ce157" office:value-type="string" calcext:value-type="string">
            <text:p>0.6.3-alpha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Github VOSTOK:</text:p>
          </table:table-cell>
          <table:table-cell table:style-name="ce15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Новости VOSTOK:</text:p>
          </table:table-cell>
          <table:table-cell table:style-name="ce15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57" office:value-type="string" calcext:value-type="string">
            <text:p>Обсуждение VOSTOK:</text:p>
          </table:table-cell>
          <table:table-cell table:style-name="ce15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58"/>
        <table:table-column table:style-name="co5" table:number-columns-repeated="2" table:default-cell-style-name="ce158"/>
        <table:table-column table:style-name="co6" table:default-cell-style-name="ce158"/>
        <table:table-column table:style-name="co4" table:number-columns-repeated="1020" table:default-cell-style-name="ce158"/>
        <table:table-row table:style-name="ro8">
          <table:table-cell table:style-name="ce160" office:value-type="string" calcext:value-type="string">
            <text:p>Параметр</text:p>
          </table:table-cell>
          <table:table-cell table:style-name="ce160" office:value-type="string" calcext:value-type="string" table:number-columns-spanned="2" table:number-rows-spanned="1">
            <text:p>Значение</text:p>
          </table:table-cell>
          <table:covered-table-cell table:style-name="ce160"/>
          <table:table-cell table:style-name="ce160" office:value-type="string" calcext:value-type="string">
            <text:p>Примечание</text:p>
          </table:table-cell>
          <table:table-cell table:number-columns-repeated="1020"/>
        </table:table-row>
        <table:table-row table:style-name="ro8">
          <table:table-cell table:style-name="ce160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160"/>
          <table:table-cell table:number-columns-repeated="1020"/>
        </table:table-row>
        <table:table-row table:style-name="ro9">
          <table:table-cell table:style-name="ce9" office:value-type="string" calcext:value-type="string">
            <text:p>Количество экструдеров</text:p>
          </table:table-cell>
          <table:table-cell table:style-name="ce1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28" table:content-validation-name="val14"/>
          <table:table-cell table:style-name="ce10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47"/>
          <table:table-cell table:style-name="ce44" table:number-columns-repeated="1019"/>
        </table:table-row>
        <table:table-row table:style-name="ro9">
          <table:table-cell table:style-name="ce9" office:value-type="string" calcext:value-type="string">
            <text:p>Тип подающего механизма</text:p>
          </table:table-cell>
          <table:table-cell table:style-name="ce17" table:content-validation-name="val2" office:value-type="string" calcext:value-type="string" table:number-columns-spanned="2" table:number-rows-spanned="1">
            <text:p>BMG</text:p>
          </table:table-cell>
          <table:covered-table-cell table:style-name="ce28" table:content-validation-name="val2"/>
          <table:table-cell table:style-name="ce10" office:value-type="string" calcext:value-type="string">
            <text:p>BMG — директ на основе клона BMG с e3d v6 хотэндом. Возможен IDEX</text:p>
            <text:p>Matrix — директ на основе Trianglelab Matrix. Только для одноэкструдерного варианта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Тип нагревательного блока</text:p>
          </table:table-cell>
          <table:table-cell table:style-name="ce20" table:content-validation-name="val3" office:value-type="string" calcext:value-type="string" table:number-columns-spanned="2" table:number-rows-spanned="1">
            <text:p>Volcano</text:p>
          </table:table-cell>
          <table:covered-table-cell table:style-name="ce28" table:content-validation-name="val2"/>
          <table:table-cell table:style-name="ce10" office:value-type="string" calcext:value-type="string">
            <text:p>V6 — обычный хитблок с расходом до примерно 15мм³/с</text:p>
            <text:p>Volcano — удлиненный хитблок с расходом до примерно 30мм³/с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Оси XY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10">
          <table:table-cell table:style-name="ce9" office:value-type="string" calcext:value-type="string">
            <text:p>Кинематика</text:p>
          </table:table-cell>
          <table:table-cell table:style-name="ce23" table:content-validation-name="val4" office:value-type="string" calcext:value-type="string" table:number-columns-spanned="2" table:number-rows-spanned="1">
            <text:p>0.5XY</text:p>
          </table:table-cell>
          <table:covered-table-cell table:style-name="ce28" table:content-validation-name="val9"/>
          <table:table-cell table:style-name="ce10" office:value-type="string" calcext:value-type="string">
            <text:p>CoreXY — простая кинематика. Подходит только для небольших одноэкструдерных принтеров</text:p>
            <text:p>Sycnhro-CoreXY — Подходит для больших одноэкструдерных принтеров. Легко переделывается в Hybrid-CoreXY</text:p>
            <text:p>Hybrid-CoreXY — Подходит для одно- и двухэкструдерных принтеров любого размера</text:p>
            <text:p>0.5XY — Подходит для одно- и двухэкструдерных принтеров любого размера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Припуск для IDEX</text:p>
          </table:table-cell>
          <table:table-cell table:style-name="ce29" table:content-validation-name="val5" office:value-type="string" calcext:value-type="string" table:number-columns-spanned="2" table:number-rows-spanned="1">
            <text:p>Да</text:p>
          </table:table-cell>
          <table:covered-table-cell table:style-name="ce28" table:content-validation-name="val9"/>
          <table:table-cell table:style-name="ce10" office:value-type="string" calcext:value-type="string">
            <text:p>В случае сборки одноэкструдерного принтера, можно оставить свободное место под будущую переделку в IDEX. Если и так выбран IDEX, то параметр не работает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Ось Z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Тип стола</text:p>
          </table:table-cell>
          <table:table-cell table:style-name="ce20" table:content-validation-name="val6" office:value-type="string" calcext:value-type="string" table:number-columns-spanned="2" table:number-rows-spanned="1">
            <text:p>AC 400х250 </text:p>
          </table:table-cell>
          <table:covered-table-cell table:style-name="ce28" table:content-validation-name="val15"/>
          <table:table-cell table:style-name="ce10" office:value-type="string" calcext:value-type="string">
            <text:p>AC — указание на использование грелки под переменный ток</text:p>
            <text:p>Далее указан размер области печати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Припуск стола по Y</text:p>
          </table:table-cell>
          <table:table-cell table:style-name="ce20" table:content-validation-name="val7" office:value-type="string" calcext:value-type="string" table:number-columns-spanned="2" table:number-rows-spanned="1">
            <text:p>Да</text:p>
          </table:table-cell>
          <table:covered-table-cell table:style-name="ce28" table:content-validation-name="val15"/>
          <table:table-cell table:style-name="ce10" office:value-type="string" calcext:value-type="string">
            <text:p>Припуск по 25мм с каждой стороны от области печати по оси Y. Служит для того, чтобы винты крепления стола не проходили через грелку + для компенсации смещения печатной головы по оси Y</text:p>
          </table:table-cell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Количество точек крепления стола</text:p>
          </table:table-cell>
          <table:table-cell table:style-name="ce20" table:content-validation-name="val8" office:value-type="float" office:value="6" calcext:value-type="float" table:number-columns-spanned="2" table:number-rows-spanned="1">
            <text:p>6</text:p>
          </table:table-cell>
          <table:covered-table-cell table:style-name="ce28" table:content-validation-name="val15"/>
          <table:table-cell table:style-name="ce10" office:value-type="string" calcext:value-type="string">
            <text:p>Количество подпружиненных точек крепления стола. </text:p>
            <text:p>4 для маленьких столов, 6 для средних, 8 или 9 для больших.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Высота области печати Z</text:p>
          </table:table-cell>
          <table:table-cell table:style-name="ce20" table:content-validation-name="val9" office:value-type="float" office:value="250" calcext:value-type="float" table:number-columns-spanned="2" table:number-rows-spanned="1">
            <text:p>250</text:p>
          </table:table-cell>
          <table:covered-table-cell table:style-name="ce28" table:content-validation-name="val9"/>
          <table:table-cell table:style-name="ce10" office:value-type="string" calcext:value-type="string">
            <text:p>Желаемая высота области печати по оси Z в миллиметрах. Небольшой припуск будет добавлен автоматически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Количество стоек оси Z</text:p>
          </table:table-cell>
          <table:table-cell table:style-name="ce20" table:content-validation-name="val10" office:value-type="float" office:value="2" calcext:value-type="float" table:number-columns-spanned="2" table:number-rows-spanned="1">
            <text:p>2</text:p>
          </table:table-cell>
          <table:covered-table-cell table:style-name="ce28" table:content-validation-name="val11"/>
          <table:table-cell table:style-name="ce10" office:value-type="string" calcext:value-type="string">
            <text:p>2 стойки хватает для столов с размером по Y &lt; 300мм. 4 стойки обеспечивают дополнительную жёсткость и нужны для больших столов. 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Материнская плата</text:p>
          </table:table-cell>
          <table:table-cell table:style-name="ce20" table:content-validation-name="val11" office:value-type="string" calcext:value-type="string" table:number-columns-spanned="2" table:number-rows-spanned="1">
            <text:p>Fysetc spider</text:p>
          </table:table-cell>
          <table:covered-table-cell table:style-name="ce28" table:content-validation-name="val11"/>
          <table:table-cell table:style-name="ce10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44" table:number-columns-repeated="1020"/>
        </table:table-row>
        <table:table-row table:style-name="ro9">
          <table:table-cell table:style-name="ce9" office:value-type="string" calcext:value-type="string">
            <text:p>Управляющая плата</text:p>
          </table:table-cell>
          <table:table-cell table:style-name="ce20" table:content-validation-name="val12" office:value-type="string" calcext:value-type="string" table:number-columns-spanned="2" table:number-rows-spanned="1">
            <text:p>Orange Pi Lite</text:p>
          </table:table-cell>
          <table:covered-table-cell table:style-name="ce28" table:content-validation-name="val16"/>
          <table:table-cell table:style-name="ce10" office:value-type="string" calcext:value-type="string">
            <text:p>Рекомендуется поискать одноплатник Raspberry Pi так как на него клиппер ставится проще. Но так как платы Raspberry находятся в дефиците и на них задрали цены, временной альтернативой предлагается Orange Pi Lite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Плотность филамента для несущих деталей</text:p>
          </table:table-cell>
          <table:table-cell table:style-name="ce20" table:content-validation-name="val13" office:value-type="float" office:value="1.05" calcext:value-type="float" table:number-columns-spanned="2" table:number-rows-spanned="1">
            <text:p>1,05</text:p>
          </table:table-cell>
          <table:covered-table-cell table:style-name="ce28" table:content-validation-name="val9"/>
          <table:table-cell table:style-name="ce10" office:value-type="string" calcext:value-type="string">
            <text:p>Плотность филамента, из которого будут печататься основные несущие детали принтера</text:p>
            <text:p>Требования: прочность, жёсткость, хорошая спекаемость, теплостойкость от 90°C и выше</text:p>
            <text:p>Указывается в г/см³</text:p>
          </table:table-cell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Стоимость филамента для несущих деталей</text:p>
          </table:table-cell>
          <table:table-cell table:style-name="ce30" table:content-validation-name="val9" table:formula="of:=1620/0.6/70" office:value-type="currency" office:currency="USD" office:value="38.5714285714286" calcext:value-type="currency" table:number-columns-spanned="2" table:number-rows-spanned="1">
            <text:p>$38,57</text:p>
          </table:table-cell>
          <table:covered-table-cell table:style-name="ce41" table:content-validation-name="val9"/>
          <table:table-cell table:style-name="ce1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table-cell>
          <table:table-cell table:style-name="ce44" table:number-columns-repeated="1020"/>
        </table:table-row>
        <table:table-row table:style-name="ro9">
          <table:table-cell table:style-name="ce160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160"/>
          <table:table-cell table:style-name="ce44" table:number-columns-repeated="1020"/>
        </table:table-row>
        <table:table-row table:style-name="ro9">
          <table:table-cell table:style-name="ce10" office:value-type="string" calcext:value-type="string">
            <text:p>Курс доллара</text:p>
          </table:table-cell>
          <table:table-cell table:style-name="ce35" table:content-validation-name="val9" office:value-type="currency" office:currency="RUB" office:value="70" calcext:value-type="currency" table:number-columns-spanned="2" table:number-rows-spanned="1">
            <text:p>70,00 ₽</text:p>
          </table:table-cell>
          <table:covered-table-cell table:style-name="ce41" table:content-validation-name="val9"/>
          <table:table-cell table:style-name="ce10"/>
          <table:table-cell table:style-name="ce44" table:number-columns-repeated="1020"/>
        </table:table-row>
        <table:table-row table:style-name="ro11">
          <table:table-cell table:style-name="ce160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60"/>
          <table:table-cell table:number-columns-repeated="1020"/>
        </table:table-row>
        <table:table-row table:style-name="ro9">
          <table:table-cell table:style-name="ce9" office:value-type="string" calcext:value-type="string">
            <text:p>Габарит X [мм]</text:p>
          </table:table-cell>
          <table:table-cell table:style-name="ce37" table:formula="of:=[$Расчёты.B26]*1000+8" office:value-type="float" office:value="658" calcext:value-type="float" table:number-columns-spanned="2" table:number-rows-spanned="1">
            <text:p>658</text:p>
          </table:table-cell>
          <table:covered-table-cell table:style-name="ce45"/>
          <table:table-cell table:style-name="ce10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2">Габарит Y [мм]</text:span></text:p>
          </table:table-cell>
          <table:table-cell table:style-name="ce37" table:formula="of:=[$Расчёты.B27]*1000" office:value-type="float" office:value="490" calcext:value-type="float" table:number-columns-spanned="2" table:number-rows-spanned="1">
            <text:p>490</text:p>
          </table:table-cell>
          <table:covered-table-cell table:style-name="ce45"/>
          <table:covered-table-cell table:style-name="ce9"/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3">Габарит Z [мм]</text:span></text:p>
          </table:table-cell>
          <table:table-cell table:style-name="ce37" table:formula="of:=([$Расчёты.B28]+[$Расчёты.B29])*1000+4" office:value-type="float" office:value="464" calcext:value-type="float" table:number-columns-spanned="2" table:number-rows-spanned="1">
            <text:p>464</text:p>
          </table:table-cell>
          <table:covered-table-cell table:style-name="ce45"/>
          <table:covered-table-cell table:style-name="ce9"/>
          <table:table-cell table:number-columns-repeated="1020"/>
        </table:table-row>
        <table:table-row table:style-name="ro9">
          <table:table-cell table:style-name="ce9" office:value-type="string" calcext:value-type="string">
            <text:p>Цена [$]</text:p>
          </table:table-cell>
          <table:table-cell table:style-name="ce30" table:formula="of:=[$'Покупные изделия'.E65]+[$'Печатные изделия'.H69]+[$'Профиль алюминиевый'.G15]+[$'Стандартные изделия'.D57]" office:value-type="currency" office:currency="USD" office:value="885.126382398971" calcext:value-type="currency">
            <text:p>$885,13</text:p>
          </table:table-cell>
          <table:table-cell table:style-name="ce46" table:formula="of:=[.B27]*[.B22]" office:value-type="currency" office:currency="RUB" office:value="61958.8467679279" calcext:value-type="currency">
            <text:p>61 958,85 ₽</text:p>
          </table:table-cell>
          <table:table-cell table:style-name="ce10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[$Настройки.$B$7]=[$БД.$A$51];[$Настройки.$B$7]=[$БД.$A$52])))" calcext:base-cell-address="Настройки.B3"/>
          </calcext:conditional-format>
          <calcext:conditional-format calcext:target-range-address="Настройки.B4:Настройки.B4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7:Настройки.B7">
            <calcext:condition calcext:apply-style-name="Error" calcext:value="formula-is(AND([$Настройки.$B$3]=2;OR([$Настройки.$B$7]=[$БД.$A$51];[$Настройки.$B$7]=[$БД.$A$52])))" calcext:base-cell-address="Настройки.B7"/>
          </calcext:conditional-format>
        </calcext:conditional-formats>
      </table:table>
      <table:table table:name="Покупные изделия" table:style-name="ta1">
        <office:forms form:automatic-focus="false" form:apply-design-mode="false"/>
        <table:table-column table:style-name="co7" table:default-cell-style-name="ce158"/>
        <table:table-column table:style-name="co8" table:default-cell-style-name="ce78"/>
        <table:table-column table:style-name="co9" table:default-cell-style-name="ce92"/>
        <table:table-column table:style-name="co10" table:default-cell-style-name="ce107"/>
        <table:table-column table:style-name="co10" table:default-cell-style-name="ce113"/>
        <table:table-column table:style-name="co11" table:default-cell-style-name="ce117"/>
        <table:table-column table:style-name="co12" table:default-cell-style-name="ce158"/>
        <table:table-column table:style-name="co3" table:number-columns-repeated="1017" table:default-cell-style-name="ce158"/>
        <table:table-row table:style-name="ro12">
          <table:table-cell table:style-name="ce176" office:value-type="string" calcext:value-type="string">
            <text:p>Наименование</text:p>
          </table:table-cell>
          <table:table-cell table:style-name="ce187" office:value-type="string" calcext:value-type="string">
            <text:p>Цена за единицу или метр</text:p>
            <text:p>[$ США]</text:p>
          </table:table-cell>
          <table:table-cell table:style-name="ce193" office:value-type="string" calcext:value-type="string">
            <text:p>Единиц</text:p>
            <text:p>[шт]</text:p>
          </table:table-cell>
          <table:table-cell table:style-name="ce200" office:value-type="string" calcext:value-type="string">
            <text:p>Длина/площадь</text:p>
            <text:p>[м|м²]</text:p>
          </table:table-cell>
          <table:table-cell table:style-name="ce187" office:value-type="string" calcext:value-type="string">
            <text:p>Итого</text:p>
          </table:table-cell>
          <table:table-cell table:style-name="ce160" office:value-type="string" calcext:value-type="string">
            <text:p>Ссылка</text:p>
          </table:table-cell>
          <table:table-cell table:style-name="ce160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13">
          <table:table-cell table:style-name="ce40" office:value-type="string" calcext:value-type="string" table:number-columns-spanned="7" table:number-rows-spanned="1">
            <text:p>Экструдер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40"/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51" office:value-type="string" calcext:value-type="string" table:number-columns-spanned="7" table:number-rows-spanned="1">
            <text:p>BMG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40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157" office:value-type="string" calcext:value-type="string">
            <text:p>BMG</text:p>
          </table:table-cell>
          <table:table-cell table:style-name="ce188" office:value-type="currency" office:currency="USD" office:value="8.92" calcext:value-type="currency">
            <text:p>$8,92</text:p>
          </table:table-cell>
          <table:table-cell table:style-name="ce59" table:formula="of:=IF([$Настройки.B4]=&quot;BMG&quot;;1;0)*[$Настройки.B3]" office:value-type="float" office:value="2" calcext:value-type="float">
            <text:p>2</text:p>
          </table:table-cell>
          <table:table-cell table:style-name="ce67"/>
          <table:table-cell table:style-name="ce108" table:formula="of:=[.B4]*[.C4]" office:value-type="currency" office:currency="USD" office:value="17.84" calcext:value-type="currency">
            <text:p>$17,84</text:p>
          </table:table-cell>
          <table:table-cell table:style-name="ce211" office:value-type="string" calcext:value-type="string">
            <text:p><text:a xlink:href="https://letyshops.com/r/aliexpress-7429e2a46c29" xlink:type="simple">Aliexpress</text:a></text:p>
          </table:table-cell>
          <table:table-cell table:style-name="ce157" office:value-type="string" calcext:value-type="string">
            <text:p>Прозрачный под использование в готовом виде, черный под переделку под BeMeGe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Радиатор e3d v6</text:p>
          </table:table-cell>
          <table:table-cell table:style-name="ce188" office:value-type="currency" office:currency="USD" office:value="1.17" calcext:value-type="currency">
            <text:p>$1,17</text:p>
          </table:table-cell>
          <table:table-cell table:style-name="ce58" table:formula="of:=[.C4]" office:value-type="float" office:value="2" calcext:value-type="float">
            <text:p>2</text:p>
          </table:table-cell>
          <table:table-cell table:style-name="ce102"/>
          <table:table-cell table:style-name="ce108" table:formula="of:=[.B5]*[.C5]" office:value-type="currency" office:currency="USD" office:value="2.34" calcext:value-type="currency">
            <text:p>$2,34</text:p>
          </table:table-cell>
          <table:table-cell table:style-name="ce211" office:value-type="string" calcext:value-type="string">
            <text:p><text:a xlink:href="https://letyshops.com/r/aliexpress-8d82213ddcc8" xlink:type="simple">Aliexpress</text:a></text:p>
          </table:table-cell>
          <table:table-cell table:style-name="ce157" office:value-type="string" calcext:value-type="string">
            <text:p>Радиатор брать под фиттинг, со сквозным отверстием 4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Горло е3d v6</text:p>
          </table:table-cell>
          <table:table-cell table:style-name="ce188" office:value-type="currency" office:currency="USD" office:value="3.42" calcext:value-type="currency">
            <text:p>$3,42</text:p>
          </table:table-cell>
          <table:table-cell table:style-name="ce58" table:formula="of:=[.C5]" office:value-type="float" office:value="2" calcext:value-type="float">
            <text:p>2</text:p>
          </table:table-cell>
          <table:table-cell table:style-name="ce102"/>
          <table:table-cell table:style-name="ce108" table:formula="of:=[.B6]*[.C6]" office:value-type="currency" office:currency="USD" office:value="6.84" calcext:value-type="currency">
            <text:p>$6,84</text:p>
          </table:table-cell>
          <table:table-cell table:style-name="ce211" office:value-type="string" calcext:value-type="string">
            <text:p><text:a xlink:href="https://letyshops.com/r/aliexpress-38eceb95a01e" xlink:type="simple">Aliexpress</text:a></text:p>
          </table:table-cell>
          <table:table-cell table:style-name="ce157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20-23мм</text:p>
          </table:table-cell>
          <table:table-cell table:style-name="ce188" office:value-type="currency" office:currency="USD" office:value="6.99" calcext:value-type="currency">
            <text:p>$6,99</text:p>
          </table:table-cell>
          <table:table-cell table:style-name="ce58" table:formula="of:=[.C4]" office:value-type="float" office:value="2" calcext:value-type="float">
            <text:p>2</text:p>
          </table:table-cell>
          <table:table-cell table:style-name="ce102"/>
          <table:table-cell table:style-name="ce108" table:formula="of:=[.B7]*[.C7]" office:value-type="currency" office:currency="USD" office:value="13.98" calcext:value-type="currency">
            <text:p>$13,98</text:p>
          </table:table-cell>
          <table:table-cell table:style-name="ce211" office:value-type="string" calcext:value-type="string">
            <text:p><text:a xlink:href="https://letyshops.com/r/aliexpress-5a1ccda888aa" xlink:type="simple">Aliexpress</text:a></text:p>
          </table:table-cell>
          <table:table-cell table:style-name="ce157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Нагревательный элемент 24в 40Вт</text:p>
          </table:table-cell>
          <table:table-cell table:style-name="ce188" office:value-type="currency" office:currency="USD" office:value="1.83" calcext:value-type="currency">
            <text:p>$1,83</text:p>
          </table:table-cell>
          <table:table-cell table:style-name="ce58" table:formula="of:=[.$C$5]" office:value-type="float" office:value="2" calcext:value-type="float">
            <text:p>2</text:p>
          </table:table-cell>
          <table:table-cell table:style-name="ce102"/>
          <table:table-cell table:style-name="ce108" table:formula="of:=[.B8]*[.C8]" office:value-type="currency" office:currency="USD" office:value="3.66" calcext:value-type="currency">
            <text:p>$3,66</text:p>
          </table:table-cell>
          <table:table-cell table:style-name="ce211" office:value-type="string" calcext:value-type="string">
            <text:p><text:a xlink:href="https://letyshops.com/r/aliexpress-665f4c2b4a89" xlink:type="simple">Aliexpress</text:a></text:p>
          </table:table-cell>
          <table:table-cell table:style-name="ce157" office:value-type="string" calcext:value-type="string">
            <text:p>Диаметр 6мм, длина 20м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Термистор ATC Semitec 104GT-2 104NT-4-R025H42G</text:p>
          </table:table-cell>
          <table:table-cell table:style-name="ce188" office:value-type="currency" office:currency="USD" office:value="2.09" calcext:value-type="currency">
            <text:p>$2,09</text:p>
          </table:table-cell>
          <table:table-cell table:style-name="ce58" table:formula="of:=[.C8]" office:value-type="float" office:value="2" calcext:value-type="float">
            <text:p>2</text:p>
          </table:table-cell>
          <table:table-cell table:style-name="ce102"/>
          <table:table-cell table:style-name="ce108" table:formula="of:=[.B9]*[.C9]" office:value-type="currency" office:currency="USD" office:value="4.18" calcext:value-type="currency">
            <text:p>$4,18</text:p>
          </table:table-cell>
          <table:table-cell table:style-name="ce211" office:value-type="string" calcext:value-type="string">
            <text:p><text:a xlink:href="https://letyshops.com/r/aliexpress-95d24e8fd2f4" xlink:type="simple">Aliexpress</text:a></text:p>
          </table:table-cell>
          <table:table-cell table:style-name="ce157" office:value-type="string" calcext:value-type="string">
            <text:p>Данный термистор подходит для температур печати до 300 градусов. Для температур выше надо pt1000 или pt100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30х30х10</text:p>
          </table:table-cell>
          <table:table-cell table:style-name="ce188" office:value-type="currency" office:currency="USD" office:value="3.78" calcext:value-type="currency">
            <text:p>$3,78</text:p>
          </table:table-cell>
          <table:table-cell table:style-name="ce58" table:formula="of:=[.C5]" office:value-type="float" office:value="2" calcext:value-type="float">
            <text:p>2</text:p>
          </table:table-cell>
          <table:table-cell table:style-name="ce102"/>
          <table:table-cell table:style-name="ce108" table:formula="of:=[.B10]*[.C10]" office:value-type="currency" office:currency="USD" office:value="7.56" calcext:value-type="currency">
            <text:p>$7,56</text:p>
          </table:table-cell>
          <table:table-cell table:style-name="ce211" office:value-type="string" calcext:value-type="string">
            <text:p><text:a xlink:href="https://letyshops.com/r/aliexpress-bb3c0447794d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Matrix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18"/>
          <table:table-cell table:number-columns-repeated="1017"/>
        </table:table-row>
        <table:table-row table:style-name="ro7">
          <table:table-cell table:style-name="ce157" office:value-type="string" calcext:value-type="string">
            <text:p>Matrix</text:p>
          </table:table-cell>
          <table:table-cell table:style-name="ce188" office:value-type="currency" office:currency="USD" office:value="82.27" calcext:value-type="currency">
            <text:p>$82,27</text:p>
          </table:table-cell>
          <table:table-cell table:style-name="ce58" table:formula="of:=IF([$Настройки.B4]=&quot;Matrix&quot;;1;0)*[$Настройки.B3]" office:value-type="float" office:value="0" calcext:value-type="float">
            <text:p>0</text:p>
          </table:table-cell>
          <table:table-cell table:style-name="ce102"/>
          <table:table-cell table:style-name="ce108" table:formula="of:=[.B12]*[.C1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f526f7e290cc" xlink:type="simple">AliExpress</text:a></text:p>
          </table:table-cell>
          <table:table-cell table:style-name="ce157" office:value-type="string" calcext:value-type="string">
            <text:p>Идёт в комплекте с горлом, хитблоком v6, медным соплом v6, термистором, нагревательным элементом и вентилятором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Хитблок и сопло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18"/>
          <table:table-cell table:number-columns-repeated="1017"/>
        </table:table-row>
        <table:table-row table:style-name="ro7">
          <table:table-cell table:style-name="ce157" office:value-type="string" calcext:value-type="string">
            <text:p>Нагревательный блок e3d v6</text:p>
          </table:table-cell>
          <table:table-cell table:style-name="ce188" office:value-type="currency" office:currency="USD" office:value="1.66" calcext:value-type="currency">
            <text:p>$1,66</text:p>
          </table:table-cell>
          <table:table-cell table:style-name="ce58" table:formula="of:=IF([$Настройки.B5]=&quot;V6&quot;;1;0)*[$Настройки.B3]" office:value-type="float" office:value="0" calcext:value-type="float">
            <text:p>0</text:p>
          </table:table-cell>
          <table:table-cell table:style-name="ce102"/>
          <table:table-cell table:style-name="ce108" table:formula="of:=[.B14]*[.C1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b1d2b9b46fd2" xlink:type="simple">Aliexpress</text:a></text:p>
          </table:table-cell>
          <table:table-cell table:style-name="ce157" office:value-type="string" calcext:value-type="string">
            <text:p>Блок брать алюминиевый. Если выбран Matrix, то блок уже есть у него в комплект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6</text:p>
          </table:table-cell>
          <table:table-cell table:style-name="ce188" office:value-type="currency" office:currency="USD" office:value="2.07" calcext:value-type="currency">
            <text:p>$2,07</text:p>
          </table:table-cell>
          <table:table-cell table:style-name="ce58" table:formula="of:=[.$C$14]" office:value-type="float" office:value="0" calcext:value-type="float">
            <text:p>0</text:p>
          </table:table-cell>
          <table:table-cell table:style-name="ce102"/>
          <table:table-cell table:style-name="ce108" table:formula="of:=[.B15]*[.C15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letyshops.com/r/aliexpress-d1da790dfb06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Нагревательный блок e3d volcano</text:p>
          </table:table-cell>
          <table:table-cell table:style-name="ce188" office:value-type="currency" office:currency="USD" office:value="1.8" calcext:value-type="currency">
            <text:p>$1,80</text:p>
          </table:table-cell>
          <table:table-cell table:style-name="ce58" table:formula="of:=IF([$Настройки.B5]=&quot;Volcano&quot;;1;0)*[$Настройки.B3]" office:value-type="float" office:value="2" calcext:value-type="float">
            <text:p>2</text:p>
          </table:table-cell>
          <table:table-cell table:style-name="ce102"/>
          <table:table-cell table:style-name="ce108" table:formula="of:=[.B16]*[.C16]" office:value-type="currency" office:currency="USD" office:value="3.6" calcext:value-type="currency">
            <text:p>$3,60</text:p>
          </table:table-cell>
          <table:table-cell table:style-name="ce211" office:value-type="string" calcext:value-type="string">
            <text:p><text:a xlink:href="https://letyshops.com/r/aliexpress-4555b0b90e08" xlink:type="simple">Aliexpress</text:a></text:p>
          </table:table-cell>
          <table:table-cell table:style-name="ce157" office:value-type="string" calcext:value-type="string">
            <text:p>Блок брать алюминиевый. Если выбран Matrix, то блок уже есть у него в комплект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Сопло латунное e3d volcano</text:p>
          </table:table-cell>
          <table:table-cell table:style-name="ce188" office:value-type="currency" office:currency="USD" office:value="2.19" calcext:value-type="currency">
            <text:p>$2,19</text:p>
          </table:table-cell>
          <table:table-cell table:style-name="ce58" table:formula="of:=[.C16]" office:value-type="float" office:value="2" calcext:value-type="float">
            <text:p>2</text:p>
          </table:table-cell>
          <table:table-cell table:style-name="ce102"/>
          <table:table-cell table:style-name="ce108" table:formula="of:=[.B17]*[.C17]" office:value-type="currency" office:currency="USD" office:value="4.38" calcext:value-type="currency">
            <text:p>$4,38</text:p>
          </table:table-cell>
          <table:table-cell table:style-name="ce211" office:value-type="string" calcext:value-type="string">
            <text:p><text:a xlink:href="https://letyshops.com/r/aliexpress-fb519bdf2c35" xlink:type="simple">Aliexpress</text:a></text:p>
          </table:table-cell>
          <table:table-cell table:style-name="ce157" office:value-type="string" calcext:value-type="string">
            <text:p>По желанию можно поставить сразу стальное закалённое сопло</text:p>
          </table:table-cell>
          <table:table-cell table:number-columns-repeated="1017"/>
        </table:table-row>
        <table:table-row table:style-name="ro6">
          <table:table-cell table:style-name="ce51" office:value-type="string" calcext:value-type="string" table:number-columns-spanned="7" table:number-rows-spanned="1">
            <text:p>Система охлаждения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18"/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5020</text:p>
          </table:table-cell>
          <table:table-cell table:style-name="ce188" table:formula="of:=7.72/2" office:value-type="currency" office:currency="USD" office:value="3.86" calcext:value-type="currency">
            <text:p>$3,86</text:p>
          </table:table-cell>
          <table:table-cell table:style-name="ce58" table:formula="of:=[$Настройки.B3]" office:value-type="float" office:value="2" calcext:value-type="float">
            <text:p>2</text:p>
          </table:table-cell>
          <table:table-cell table:style-name="ce102"/>
          <table:table-cell table:style-name="ce108" table:formula="of:=[.B19]*[.C19]" office:value-type="currency" office:currency="USD" office:value="7.72" calcext:value-type="currency">
            <text:p>$7,72</text:p>
          </table:table-cell>
          <table:table-cell table:style-name="ce211" office:value-type="string" calcext:value-type="string">
            <text:p><text:a xlink:href="https://aliexpress.ru/item/32837932718.html" xlink:type="simple">Aliexpress</text:a></text:p>
          </table:table-cell>
          <table:table-cell table:style-name="ce157" office:value-type="string" calcext:value-type="string">
            <text:p>Вольтаж выбирать по выходному напряжению платы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Трубка PTFE ID2 OD4</text:p>
          </table:table-cell>
          <table:table-cell table:style-name="ce188" office:value-type="currency" office:currency="USD" office:value="1.26" calcext:value-type="currency">
            <text:p>$1,26</text:p>
          </table:table-cell>
          <table:table-cell table:style-name="ce58" table:formula="of:=[$Настройки.B3]" office:value-type="float" office:value="2" calcext:value-type="float">
            <text:p>2</text:p>
          </table:table-cell>
          <table:table-cell table:style-name="ce102" office:value-type="float" office:value="2" calcext:value-type="float">
            <text:p>2,00</text:p>
          </table:table-cell>
          <table:table-cell table:style-name="ce108" table:formula="of:=[.B20]*[.C20]*[.D20]" office:value-type="currency" office:currency="USD" office:value="5.04" calcext:value-type="currency">
            <text:p>$5,04</text:p>
          </table:table-cell>
          <table:table-cell table:style-name="ce211" office:value-type="string" calcext:value-type="string">
            <text:p><text:a xlink:href="https://letyshops.com/r/aliexpress-a57494f89cb0" xlink:type="simple">Aliexpress</text:a></text:p>
          </table:table-cell>
          <table:table-cell table:style-name="ce157" office:value-type="string" calcext:value-type="string">
            <text:p>Для подвода прутка от катушек к экструдерам и сборки хотэнда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Магнит D10 L1</text:p>
          </table:table-cell>
          <table:table-cell table:style-name="ce188" table:formula="of:=9.5/[$Настройки.B22]" office:value-type="currency" office:currency="USD" office:value="0.135714285714286" calcext:value-type="currency">
            <text:p>$0,14</text:p>
          </table:table-cell>
          <table:table-cell table:style-name="ce58" table:formula="of:=2*[$Настройки.B3]" office:value-type="float" office:value="4" calcext:value-type="float">
            <text:p>4</text:p>
          </table:table-cell>
          <table:table-cell table:style-name="ce102"/>
          <table:table-cell table:style-name="ce108" table:formula="of:=[.B21]*[.C21]" office:value-type="currency" office:currency="USD" office:value="0.542857142857144" calcext:value-type="currency">
            <text:p>$0,54</text:p>
          </table:table-cell>
          <table:table-cell table:style-name="ce21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 office:value-type="string" calcext:value-type="string">
            <text:p>Для крепления вентилятора обдува модели к каретке печатной головы. Можно заменить соединение на клеевое</text:p>
          </table:table-cell>
          <table:table-cell table:number-columns-repeated="1017"/>
        </table:table-row>
        <table:table-row table:style-name="ro13">
          <table:table-cell table:style-name="ce52" office:value-type="string" calcext:value-type="string" table:number-columns-spanned="7" table:number-rows-spanned="1">
            <text:p>Ось X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57"/>
          <table:table-cell table:number-columns-repeated="1017"/>
        </table:table-row>
        <table:table-row table:style-name="ro7">
          <table:table-cell table:style-name="ce21" office:value-type="string" calcext:value-type="string">
            <text:p>Рельса MGN9 с кареткой MGN9H преднатяг Z1</text:p>
          </table:table-cell>
          <table:table-cell table:style-name="ce76" office:value-type="currency" office:currency="USD" office:value="84" calcext:value-type="currency">
            <text:p>$84,00</text:p>
          </table:table-cell>
          <table:table-cell table:style-name="ce86" office:value-type="float" office:value="1" calcext:value-type="float">
            <text:p>1</text:p>
          </table:table-cell>
          <table:table-cell table:style-name="ce105" table:formula="of:=[$Расчёты.B23]" office:value-type="float" office:value="0.5" calcext:value-type="float">
            <text:p>0,50</text:p>
          </table:table-cell>
          <table:table-cell table:style-name="ce110" table:formula="of:=[.B23]*[.C23]*[.D23]+[.C23]*18" office:value-type="currency" office:currency="USD" office:value="60" calcext:value-type="currency">
            <text:p>$60,00</text:p>
          </table:table-cell>
          <table:table-cell table:style-name="ce18" office:value-type="string" calcext:value-type="string">
            <text:p><text:a xlink:href="https://letyshops.com/r/aliexpress-b639ba751911" xlink:type="simple">Aliexpress</text:a></text:p>
          </table:table-cell>
          <table:table-cell table:style-name="ce156" office:value-type="string" calcext:value-type="string" table:number-columns-spanned="1" table:number-rows-spanned="2">
            <text:p>У продавца из примера нет рельс с преднатягом Z1. Возможно поставит такие рельсы на заказ или можно взять Z0 + найти шарики для пересборки под Z1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Дополнительная каретка MGN9H преднатяг Z1</text:p>
          </table:table-cell>
          <table:table-cell table:style-name="ce188" office:value-type="currency" office:currency="USD" office:value="18" calcext:value-type="currency">
            <text:p>$18,00</text:p>
          </table:table-cell>
          <table:table-cell table:style-name="ce58" table:formula="of:=[$Настройки.B3]-[.C23]" office:value-type="float" office:value="1" calcext:value-type="float">
            <text:p>1</text:p>
          </table:table-cell>
          <table:table-cell table:style-name="ce102"/>
          <table:table-cell table:style-name="ce108" table:formula="of:=[.B24]*[.C24]" office:value-type="currency" office:currency="USD" office:value="18" calcext:value-type="currency">
            <text:p>$18,00</text:p>
          </table:table-cell>
          <table:table-cell table:style-name="ce103" office:value-type="string" calcext:value-type="string">
            <text:p><text:a xlink:href="https://letyshops.com/r/aliexpress-5661868c7f02" xlink:type="simple">Aliexpress</text:a>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38-60мм</text:p>
          </table:table-cell>
          <table:table-cell table:style-name="ce188" table:formula="of:=18.85/3" office:value-type="currency" office:currency="USD" office:value="6.28333333333333" calcext:value-type="currency">
            <text:p>$6,28</text:p>
          </table:table-cell>
          <table:table-cell table:style-name="ce58" table:formula="of:=[Настройки.$B$3]" office:value-type="float" office:value="2" calcext:value-type="float">
            <text:p>2</text:p>
          </table:table-cell>
          <table:table-cell table:style-name="ce102"/>
          <table:table-cell table:style-name="ce108" table:formula="of:=[.B25]*[.C25]" office:value-type="currency" office:currency="USD" office:value="12.5666666666667" calcext:value-type="currency">
            <text:p>$12,57</text:p>
          </table:table-cell>
          <table:table-cell table:style-name="ce211" office:value-type="string" calcext:value-type="string">
            <text:p><text:a xlink:href="https://letyshops.com/r/aliexpress-a1e5a87c464c" xlink:type="simple">Aliexpress</text:a></text:p>
          </table:table-cell>
          <table:table-cell table:style-name="ce157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58" table:formula="of:=[Настройки.$B$3]" office:value-type="float" office:value="2" calcext:value-type="float">
            <text:p>2</text:p>
          </table:table-cell>
          <table:table-cell table:style-name="ce102"/>
          <table:table-cell table:style-name="ce108" table:formula="of:=[.B26]*[.C26]" office:value-type="currency" office:currency="USD" office:value="7.98" calcext:value-type="currency">
            <text:p>$7,98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58" table:formula="of:=IF(OR([$Настройки.B7]=&quot;CoreXY&quot;;[$Настройки.B7]=&quot;Synchro-CoreXY&quot;);2;[$Настройки.B3])" office:value-type="float" office:value="2" calcext:value-type="float">
            <text:p>2</text:p>
          </table:table-cell>
          <table:table-cell table:style-name="ce102" table:formula="of:=COM.MICROSOFT.IFS([$Настройки.B7]=[$БД.A50];[$Расчёты.B33];[$Настройки.B7]=[$БД.A51];[$Расчёты.B34];[$Настройки.B7]=[$БД.A52];[$Расчёты.B35];[$Настройки.B7]=[$БД.A53];[$Расчёты.B36])" office:value-type="float" office:value="2.71" calcext:value-type="float">
            <text:p>2,71</text:p>
          </table:table-cell>
          <table:table-cell table:style-name="ce108" table:formula="of:=[.B27]*[.C27]*[.D27]" office:value-type="currency" office:currency="USD" office:value="11.924" calcext:value-type="currency">
            <text:p>$11,92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5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13">
          <table:table-cell table:style-name="ce52" office:value-type="string" calcext:value-type="string" table:number-columns-spanned="7" table:number-rows-spanned="1">
            <text:p>Ось Y</text:p>
          </table:table-cell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57"/>
          <table:table-cell table:number-columns-repeated="1017"/>
        </table:table-row>
        <table:table-row table:style-name="ro7">
          <table:table-cell table:style-name="ce179" office:value-type="string" calcext:value-type="string">
            <text:p>Рельса MGN12 с кареткой MGN12H преднатяг Z0</text:p>
          </table:table-cell>
          <table:table-cell table:style-name="ce190" office:value-type="currency" office:currency="USD" office:value="115" calcext:value-type="currency">
            <text:p>$115,00</text:p>
          </table:table-cell>
          <table:table-cell table:style-name="ce62" office:value-type="float" office:value="2" calcext:value-type="float">
            <text:p>2</text:p>
          </table:table-cell>
          <table:table-cell table:style-name="ce69" table:formula="of:=([$Расчёты.B17]+50)/1000" office:value-type="float" office:value="0.3" calcext:value-type="float">
            <text:p>0,30</text:p>
          </table:table-cell>
          <table:table-cell table:style-name="ce108" table:formula="of:=[.B29]*[.C29]*[.D29]+[.C29]*18" office:value-type="currency" office:currency="USD" office:value="105" calcext:value-type="currency">
            <text:p>$105,00</text:p>
          </table:table-cell>
          <table:table-cell table:style-name="ce103" office:value-type="string" calcext:value-type="string">
            <text:p><text:a xlink:href="https://letyshops.com/r/aliexpress-d10fb3505eb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42-60мм</text:p>
          </table:table-cell>
          <table:table-cell table:style-name="ce188" office:value-type="currency" office:currency="USD" office:value="9.98" calcext:value-type="currency">
            <text:p>$9,98</text:p>
          </table:table-cell>
          <table:table-cell table:style-name="ce58" table:formula="of:=COM.MICROSOFT.IFS([$Настройки.B7]=[$БД.A50];1;[$Настройки.B7]=[$БД.A51];0;[$Настройки.B7]=[$БД.A52];0;[$Настройки.B7]=[$БД.A53];1)" office:value-type="float" office:value="1" calcext:value-type="float">
            <text:p>1</text:p>
          </table:table-cell>
          <table:table-cell table:style-name="ce102"/>
          <table:table-cell table:style-name="ce108" table:formula="of:=[.B30]*[.C30]" office:value-type="currency" office:currency="USD" office:value="9.98" calcext:value-type="currency">
            <text:p>$9,98</text:p>
          </table:table-cell>
          <table:table-cell table:style-name="ce211" office:value-type="string" calcext:value-type="string">
            <text:p><text:a xlink:href="https://letyshops.com/r/aliexpress-4e11a61fd338" xlink:type="simple">Aliexpress</text:a></text:p>
          </table:table-cell>
          <table:table-cell table:style-name="ce157" office:value-type="string" calcext:value-type="string">
            <text:p>На принтер со столом 400х250 мотора 42мм хватает с запасом. На очень большие принтеры можно взять мотор больше</text:p>
          </table:table-cell>
          <table:table-cell table:number-columns-repeated="1017"/>
        </table:table-row>
        <table:table-row table:style-name="ro7">
          <table:table-cell table:style-name="ce50" office:value-type="string" calcext:value-type="string">
            <text:p>Вал диам.8</text:p>
          </table:table-cell>
          <table:table-cell table:style-name="ce190" table:formula="of:=13.04/0.6/2" office:value-type="currency" office:currency="USD" office:value="10.8666666666667" calcext:value-type="currency">
            <text:p>$10,87</text:p>
          </table:table-cell>
          <table:table-cell table:style-name="ce62" table:formula="of:=COM.MICROSOFT.IFS([$Настройки.B7]=[$БД.A50];1;[$Настройки.B7]=[$БД.A51];1;[$Настройки.B7]=[$БД.A52];0;[$Настройки.B7]=[$БД.A53];1)" office:value-type="float" office:value="1" calcext:value-type="float">
            <text:p>1</text:p>
          </table:table-cell>
          <table:table-cell table:style-name="ce69" table:formula="of:=[.D23]+0.1" office:value-type="float" office:value="0.6" calcext:value-type="float">
            <text:p>0,60</text:p>
          </table:table-cell>
          <table:table-cell table:style-name="ce108" table:formula="of:=[.B31]*[.C31]*[.D31]" office:value-type="currency" office:currency="USD" office:value="6.52000000000002" calcext:value-type="currency">
            <text:p>$6,52</text:p>
          </table:table-cell>
          <table:table-cell table:style-name="ce103" office:value-type="string" calcext:value-type="string">
            <text:p><text:a xlink:href="https://letyshops.com/r/aliexpress-fc415f9d05ce" xlink:type="simple">Aliexpress</text:a></text:p>
          </table:table-cell>
          <table:table-cell table:style-name="ce50"/>
          <table:table-cell table:number-columns-repeated="1017"/>
        </table:table-row>
        <table:table-row table:style-name="ro7">
          <table:table-cell table:style-name="ce50" office:value-type="string" calcext:value-type="string">
            <text:p>Шкив 2GT; вн.диам. 5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62" table:formula="of:=[.C30]" office:value-type="float" office:value="1" calcext:value-type="float">
            <text:p>1</text:p>
          </table:table-cell>
          <table:table-cell table:style-name="ce69"/>
          <table:table-cell table:style-name="ce108" table:formula="of:=[.B32]*[.C32]" office:value-type="currency" office:currency="USD" office:value="3.99" calcext:value-type="currency">
            <text:p>$3,99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50"/>
          <table:table-cell table:number-columns-repeated="1017"/>
        </table:table-row>
        <table:table-row table:style-name="ro7">
          <table:table-cell table:style-name="ce50" office:value-type="string" calcext:value-type="string">
            <text:p>Шкив 2GT; вн.диам. 8Мм; 20 зубов </text:p>
          </table:table-cell>
          <table:table-cell table:style-name="ce188" office:value-type="currency" office:currency="USD" office:value="3.99" calcext:value-type="currency">
            <text:p>$3,99</text:p>
          </table:table-cell>
          <table:table-cell table:style-name="ce62" table:formula="of:=2*[.C31]+[.C32]" office:value-type="float" office:value="3" calcext:value-type="float">
            <text:p>3</text:p>
          </table:table-cell>
          <table:table-cell table:style-name="ce69"/>
          <table:table-cell table:style-name="ce108" table:formula="of:=[.B33]*[.C33]" office:value-type="currency" office:currency="USD" office:value="11.97" calcext:value-type="currency">
            <text:p>$11,97</text:p>
          </table:table-cell>
          <table:table-cell table:style-name="ce211" office:value-type="string" calcext:value-type="string">
            <text:p><text:a xlink:href="https://letyshops.com/r/aliexpress-bbc227425220" xlink:type="simple">Aliexpress</text:a></text:p>
          </table:table-cell>
          <table:table-cell table:style-name="ce50"/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; открытый</text:p>
          </table:table-cell>
          <table:table-cell table:style-name="ce188" office:value-type="currency" office:currency="USD" office:value="2.2" calcext:value-type="currency">
            <text:p>$2,20</text:p>
          </table:table-cell>
          <table:table-cell table:style-name="ce58" table:formula="of:=2*[.C31]" office:value-type="float" office:value="2" calcext:value-type="float">
            <text:p>2</text:p>
          </table:table-cell>
          <table:table-cell table:style-name="ce102" table:formula="of:=COM.MICROSOFT.IFS([$Настройки.B7]=[$БД.A50];[$Расчёты.C33];[$Настройки.B7]=[$БД.A51];[$Расчёты.C34];[$Настройки.B7]=[$БД.A52];[$Расчёты.C35];[$Настройки.B7]=[$БД.A53];[$Расчёты.C36])" office:value-type="float" office:value="0.76" calcext:value-type="float">
            <text:p>0,76</text:p>
          </table:table-cell>
          <table:table-cell table:style-name="ce108" table:formula="of:=[.B34]*[.C34]*[.D34]" office:value-type="currency" office:currency="USD" office:value="3.344" calcext:value-type="currency">
            <text:p>$3,34</text:p>
          </table:table-cell>
          <table:table-cell table:style-name="ce211" office:value-type="string" calcext:value-type="string">
            <text:p><text:a xlink:href="https://letyshops.com/r/aliexpress-777b32907fa4" xlink:type="simple">Aliexpress</text:a></text:p>
          </table:table-cell>
          <table:table-cell table:style-name="ce157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Ремень 2GT; 9-10мм; кольцо 150мм</text:p>
          </table:table-cell>
          <table:table-cell table:style-name="ce188" table:formula="of:=8.99/5" office:value-type="currency" office:currency="USD" office:value="1.798" calcext:value-type="currency">
            <text:p>$1,80</text:p>
          </table:table-cell>
          <table:table-cell table:style-name="ce58" table:formula="of:=[.C30]" office:value-type="float" office:value="1" calcext:value-type="float">
            <text:p>1</text:p>
          </table:table-cell>
          <table:table-cell table:style-name="ce102"/>
          <table:table-cell table:style-name="ce108" table:formula="of:=[.B35]*[.C35]" office:value-type="currency" office:currency="USD" office:value="1.798" calcext:value-type="currency">
            <text:p>$1,80</text:p>
          </table:table-cell>
          <table:table-cell table:style-name="ce211" office:value-type="string" calcext:value-type="string">
            <text:p><text:a xlink:href="https://letyshops.com/r/aliexpress-91506a5256f7" xlink:type="simple">Aliexpress</text:a></text:p>
          </table:table-cell>
          <table:table-cell table:style-name="ce157"/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Ось Z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179" office:value-type="string" calcext:value-type="string">
            <text:p>Каретка Openbuilds в сборе</text:p>
          </table:table-cell>
          <table:table-cell table:style-name="ce190" office:value-type="currency" office:currency="USD" office:value="4.13" calcext:value-type="currency">
            <text:p>$4,13</text:p>
          </table:table-cell>
          <table:table-cell table:style-name="ce62" table:formula="of:=[$Настройки.B14]" office:value-type="float" office:value="2" calcext:value-type="float">
            <text:p>2</text:p>
          </table:table-cell>
          <table:table-cell table:style-name="ce69"/>
          <table:table-cell table:style-name="ce108" table:formula="of:=[.B37]*[.C37]" office:value-type="currency" office:currency="USD" office:value="8.26" calcext:value-type="currency">
            <text:p>$8,26</text:p>
          </table:table-cell>
          <table:table-cell table:style-name="ce103" office:value-type="string" calcext:value-type="string">
            <text:p><text:a xlink:href="https://letyshops.com/r/aliexpress-79088e0bd19b" xlink:type="simple">Aliexpress</text:a></text:p>
          </table:table-cell>
          <table:table-cell table:style-name="ce50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Винт Tr8x2</text:p>
          </table:table-cell>
          <table:table-cell table:style-name="ce188" table:formula="of:=5.12/0.3" office:value-type="currency" office:currency="USD" office:value="17.0666666666667" calcext:value-type="currency">
            <text:p>$17,07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 table:formula="of:=[$Расчёты.B28]-0.13" office:value-type="float" office:value="0.3" calcext:value-type="float">
            <text:p>0,30</text:p>
          </table:table-cell>
          <table:table-cell table:style-name="ce108" table:formula="of:=[.B38]*[.C38]*[.D38]" office:value-type="currency" office:currency="USD" office:value="10.24" calcext:value-type="currency">
            <text:p>$10,24</text:p>
          </table:table-cell>
          <table:table-cell table:style-name="ce211" office:value-type="string" calcext:value-type="string">
            <text:p><text:a xlink:href="https://letyshops.com/r/aliexpress-345577b8ed7c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Гайка POM Tr8x2</text:p>
          </table:table-cell>
          <table:table-cell table:style-name="ce188" office:value-type="currency" office:currency="USD" office:value="0.38" calcext:value-type="currency">
            <text:p>$0,38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/>
          <table:table-cell table:style-name="ce108" table:formula="of:=[.B39]*[.C39]" office:value-type="currency" office:currency="USD" office:value="0.76" calcext:value-type="currency">
            <text:p>$0,76</text:p>
          </table:table-cell>
          <table:table-cell table:style-name="ce211" office:value-type="string" calcext:value-type="string">
            <text:p><text:a xlink:href="https://letyshops.com/r/aliexpress-b6f62828f589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отор Nema17; 20-42мм</text:p>
          </table:table-cell>
          <table:table-cell table:style-name="ce188" table:formula="of:=18.85/3" office:value-type="currency" office:currency="USD" office:value="6.28333333333333" calcext:value-type="currency">
            <text:p>$6,28</text:p>
          </table:table-cell>
          <table:table-cell table:style-name="ce58" office:value-type="float" office:value="2" calcext:value-type="float">
            <text:p>2</text:p>
          </table:table-cell>
          <table:table-cell table:style-name="ce102"/>
          <table:table-cell table:style-name="ce108" table:formula="of:=[.B40]*[.C40]" office:value-type="currency" office:currency="USD" office:value="12.5666666666667" calcext:value-type="currency">
            <text:p>$12,57</text:p>
          </table:table-cell>
          <table:table-cell table:style-name="ce211" office:value-type="string" calcext:value-type="string">
            <text:p><text:a xlink:href="https://letyshops.com/r/aliexpress-a1e5a87c464c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уфта 5x8мм</text:p>
          </table:table-cell>
          <table:table-cell table:style-name="ce188" office:value-type="currency" office:currency="USD" office:value="2.15" calcext:value-type="currency">
            <text:p>$2,15</text:p>
          </table:table-cell>
          <table:table-cell table:style-name="ce58" table:formula="of:=[.C40]" office:value-type="float" office:value="2" calcext:value-type="float">
            <text:p>2</text:p>
          </table:table-cell>
          <table:table-cell table:style-name="ce102"/>
          <table:table-cell table:style-name="ce108" table:formula="of:=[.B41]*[.C41]" office:value-type="currency" office:currency="USD" office:value="4.3" calcext:value-type="currency">
            <text:p>$4,30</text:p>
          </table:table-cell>
          <table:table-cell table:style-name="ce211" office:value-type="string" calcext:value-type="string">
            <text:p><text:a xlink:href="https://letyshops.com/r/aliexpress-bf25e144b00c" xlink:type="simple">Aliexpress</text:a></text:p>
          </table:table-cell>
          <table:table-cell table:style-name="ce157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Стол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352" table:formula="of:=CONCATENATE(&quot;Плита стола &quot;;[$Расчёты.B18]*1000;&quot;х&quot;;[$Расчёты.B19]*1000;&quot;х4&quot;;&quot;мм&quot;)" office:value-type="string" office:string-value="Плита стола 400х300х4мм" calcext:value-type="string">
            <text:p>Плита стола 400х300х4мм</text:p>
          </table:table-cell>
          <table:table-cell table:style-name="ce188" table:formula="of:=1120/0.3/0.5/[$Настройки.B22]" office:value-type="currency" office:currency="USD" office:value="106.666666666667" calcext:value-type="currency">
            <text:p>$106,67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$Расчёты.B18]*[$Расчёты.B19]" office:value-type="float" office:value="0.12" calcext:value-type="float">
            <text:p>0,12</text:p>
          </table:table-cell>
          <table:table-cell table:style-name="ce108" table:formula="of:=[.B43]*[.C43]*[.D43]" office:value-type="currency" office:currency="USD" office:value="12.8" calcext:value-type="currency">
            <text:p>$12,80</text:p>
          </table:table-cell>
          <table:table-cell table:style-name="ce211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156"/>
          <table:table-cell table:number-columns-repeated="1017"/>
        </table:table-row>
        <table:table-row table:style-name="ro7">
          <table:table-cell table:style-name="ce352" table:formula="of:=CONCATENATE(&quot;Грелка силиконовая 220В &quot;;[$Расчёты.B16];&quot;х&quot;;[$Расчёты.B17];&quot;мм&quot;)" office:value-type="string" office:string-value="Грелка силиконовая 220В 400х250мм" calcext:value-type="string">
            <text:p>Грелка силиконовая 220В 400х250мм</text:p>
          </table:table-cell>
          <table:table-cell table:style-name="ce188" table:formula="of:=710" office:value-type="currency" office:currency="USD" office:value="710" calcext:value-type="currency">
            <text:p>$710,00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$Расчёты.B16]*[$Расчёты.B17]/1000000" office:value-type="float" office:value="0.1" calcext:value-type="float">
            <text:p>0,10</text:p>
          </table:table-cell>
          <table:table-cell table:style-name="ce108" table:formula="of:=8+[.B44]*[.C44]*[.D44]" office:value-type="currency" office:currency="USD" office:value="79" calcext:value-type="currency">
            <text:p>$79,00</text:p>
          </table:table-cell>
          <table:table-cell table:style-name="ce211" office:value-type="string" calcext:value-type="string">
            <text:p><text:a xlink:href="https://letyshops.com/r/aliexpress-f720b2690d7f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157" office:value-type="string" calcext:value-type="string">
            <text:p>Стекло; толщина 3-4мм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45]*[.C45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N/A</text:p>
          </table:table-cell>
          <table:table-cell table:style-name="ce157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рищепка для стекла</text:p>
          </table:table-cell>
          <table:table-cell table:style-name="ce188" table:formula="of:=1.57/4" office:value-type="currency" office:currency="USD" office:value="0.3925" calcext:value-type="currency">
            <text:p>$0,39</text:p>
          </table:table-cell>
          <table:table-cell table:style-name="ce58" office:value-type="float" office:value="4" calcext:value-type="float">
            <text:p>4</text:p>
          </table:table-cell>
          <table:table-cell table:style-name="ce102"/>
          <table:table-cell table:style-name="ce108" table:formula="of:=[.B46]*[.C46]" office:value-type="currency" office:currency="USD" office:value="1.57" calcext:value-type="currency">
            <text:p>$1,57</text:p>
          </table:table-cell>
          <table:table-cell table:style-name="ce211" office:value-type="string" calcext:value-type="string">
            <text:p><text:a xlink:href="https://letyshops.com/r/aliexpress-d4270b4ecca1" xlink:type="simple">Aliexpress</text:a></text:p>
          </table:table-cell>
          <table:table-cell table:style-name="ce157" office:value-type="string" calcext:value-type="string">
            <text:p>Лучшие прищепки из примера — type A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Пружина OD8 L25</text:p>
          </table:table-cell>
          <table:table-cell table:style-name="ce188" table:formula="of:=1.75/10" office:value-type="currency" office:currency="USD" office:value="0.175" calcext:value-type="currency">
            <text:p>$0,18</text:p>
          </table:table-cell>
          <table:table-cell table:style-name="ce58" table:formula="of:=[$Настройки.B12]" office:value-type="float" office:value="6" calcext:value-type="float">
            <text:p>6</text:p>
          </table:table-cell>
          <table:table-cell table:style-name="ce102"/>
          <table:table-cell table:style-name="ce108" table:formula="of:=[.B47]*[.C47]" office:value-type="currency" office:currency="USD" office:value="1.05" calcext:value-type="currency">
            <text:p>$1,05</text:p>
          </table:table-cell>
          <table:table-cell table:style-name="ce211" office:value-type="string" calcext:value-type="string">
            <text:p><text:a xlink:href="https://letyshops.com/r/aliexpress-88b278e06ef8" xlink:type="simple">Aliexpress</text:a></text:p>
          </table:table-cell>
          <table:table-cell table:style-name="ce157"/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200Вт</text:p>
          </table:table-cell>
          <table:table-cell table:style-name="ce188" table:formula="of:=2060/74" office:value-type="currency" office:currency="USD" office:value="27.8378378378378" calcext:value-type="currency">
            <text:p>$27,84</text:p>
          </table:table-cell>
          <table:table-cell table:style-name="ce58" table:formula="of:=IF([$Расчёты.$D$12]&lt;=200;1;0)" office:value-type="float" office:value="1" calcext:value-type="float">
            <text:p>1</text:p>
          </table:table-cell>
          <table:table-cell table:style-name="ce102"/>
          <table:table-cell table:style-name="ce108" table:formula="of:=[.B49]*[.C49]" office:value-type="currency" office:currency="USD" office:value="27.8378378378378" calcext:value-type="currency">
            <text:p>$27,84</text:p>
          </table:table-cell>
          <table:table-cell table:style-name="ce211" office:value-type="string" calcext:value-type="string">
            <text:p><text:a xlink:href="https://www.chipdip.ru/product/lrs-20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Блок питания 24в 350Вт</text:p>
          </table:table-cell>
          <table:table-cell table:style-name="ce188" table:formula="of:=2530/74" office:value-type="currency" office:currency="USD" office:value="34.1891891891892" calcext:value-type="currency">
            <text:p>$34,19</text:p>
          </table:table-cell>
          <table:table-cell table:style-name="ce58" table:formula="of:=IF(AND([$Расчёты.$D$12]&gt;200;[$Расчёты.$D$12]&lt;=350);1;0)" office:value-type="float" office:value="0" calcext:value-type="float">
            <text:p>0</text:p>
          </table:table-cell>
          <table:table-cell table:style-name="ce102"/>
          <table:table-cell table:style-name="ce108" table:formula="of:=[.B50]*[.C50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<text:a xlink:href="https://www.chipdip.ru/product/lrs-350-24" xlink:type="simple">ChipDip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Spider + 8x tmc2209</text:p>
          </table:table-cell>
          <table:table-cell table:style-name="ce188" office:value-type="currency" office:currency="USD" office:value="64.99" calcext:value-type="currency">
            <text:p>$64,99</text:p>
          </table:table-cell>
          <table:table-cell table:style-name="ce58" table:formula="of:=IF([$Настройки.$B$16]=[$БД.A20];1;0)" office:value-type="float" office:value="1" calcext:value-type="float">
            <text:p>1</text:p>
          </table:table-cell>
          <table:table-cell table:style-name="ce102"/>
          <table:table-cell table:style-name="ce108" table:formula="of:=[.B51]*[.C51]" office:value-type="currency" office:currency="USD" office:value="64.99" calcext:value-type="currency">
            <text:p>$64,99</text:p>
          </table:table-cell>
          <table:table-cell table:style-name="ce211" office:value-type="string" calcext:value-type="string">
            <text:p><text:a xlink:href="https://letyshops.com/r/aliexpress-6caa1e86b34b" xlink:type="simple">Aliexpress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352" office:value-type="string" calcext:value-type="string">
            <text:p>Raspberry Pi Zero W</text:p>
          </table:table-cell>
          <table:table-cell table:style-name="ce188" office:value-type="currency" office:currency="USD" office:value="60" calcext:value-type="currency">
            <text:p>$60,00</text:p>
          </table:table-cell>
          <table:table-cell table:style-name="ce58" table:formula="of:=IF([Настройки.$B$17]=[$БД.A23];1;0)" office:value-type="float" office:value="0" calcext:value-type="float">
            <text:p>0</text:p>
          </table:table-cell>
          <table:table-cell table:style-name="ce102"/>
          <table:table-cell table:style-name="ce108" table:formula="of:=[.B52]*[.C52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table-cell table:style-name="ce156" office:value-type="string" calcext:value-type="string" table:number-columns-spanned="1" table:number-rows-spanned="3">
            <text:p>Цены неоправданно высоки из-за дефицита. Рекомендуется поискать на авито или подобных площадках, мб будет б/у за вменяемый ценник</text:p>
          </table:table-cell>
          <table:table-cell table:number-columns-repeated="1017"/>
        </table:table-row>
        <table:table-row table:style-name="ro6">
          <table:table-cell table:style-name="ce352" office:value-type="string" calcext:value-type="string">
            <text:p>Raspberry Pi 3B+</text:p>
          </table:table-cell>
          <table:table-cell table:style-name="ce188" office:value-type="currency" office:currency="USD" office:value="70" calcext:value-type="currency">
            <text:p>$70,00</text:p>
          </table:table-cell>
          <table:table-cell table:style-name="ce58" table:formula="of:=IF([Настройки.$B$17]=[$БД.A24];1;0)" office:value-type="float" office:value="0" calcext:value-type="float">
            <text:p>0</text:p>
          </table:table-cell>
          <table:table-cell table:style-name="ce102"/>
          <table:table-cell table:style-name="ce108" table:formula="of:=[.B53]*[.C53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covered-table-cell table:style-name="ce157"/>
          <table:table-cell table:number-columns-repeated="1017"/>
        </table:table-row>
        <table:table-row table:style-name="ro6">
          <table:table-cell table:style-name="ce352" office:value-type="string" calcext:value-type="string">
            <text:p>Raspberry Pi 4</text:p>
          </table:table-cell>
          <table:table-cell table:style-name="ce188" office:value-type="currency" office:currency="USD" office:value="110" calcext:value-type="currency">
            <text:p>$110,00</text:p>
          </table:table-cell>
          <table:table-cell table:style-name="ce58" table:formula="of:=IF([Настройки.$B$17]=[$БД.A25];1;0)" office:value-type="float" office:value="0" calcext:value-type="float">
            <text:p>0</text:p>
          </table:table-cell>
          <table:table-cell table:style-name="ce102"/>
          <table:table-cell table:style-name="ce108" table:formula="of:=[.B54]*[.C54]" office:value-type="currency" office:currency="USD" office:value="0" calcext:value-type="currency">
            <text:p>$0,00</text:p>
          </table:table-cell>
          <table:table-cell table:style-name="ce211" office:value-type="string" calcext:value-type="string">
            <text:p>N/A</text:p>
          </table:table-cell>
          <table:covered-table-cell table:style-name="ce157"/>
          <table:table-cell table:number-columns-repeated="1017"/>
        </table:table-row>
        <table:table-row table:style-name="ro7">
          <table:table-cell table:style-name="ce65" office:value-type="string" calcext:value-type="string">
            <text:p>Orange Pi Lite</text:p>
          </table:table-cell>
          <table:table-cell table:style-name="ce188" table:formula="of:=27" office:value-type="currency" office:currency="USD" office:value="27" calcext:value-type="currency">
            <text:p>$27,00</text:p>
          </table:table-cell>
          <table:table-cell table:style-name="ce58" table:formula="of:=IF([Настройки.$B$17]=[$БД.A26];1;0)" office:value-type="float" office:value="1" calcext:value-type="float">
            <text:p>1</text:p>
          </table:table-cell>
          <table:table-cell table:style-name="ce102"/>
          <table:table-cell table:style-name="ce108" table:formula="of:=[.B55]*[.C55]" office:value-type="currency" office:currency="USD" office:value="27" calcext:value-type="currency">
            <text:p>$27,00</text:p>
          </table:table-cell>
          <table:table-cell table:style-name="ce211" office:value-type="string" calcext:value-type="string">
            <text:p><text:a xlink:href="https://letyshops.com/r/aliexpress-4e1ffe30267a" xlink:type="simple">Aliexpress</text:a></text:p>
          </table:table-cell>
          <table:table-cell table:style-name="ce157" office:value-type="string" calcext:value-type="string">
            <text:p>Альтернатива Raspberry Pi. Готовые образы не подходят + могут быть разные проблемы с работой Klipper’а. </text:p>
          </table:table-cell>
          <table:table-cell table:number-columns-repeated="1017"/>
        </table:table-row>
        <table:table-row table:style-name="ro7">
          <table:table-cell table:style-name="ce65" office:value-type="string" calcext:value-type="string">
            <text:p>Карта памяти microSD 32Gb</text:p>
          </table:table-cell>
          <table:table-cell table:style-name="ce188" table:formula="of:=720/74" office:value-type="currency" office:currency="USD" office:value="9.72972972972973" calcext:value-type="currency">
            <text:p>$9,73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56]*[.C56]" office:value-type="currency" office:currency="USD" office:value="9.72972972972973" calcext:value-type="currency">
            <text:p>$9,73</text:p>
          </table:table-cell>
          <table:table-cell table:style-name="ce211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Светодиодная лента</text:p>
          </table:table-cell>
          <table:table-cell table:style-name="ce188" table:formula="of:=1209/74/5" office:value-type="currency" office:currency="USD" office:value="3.26756756756757" calcext:value-type="currency">
            <text:p>$3,27</text:p>
          </table:table-cell>
          <table:table-cell table:style-name="ce58" office:value-type="float" office:value="1" calcext:value-type="float">
            <text:p>1</text:p>
          </table:table-cell>
          <table:table-cell table:style-name="ce102" table:formula="of:=[.D23]" office:value-type="float" office:value="0.5" calcext:value-type="float">
            <text:p>0,50</text:p>
          </table:table-cell>
          <table:table-cell table:style-name="ce108" table:formula="of:=[.B57]*[.C57]*[.D57]" office:value-type="currency" office:currency="USD" office:value="1.63378378378379" calcext:value-type="currency">
            <text:p>$1,63</text:p>
          </table:table-cell>
          <table:table-cell table:style-name="ce211" office:value-type="string" calcext:value-type="string">
            <text:p><text:a xlink:href="https://letyshops.com/r/aliexpress-47e5283716a4" xlink:type="simple">Aliexpress</text:a></text:p>
          </table:table-cell>
          <table:table-cell table:style-name="ce157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7">
          <table:table-cell table:style-name="ce157" office:value-type="string" calcext:value-type="string">
            <text:p>Реле твердотельное 25А</text:p>
          </table:table-cell>
          <table:table-cell table:style-name="ce188" office:value-type="currency" office:currency="USD" office:value="3.07" calcext:value-type="currency">
            <text:p>$3,07</text:p>
          </table:table-cell>
          <table:table-cell table:style-name="ce58" table:formula="of:=IFERROR(COM.MICROSOFT.IFS(#REF!=#REF!;0;#REF!=#REF!;0);1)" office:value-type="float" office:value="1" calcext:value-type="float">
            <text:p>1</text:p>
          </table:table-cell>
          <table:table-cell table:style-name="ce102"/>
          <table:table-cell table:style-name="ce108" table:formula="of:=[.B58]*[.C58]" office:value-type="currency" office:currency="USD" office:value="3.07" calcext:value-type="currency">
            <text:p>$3,07</text:p>
          </table:table-cell>
          <table:table-cell table:style-name="ce211" office:value-type="string" calcext:value-type="string">
            <text:p><text:a xlink:href="https://letyshops.com/r/aliexpress-abc8a3b74e73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оптический</text:p>
          </table:table-cell>
          <table:table-cell table:style-name="ce188" office:value-type="currency" office:currency="USD" office:value="0.95" calcext:value-type="currency">
            <text:p>$0,95</text:p>
          </table:table-cell>
          <table:table-cell table:style-name="ce58" office:value-type="float" office:value="2" calcext:value-type="float">
            <text:p>2</text:p>
          </table:table-cell>
          <table:table-cell table:style-name="ce102"/>
          <table:table-cell table:style-name="ce108" table:formula="of:=[.B59]*[.C59]" office:value-type="currency" office:currency="USD" office:value="1.9" calcext:value-type="currency">
            <text:p>$1,90</text:p>
          </table:table-cell>
          <table:table-cell table:style-name="ce211" office:value-type="string" calcext:value-type="string">
            <text:p><text:a xlink:href="https://letyshops.com/r/aliexpress-24f287fbaafe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Концевик механический</text:p>
          </table:table-cell>
          <table:table-cell table:style-name="ce188" table:formula="of:=(0.57+0.8)/10" office:value-type="currency" office:currency="USD" office:value="0.137" calcext:value-type="currency">
            <text:p>$0,14</text:p>
          </table:table-cell>
          <table:table-cell table:style-name="ce58" table:formula="of:=IF([$Настройки.B3]=2;2;0)" office:value-type="float" office:value="2" calcext:value-type="float">
            <text:p>2</text:p>
          </table:table-cell>
          <table:table-cell table:style-name="ce102"/>
          <table:table-cell table:style-name="ce108" table:formula="of:=[.B60]*[.C60]" office:value-type="currency" office:currency="USD" office:value="0.274" calcext:value-type="currency">
            <text:p>$0,27</text:p>
          </table:table-cell>
          <table:table-cell table:style-name="ce211" office:value-type="string" calcext:value-type="string">
            <text:p><text:a xlink:href="https://letyshops.com/r/aliexpress-e1aff83268a3" xlink:type="simple">Aliexpres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Розетка 250В</text:p>
          </table:table-cell>
          <table:table-cell table:style-name="ce188" office:value-type="currency" office:currency="USD" office:value="2" calcext:value-type="currency">
            <text:p>$2,00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61]*[.C61]" office:value-type="currency" office:currency="USD" office:value="2" calcext:value-type="currency">
            <text:p>$2,00</text:p>
          </table:table-cell>
          <table:table-cell table:style-name="ce211" office:value-type="string" calcext:value-type="string">
            <text:p><text:a xlink:href="https://letyshops.com/r/aliexpress-ba845a4de4f4" xlink:type="simple">Aliexpress</text:a></text:p>
          </table:table-cell>
          <table:table-cell table:style-name="ce157"/>
          <table:table-cell table:number-columns-repeated="1017"/>
        </table:table-row>
        <table:table-row table:style-name="ro13">
          <table:table-cell table:style-name="ce56" office:value-type="string" calcext:value-type="string" table:number-columns-spanned="7" table:number-rows-spanned="1">
            <text:p>Зашивка и навесное</text:p>
          </table:table-cell>
          <table:covered-table-cell table:style-name="ce190"/>
          <table:covered-table-cell table:style-name="ce62"/>
          <table:covered-table-cell table:style-name="ce69"/>
          <table:covered-table-cell table:style-name="ce208"/>
          <table:covered-table-cell table:style-name="ce103"/>
          <table:covered-table-cell table:style-name="ce50"/>
          <table:table-cell table:number-columns-repeated="1017"/>
        </table:table-row>
        <table:table-row table:style-name="ro7">
          <table:table-cell table:style-name="ce157" office:value-type="string" calcext:value-type="string">
            <text:p>Вентилятор 200мм</text:p>
          </table:table-cell>
          <table:table-cell table:style-name="ce188" table:formula="of:=999/[$Настройки.B22]" office:value-type="currency" office:currency="USD" office:value="14.2714285714286" calcext:value-type="currency">
            <text:p>$14,27</text:p>
          </table:table-cell>
          <table:table-cell table:style-name="ce58" office:value-type="float" office:value="1" calcext:value-type="float">
            <text:p>1</text:p>
          </table:table-cell>
          <table:table-cell table:style-name="ce102"/>
          <table:table-cell table:style-name="ce108" table:formula="of:=[.B63]*[.C63]" office:value-type="currency" office:currency="USD" office:value="14.2714285714286" calcext:value-type="currency">
            <text:p>$14,27</text:p>
          </table:table-cell>
          <table:table-cell table:style-name="ce21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57"/>
          <table:table-cell table:number-columns-repeated="1017"/>
        </table:table-row>
        <table:table-row table:style-name="ro7">
          <table:table-cell table:style-name="ce157" office:value-type="string" calcext:value-type="string">
            <text:p>Магнит D10 L1</text:p>
          </table:table-cell>
          <table:table-cell table:style-name="ce188" table:formula="of:=9.5/[$Настройки.B22]" office:value-type="currency" office:currency="USD" office:value="0.135714285714286" calcext:value-type="currency">
            <text:p>$0,14</text:p>
          </table:table-cell>
          <table:table-cell table:style-name="ce58" office:value-type="float" office:value="4" calcext:value-type="float">
            <text:p>4</text:p>
          </table:table-cell>
          <table:table-cell table:style-name="ce102"/>
          <table:table-cell table:style-name="ce108" table:formula="of:=[.B64]*[.C64]" office:value-type="currency" office:currency="USD" office:value="0.542857142857143" calcext:value-type="currency">
            <text:p>$0,54</text:p>
          </table:table-cell>
          <table:table-cell table:style-name="ce21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157"/>
          <table:table-cell table:number-columns-repeated="1017"/>
        </table:table-row>
        <table:table-row table:style-name="ro6">
          <table:table-cell table:style-name="ce71" office:value-type="string" calcext:value-type="string" table:number-columns-spanned="4" table:number-rows-spanned="2">
            <text:p>Итого: </text:p>
          </table:table-cell>
          <table:covered-table-cell table:style-name="ce63"/>
          <table:covered-table-cell table:style-name="ce73"/>
          <table:covered-table-cell table:style-name="ce82"/>
          <table:table-cell table:style-name="ce112" table:formula="of:=SUM([.E$4:.E$64])" office:value-type="currency" office:currency="USD" office:value="616.551827541828" calcext:value-type="currency" table:number-columns-spanned="2" table:number-rows-spanned="2">
            <text:p>$616,55</text:p>
          </table:table-cell>
          <table:covered-table-cell table:style-name="ce98"/>
          <table:table-cell table:style-name="ce37" table:number-columns-spanned="1" table:number-rows-spanned="2"/>
          <table:table-cell table:number-columns-repeated="1017"/>
        </table:table-row>
        <table:table-row table:style-name="ro6">
          <table:covered-table-cell table:style-name="ce186"/>
          <table:covered-table-cell table:style-name="ce63"/>
          <table:covered-table-cell table:style-name="ce73"/>
          <table:covered-table-cell table:style-name="ce82"/>
          <table:covered-table-cell table:style-name="ce89"/>
          <table:covered-table-cell table:style-name="ce98"/>
          <table:covered-table-cell table:style-name="ce157"/>
          <table:table-cell table:number-columns-repeated="1017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3" table:default-cell-style-name="ce44"/>
        <table:table-column table:style-name="co14" table:default-cell-style-name="ce44"/>
        <table:table-column table:style-name="co15" table:default-cell-style-name="ce125"/>
        <table:table-column table:style-name="co15" table:default-cell-style-name="ce128"/>
        <table:table-column table:style-name="co15" table:default-cell-style-name="ce125"/>
        <table:table-column table:style-name="co15" table:number-columns-repeated="3" table:default-cell-style-name="ce128"/>
        <table:table-column table:style-name="co16" table:default-cell-style-name="ce230"/>
        <table:table-column table:style-name="co3" table:number-columns-repeated="1013" table:default-cell-style-name="ce158"/>
        <table:table-row table:style-name="ro14">
          <table:table-cell table:style-name="ce176" office:value-type="string" calcext:value-type="string" table:number-columns-spanned="1" table:number-rows-spanned="2">
            <text:p>Обозначение</text:p>
          </table:table-cell>
          <table:table-cell table:style-name="ce176" office:value-type="string" calcext:value-type="string" table:number-columns-spanned="1" table:number-rows-spanned="2">
            <text:p>Наименование</text:p>
          </table:table-cell>
          <table:table-cell table:style-name="ce200" office:value-type="string" calcext:value-type="string">
            <text:p>Объём</text:p>
          </table:table-cell>
          <table:table-cell table:style-name="ce176" office:value-type="string" calcext:value-type="string">
            <text:p>Запечатка</text:p>
          </table:table-cell>
          <table:table-cell table:style-name="ce200" office:value-type="string" calcext:value-type="string">
            <text:p>Масса единицы</text:p>
          </table:table-cell>
          <table:table-cell table:style-name="ce176" office:value-type="string" calcext:value-type="string">
            <text:p>Количество</text:p>
          </table:table-cell>
          <table:table-cell table:style-name="ce176" office:value-type="string" calcext:value-type="string">
            <text:p>Итого масса</text:p>
          </table:table-cell>
          <table:table-cell table:style-name="ce176" office:value-type="string" calcext:value-type="string">
            <text:p>Итого стоимость</text:p>
          </table:table-cell>
          <table:table-cell table:style-name="ce176" office:value-type="string" calcext:value-type="string" table:number-columns-spanned="1" table:number-rows-spanned="2">
            <text:p>Комментарий</text:p>
          </table:table-cell>
          <table:table-cell table:number-columns-repeated="1013"/>
        </table:table-row>
        <table:table-row table:style-name="ro15">
          <table:covered-table-cell table:number-columns-repeated="2" table:style-name="ce176"/>
          <table:table-cell table:style-name="ce200" office:value-type="string" calcext:value-type="string">
            <text:p>см³</text:p>
          </table:table-cell>
          <table:table-cell table:style-name="ce176" office:value-type="string" calcext:value-type="string">
            <text:p>%</text:p>
          </table:table-cell>
          <table:table-cell table:style-name="ce200" office:value-type="string" calcext:value-type="string">
            <text:p>г</text:p>
          </table:table-cell>
          <table:table-cell table:style-name="ce176" office:value-type="string" calcext:value-type="string">
            <text:p>шт.</text:p>
          </table:table-cell>
          <table:table-cell table:style-name="ce176" office:value-type="string" calcext:value-type="string">
            <text:p>г</text:p>
          </table:table-cell>
          <table:table-cell table:style-name="ce176" office:value-type="string" calcext:value-type="string">
            <text:p>$</text:p>
          </table:table-cell>
          <table:covered-table-cell table:style-name="ce176"/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Порта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120" office:value-type="string" calcext:value-type="string" table:number-columns-spanned="9" table:number-rows-spanned="1">
            <text:p>Каретка оси Y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1-01</text:p>
          </table:table-cell>
          <table:table-cell table:style-name="ce45" office:value-type="string" calcext:value-type="string">
            <text:p>Y axis carriage base</text:p>
          </table:table-cell>
          <table:table-cell table:style-name="ce123" table:formula="of:=29238/1000" office:value-type="float" office:value="29.238" calcext:value-type="float">
            <text:p>29,2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]*[.D5]*[$Настройки.$B$19]" office:value-type="float" office:value="30.6999" calcext:value-type="float">
            <text:p>30,70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5]*[.F5]" office:value-type="float" office:value="61.3998" calcext:value-type="float">
            <text:p>61,40</text:p>
          </table:table-cell>
          <table:table-cell table:style-name="ce30" table:formula="of:=[.G5]*[$Настройки.$B$20]/1000" office:value-type="currency" office:currency="USD" office:value="2.368278" calcext:value-type="currency">
            <text:p>$2,37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1-02</text:p>
          </table:table-cell>
          <table:table-cell table:style-name="ce45" office:value-type="string" calcext:value-type="string">
            <text:p>Y axis belt clamp</text:p>
          </table:table-cell>
          <table:table-cell table:style-name="ce123" table:formula="of:=3923/1000" office:value-type="float" office:value="3.923" calcext:value-type="float">
            <text:p>3,9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]*[.D6]*[$Настройки.$B$19]" office:value-type="float" office:value="4.11915" calcext:value-type="float">
            <text:p>4,12</text:p>
          </table:table-cell>
          <table:table-cell table:style-name="ce20" table:formula="of:=[$'Покупные изделия'.C34]" office:value-type="float" office:value="2" calcext:value-type="float">
            <text:p>2</text:p>
          </table:table-cell>
          <table:table-cell table:style-name="ce123" table:formula="of:=[.E6]*[.F6]" office:value-type="float" office:value="8.2383" calcext:value-type="float">
            <text:p>8,24</text:p>
          </table:table-cell>
          <table:table-cell table:style-name="ce30" table:formula="of:=[.G6]*[$Настройки.$B$20]/1000" office:value-type="currency" office:currency="USD" office:value="0.317763" calcext:value-type="currency">
            <text:p>$0,32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1-03</text:p>
          </table:table-cell>
          <table:table-cell table:style-name="ce45" office:value-type="string" calcext:value-type="string">
            <text:p>X axis stopper</text:p>
          </table:table-cell>
          <table:table-cell table:style-name="ce123" office:value-type="float" office:value="1.401" calcext:value-type="float">
            <text:p>1,40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7]*[.D7]*[$Настройки.$B$19]" office:value-type="float" office:value="1.47105" calcext:value-type="float">
            <text:p>1,47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7]*[.F7]" office:value-type="float" office:value="2.9421" calcext:value-type="float">
            <text:p>2,94</text:p>
          </table:table-cell>
          <table:table-cell table:style-name="ce30" table:formula="of:=[.G7]*[$Настройки.$B$20]/1000" office:value-type="currency" office:currency="USD" office:value="0.113481" calcext:value-type="currency">
            <text:p>$0,11</text:p>
          </table:table-cell>
          <table:table-cell table:style-name="ce144" office:value-type="string" calcext:value-type="string">
            <text:p>Не отражать. Не обязательная деталь</text:p>
          </table:table-cell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BMG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2-01(0.5XY)</text:p>
          </table:table-cell>
          <table:table-cell table:style-name="ce45" office:value-type="string" calcext:value-type="string">
            <text:p>BMG mount</text:p>
          </table:table-cell>
          <table:table-cell table:style-name="ce123" office:value-type="float" office:value="19.224" calcext:value-type="float">
            <text:p>19,2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9]*[.D9]*[$Настройки.$B$19]" office:value-type="float" office:value="20.1852" calcext:value-type="float">
            <text:p>20,19</text:p>
          </table:table-cell>
          <table:table-cell table:style-name="ce130" table:formula="of:=IF([$Настройки.B7]=&quot;0.5XY&quot;;IF([$Настройки.B4]=&quot;BMG&quot;;[$Настройки.B3];0);0)" office:value-type="float" office:value="2" calcext:value-type="float">
            <text:p>2</text:p>
          </table:table-cell>
          <table:table-cell table:style-name="ce123" table:formula="of:=[.E9]*[.F9]" office:value-type="float" office:value="40.3704" calcext:value-type="float">
            <text:p>40,37</text:p>
          </table:table-cell>
          <table:table-cell table:style-name="ce30" table:formula="of:=[.G9]*[$Настройки.$B$20]/1000" office:value-type="currency" office:currency="USD" office:value="1.557144" calcext:value-type="currency">
            <text:p>$1,56</text:p>
          </table:table-cell>
          <table:table-cell table:style-name="ce144" office:value-type="string" calcext:value-type="string">
            <text:p>Если 1, то обычный. Если 2, то один обычный, один отраженный.</text:p>
          </table:table-cell>
          <table:table-cell table:number-columns-repeated="1013"/>
        </table:table-row>
        <table:table-row table:style-name="ro16">
          <table:table-cell table:style-name="ce45" office:value-type="string" calcext:value-type="string">
            <text:p>V06-01-01-02-01(CoreXY)</text:p>
          </table:table-cell>
          <table:table-cell table:style-name="ce45" office:value-type="string" calcext:value-type="string">
            <text:p>BMG mount</text:p>
          </table:table-cell>
          <table:table-cell table:style-name="ce123" office:value-type="float" office:value="17.407" calcext:value-type="float">
            <text:p>17,4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0]*[.D10]*[$Настройки.$B$19]" office:value-type="float" office:value="18.27735" calcext:value-type="float">
            <text:p>18,28</text:p>
          </table:table-cell>
          <table:table-cell table:style-name="ce131" table:formula="of:=IF([$Настройки.B7]&lt;&gt;&quot;0.5XY&quot;;IF([$Настройки.B4]=&quot;BMG&quot;;[$Настройки.B3];0);0)" office:value-type="float" office:value="0" calcext:value-type="float">
            <text:p>0</text:p>
          </table:table-cell>
          <table:table-cell table:style-name="ce123" table:formula="of:=[.E10]*[.F10]" office:value-type="float" office:value="0" calcext:value-type="float">
            <text:p>0,00</text:p>
          </table:table-cell>
          <table:table-cell table:style-name="ce30" table:formula="of:=[.G10]*[$Настройки.$B$20]/1000" office:value-type="currency" office:currency="USD" office:value="0" calcext:value-type="currency">
            <text:p>$0,00</text:p>
          </table:table-cell>
          <table:table-cell table:style-name="ce143" office:value-type="string" calcext:value-type="string">
            <text:p><text:span text:style-name="T3">Если 1, то обычный. Если 2, то один обычный, один отраженный. </text:span></text:p>
            <text:p>Подходит для всех вариаций CoreXY, включая Hybrid-CoreXY и Synchro-CoreXY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2(L)</text:p>
          </table:table-cell>
          <table:table-cell table:style-name="ce45" office:value-type="string" calcext:value-type="string">
            <text:p>BMG e3d v6 5020 fan duct</text:p>
          </table:table-cell>
          <table:table-cell table:style-name="ce123" office:value-type="float" office:value="4.607" calcext:value-type="float">
            <text:p>4,6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1]*[.D11]*[$Настройки.$B$19]" office:value-type="float" office:value="4.83735" calcext:value-type="float">
            <text:p>4,84</text:p>
          </table:table-cell>
          <table:table-cell table:style-name="ce20" table:formula="of:=IF([$Настройки.B5]=&quot;V6&quot;;IF([$Настройки.B4]=&quot;BMG&quot;;1;0);0)" office:value-type="float" office:value="0" calcext:value-type="float">
            <text:p>0</text:p>
          </table:table-cell>
          <table:table-cell table:style-name="ce123" table:formula="of:=[.E11]*[.F11]" office:value-type="float" office:value="0" calcext:value-type="float">
            <text:p>0,00</text:p>
          </table:table-cell>
          <table:table-cell table:style-name="ce30" table:formula="of:=[.G11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2(R)</text:p>
          </table:table-cell>
          <table:table-cell table:style-name="ce45" office:value-type="string" calcext:value-type="string">
            <text:p>BMG e3d v6 5020 fan duct</text:p>
          </table:table-cell>
          <table:table-cell table:style-name="ce123" office:value-type="float" office:value="4.607" calcext:value-type="float">
            <text:p>4,6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2]*[.D12]*[$Настройки.$B$19]" office:value-type="float" office:value="4.83735" calcext:value-type="float">
            <text:p>4,84</text:p>
          </table:table-cell>
          <table:table-cell table:style-name="ce20" table:formula="of:=IF([.F11]&gt;0;[$Настройки.B3]-[.F11];0)" office:value-type="float" office:value="0" calcext:value-type="float">
            <text:p>0</text:p>
          </table:table-cell>
          <table:table-cell table:style-name="ce123" table:formula="of:=[.E12]*[.F12]" office:value-type="float" office:value="0" calcext:value-type="float">
            <text:p>0,00</text:p>
          </table:table-cell>
          <table:table-cell table:style-name="ce30" table:formula="of:=[.G12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1-02-03</text:p>
          </table:table-cell>
          <table:table-cell table:style-name="ce45" office:value-type="string" calcext:value-type="string">
            <text:p>X axis belt mount</text:p>
          </table:table-cell>
          <table:table-cell table:style-name="ce123" office:value-type="float" office:value="2.346" calcext:value-type="float">
            <text:p>2,3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3]*[.D13]*[$Настройки.$B$19]" office:value-type="float" office:value="2.4633" calcext:value-type="float">
            <text:p>2,46</text:p>
          </table:table-cell>
          <table:table-cell table:style-name="ce20" table:formula="of:=COM.MICROSOFT.IFS([$Настройки.B7]=[$БД.A50];[$Настройки.B3];[$Настройки.B7]=[$БД.A51];2;[$Настройки.B7]=[$БД.A52];2;[$Настройки.B7]=[$БД.A53];[$Настройки.B3])" office:value-type="float" office:value="2" calcext:value-type="float">
            <text:p>2</text:p>
          </table:table-cell>
          <table:table-cell table:style-name="ce123" table:formula="of:=[.E13]*[.F13]" office:value-type="float" office:value="4.9266" calcext:value-type="float">
            <text:p>4,93</text:p>
          </table:table-cell>
          <table:table-cell table:style-name="ce30" table:formula="of:=[.G13]*[$Настройки.$B$20]/1000" office:value-type="currency" office:currency="USD" office:value="0.190026" calcext:value-type="currency">
            <text:p>$0,19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4(L)</text:p>
          </table:table-cell>
          <table:table-cell table:style-name="ce45" office:value-type="string" calcext:value-type="string">
            <text:p>BMG e3d volcano 5020 fan duct</text:p>
          </table:table-cell>
          <table:table-cell table:style-name="ce123" office:value-type="float" office:value="4.893" calcext:value-type="float">
            <text:p>4,8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4]*[.D14]*[$Настройки.$B$19]" office:value-type="float" office:value="5.13765" calcext:value-type="float">
            <text:p>5,14</text:p>
          </table:table-cell>
          <table:table-cell table:style-name="ce20" table:formula="of:=IF([$Настройки.B5]=&quot;Volcano&quot;;IF([$Настройки.B4]=&quot;BMG&quot;;1;0);0)" office:value-type="float" office:value="1" calcext:value-type="float">
            <text:p>1</text:p>
          </table:table-cell>
          <table:table-cell table:style-name="ce123" table:formula="of:=[.E14]*[.F14]" office:value-type="float" office:value="5.13765" calcext:value-type="float">
            <text:p>5,14</text:p>
          </table:table-cell>
          <table:table-cell table:style-name="ce30" table:formula="of:=[.G14]*[$Настройки.$B$20]/1000" office:value-type="currency" office:currency="USD" office:value="0.1981665" calcext:value-type="currency">
            <text:p>$0,2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2-04(R)</text:p>
          </table:table-cell>
          <table:table-cell table:style-name="ce45" office:value-type="string" calcext:value-type="string">
            <text:p>BMG e3d volcano 5020 fan duct</text:p>
          </table:table-cell>
          <table:table-cell table:style-name="ce123" office:value-type="float" office:value="4.893" calcext:value-type="float">
            <text:p>4,8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5]*[.D15]*[$Настройки.$B$19]" office:value-type="float" office:value="5.13765" calcext:value-type="float">
            <text:p>5,14</text:p>
          </table:table-cell>
          <table:table-cell table:style-name="ce20" table:formula="of:=IF([.F14]&gt;0;[$Настройки.B3]-[.F14];0)" office:value-type="float" office:value="1" calcext:value-type="float">
            <text:p>1</text:p>
          </table:table-cell>
          <table:table-cell table:style-name="ce123" table:formula="of:=[.E15]*[.F15]" office:value-type="float" office:value="5.13765" calcext:value-type="float">
            <text:p>5,14</text:p>
          </table:table-cell>
          <table:table-cell table:style-name="ce30" table:formula="of:=[.G15]*[$Настройки.$B$20]/1000" office:value-type="currency" office:currency="USD" office:value="0.1981665" calcext:value-type="currency">
            <text:p>$0,2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Matrix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4-01(0.5XY)</text:p>
          </table:table-cell>
          <table:table-cell table:style-name="ce45" office:value-type="string" calcext:value-type="string">
            <text:p>Matrix mount</text:p>
          </table:table-cell>
          <table:table-cell table:style-name="ce123" office:value-type="float" office:value="21.227" calcext:value-type="float">
            <text:p>21,2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7]*[.D17]*[$Настройки.$B$19]" office:value-type="float" office:value="22.28835" calcext:value-type="float">
            <text:p>22,29</text:p>
          </table:table-cell>
          <table:table-cell table:style-name="ce20" table:formula="of:=IF([$Настройки.B7]=&quot;0.5XY&quot;;IF([$Настройки.B4]=&quot;Matrix&quot;;[$Настройки.B3];0);0)" office:value-type="float" office:value="0" calcext:value-type="float">
            <text:p>0</text:p>
          </table:table-cell>
          <table:table-cell table:style-name="ce123" table:formula="of:=[.E17]*[.F17]" office:value-type="float" office:value="0" calcext:value-type="float">
            <text:p>0,00</text:p>
          </table:table-cell>
          <table:table-cell table:style-name="ce30" table:formula="of:=[.G17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4-01(CoreXY)</text:p>
          </table:table-cell>
          <table:table-cell table:style-name="ce45" office:value-type="string" calcext:value-type="string">
            <text:p>Matrix mount</text:p>
          </table:table-cell>
          <table:table-cell table:style-name="ce123" office:value-type="float" office:value="17.718" calcext:value-type="float">
            <text:p>17,7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8]*[.D18]*[$Настройки.$B$19]" office:value-type="float" office:value="18.6039" calcext:value-type="float">
            <text:p>18,60</text:p>
          </table:table-cell>
          <table:table-cell table:style-name="ce20" table:formula="of:=IF([$Настройки.B7]&lt;&gt;&quot;0.5XY&quot;;IF([$Настройки.B4]=&quot;Matrix&quot;;[$Настройки.B3];0);0)" office:value-type="float" office:value="0" calcext:value-type="float">
            <text:p>0</text:p>
          </table:table-cell>
          <table:table-cell table:style-name="ce123" table:formula="of:=[.E18]*[.F18]" office:value-type="float" office:value="0" calcext:value-type="float">
            <text:p>0,00</text:p>
          </table:table-cell>
          <table:table-cell table:style-name="ce30" table:formula="of:=[.G18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4-02</text:p>
          </table:table-cell>
          <table:table-cell table:style-name="ce45" office:value-type="string" calcext:value-type="string">
            <text:p>Matrix v6 5020 fan duct</text:p>
          </table:table-cell>
          <table:table-cell table:style-name="ce123" office:value-type="float" office:value="4.053" calcext:value-type="float">
            <text:p>4,0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19]*[.D19]*[$Настройки.$B$19]" office:value-type="float" office:value="4.25565" calcext:value-type="float">
            <text:p>4,26</text:p>
          </table:table-cell>
          <table:table-cell table:style-name="ce20" table:formula="of:=IF([$Настройки.B5]=&quot;V6&quot;;[.F17]+[.F18];0)" office:value-type="float" office:value="0" calcext:value-type="float">
            <text:p>0</text:p>
          </table:table-cell>
          <table:table-cell table:style-name="ce123" table:formula="of:=[.E19]*[.F19]" office:value-type="float" office:value="0" calcext:value-type="float">
            <text:p>0,00</text:p>
          </table:table-cell>
          <table:table-cell table:style-name="ce30" table:formula="of:=[.G19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1-04-03</text:p>
          </table:table-cell>
          <table:table-cell table:style-name="ce45" office:value-type="string" calcext:value-type="string">
            <text:p>Matrix 5020 fan duct mount</text:p>
          </table:table-cell>
          <table:table-cell table:style-name="ce123" office:value-type="float" office:value="0.84" calcext:value-type="float">
            <text:p>0,8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0]*[.D20]*[$Настройки.$B$19]" office:value-type="float" office:value="0.882" calcext:value-type="float">
            <text:p>0,88</text:p>
          </table:table-cell>
          <table:table-cell table:style-name="ce20" table:formula="of:=[.F17]+[.F18]" office:value-type="float" office:value="0" calcext:value-type="float">
            <text:p>0</text:p>
          </table:table-cell>
          <table:table-cell table:style-name="ce123" table:formula="of:=[.E20]*[.F20]" office:value-type="float" office:value="0" calcext:value-type="float">
            <text:p>0,00</text:p>
          </table:table-cell>
          <table:table-cell table:style-name="ce30" table:formula="of:=[.G20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1-04-04</text:p>
          </table:table-cell>
          <table:table-cell table:style-name="ce45" office:value-type="string" calcext:value-type="string">
            <text:p>Matrix volcano 5020 fan duct</text:p>
          </table:table-cell>
          <table:table-cell table:style-name="ce123" office:value-type="float" office:value="4.65" calcext:value-type="float">
            <text:p>4,6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1]*[.D21]*[$Настройки.$B$19]" office:value-type="float" office:value="4.8825" calcext:value-type="float">
            <text:p>4,88</text:p>
          </table:table-cell>
          <table:table-cell table:style-name="ce20" table:formula="of:=IF([$Настройки.B5]=&quot;Volcano&quot;;[.F17]+[.F18];0)" office:value-type="float" office:value="0" calcext:value-type="float">
            <text:p>0</text:p>
          </table:table-cell>
          <table:table-cell table:style-name="ce123" table:formula="of:=[.E21]*[.F21]" office:value-type="float" office:value="0" calcext:value-type="float">
            <text:p>0,00</text:p>
          </table:table-cell>
          <table:table-cell table:style-name="ce30" table:formula="of:=[.G21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Привод оси X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2-01</text:p>
          </table:table-cell>
          <table:table-cell table:style-name="ce45" office:value-type="string" calcext:value-type="string">
            <text:p>X axis motor mount</text:p>
          </table:table-cell>
          <table:table-cell table:style-name="ce123" office:value-type="float" office:value="40.346" calcext:value-type="float">
            <text:p>40,3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3]*[.D23]*[$Настройки.$B$19]" office:value-type="float" office:value="42.3633" calcext:value-type="float">
            <text:p>42,36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23]*[.F23]" office:value-type="float" office:value="84.7266" calcext:value-type="float">
            <text:p>84,73</text:p>
          </table:table-cell>
          <table:table-cell table:style-name="ce30" table:formula="of:=[.G23]*[$Настройки.$B$20]/1000" office:value-type="currency" office:currency="USD" office:value="3.268026" calcext:value-type="currency">
            <text:p>$3,27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2-02</text:p>
          </table:table-cell>
          <table:table-cell table:style-name="ce45" office:value-type="string" calcext:value-type="string">
            <text:p>X axis motor strengthener</text:p>
          </table:table-cell>
          <table:table-cell table:style-name="ce123" office:value-type="float" office:value="9.508" calcext:value-type="float">
            <text:p>9,5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4]*[.D24]*[$Настройки.$B$19]" office:value-type="float" office:value="9.9834" calcext:value-type="float">
            <text:p>9,98</text:p>
          </table:table-cell>
          <table:table-cell table:style-name="ce20" office:value-type="float" office:value="0" calcext:value-type="float">
            <text:p>0</text:p>
          </table:table-cell>
          <table:table-cell table:style-name="ce123" table:formula="of:=[.E24]*[.F24]" office:value-type="float" office:value="0" calcext:value-type="float">
            <text:p>0,00</text:p>
          </table:table-cell>
          <table:table-cell table:style-name="ce30" table:formula="of:=[.G24]*[$Настройки.$B$20]/1000" office:value-type="currency" office:currency="USD" office:value="0" calcext:value-type="currency">
            <text:p>$0,00</text:p>
          </table:table-cell>
          <table:table-cell table:style-name="ce144" office:value-type="string" calcext:value-type="string">
            <text:p>Половина обычные, половина отражённые. Опциональная деталь</text:p>
          </table:table-cell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Привод оси Y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3-01</text:p>
          </table:table-cell>
          <table:table-cell table:style-name="ce45" office:value-type="string" calcext:value-type="string">
            <text:p>Y axis shaft end holder</text:p>
          </table:table-cell>
          <table:table-cell table:style-name="ce123" office:value-type="float" office:value="8.132" calcext:value-type="float">
            <text:p>8,1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26]*[.D26]*[$Настройки.$B$19]" office:value-type="float" office:value="8.5386" calcext:value-type="float">
            <text:p>8,54</text:p>
          </table:table-cell>
          <table:table-cell table:style-name="ce20" table:formula="of:=2*[$'Покупные изделия'.C31]" office:value-type="float" office:value="2" calcext:value-type="float">
            <text:p>2</text:p>
          </table:table-cell>
          <table:table-cell table:style-name="ce123" table:formula="of:=[.E26]*[.F26]" office:value-type="float" office:value="17.0772" calcext:value-type="float">
            <text:p>17,08</text:p>
          </table:table-cell>
          <table:table-cell table:style-name="ce30" table:formula="of:=[.G26]*[$Настройки.$B$20]/1000" office:value-type="currency" office:currency="USD" office:value="0.658692" calcext:value-type="currency">
            <text:p>$0,66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6-01-03-02</text:p>
          </table:table-cell>
          <table:table-cell table:style-name="ce45" office:value-type="string" calcext:value-type="string">
            <text:p>Y axis motor mount</text:p>
          </table:table-cell>
          <table:table-cell table:style-name="ce123" office:value-type="float" office:value="90.317" calcext:value-type="float">
            <text:p>90,32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27]*[.D27]*[$Настройки.$B$19]" office:value-type="float" office:value="47.416425" calcext:value-type="float">
            <text:p>47,42</text:p>
          </table:table-cell>
          <table:table-cell table:style-name="ce20" table:formula="of:=[$'Покупные изделия'.C30]" office:value-type="float" office:value="1" calcext:value-type="float">
            <text:p>1</text:p>
          </table:table-cell>
          <table:table-cell table:style-name="ce123" table:formula="of:=[.E27]*[.F27]" office:value-type="float" office:value="47.416425" calcext:value-type="float">
            <text:p>47,42</text:p>
          </table:table-cell>
          <table:table-cell table:style-name="ce30" table:formula="of:=[.G27]*[$Настройки.$B$20]/1000" office:value-type="currency" office:currency="USD" office:value="1.82891925" calcext:value-type="currency">
            <text:p>$1,83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Натяжители ремней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4-01</text:p>
          </table:table-cell>
          <table:table-cell table:style-name="ce45" office:value-type="string" calcext:value-type="string">
            <text:p>Left belt tensioner base</text:p>
          </table:table-cell>
          <table:table-cell table:style-name="ce123" office:value-type="float" office:value="91.966" calcext:value-type="float">
            <text:p>91,97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29]*[.D29]*[$Настройки.$B$19]" office:value-type="float" office:value="48.28215" calcext:value-type="float">
            <text:p>48,28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29]*[.F29]" office:value-type="float" office:value="48.28215" calcext:value-type="float">
            <text:p>48,28</text:p>
          </table:table-cell>
          <table:table-cell table:style-name="ce30" table:formula="of:=[.G29]*[$Настройки.$B$20]/1000" office:value-type="currency" office:currency="USD" office:value="1.8623115" calcext:value-type="currency">
            <text:p>$1,86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4-02-01</text:p>
          </table:table-cell>
          <table:table-cell table:style-name="ce45" office:value-type="string" calcext:value-type="string">
            <text:p>Belt tensioner slider</text:p>
          </table:table-cell>
          <table:table-cell table:style-name="ce123" office:value-type="float" office:value="7.414" calcext:value-type="float">
            <text:p>7,4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0]*[.D30]*[$Настройки.$B$19]" office:value-type="float" office:value="7.7847" calcext:value-type="float">
            <text:p>7,78</text:p>
          </table:table-cell>
          <table:table-cell table:style-name="ce20" table:formula="of:=[$'Покупные изделия'.C27]+[$'Покупные изделия'.C34]" office:value-type="float" office:value="4" calcext:value-type="float">
            <text:p>4</text:p>
          </table:table-cell>
          <table:table-cell table:style-name="ce123" table:formula="of:=[.E30]*[.F30]" office:value-type="float" office:value="31.1388" calcext:value-type="float">
            <text:p>31,14</text:p>
          </table:table-cell>
          <table:table-cell table:style-name="ce30" table:formula="of:=[.G30]*[$Настройки.$B$20]/1000" office:value-type="currency" office:currency="USD" office:value="1.201068" calcext:value-type="currency">
            <text:p>$1,2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4-02-02</text:p>
          </table:table-cell>
          <table:table-cell table:style-name="ce45" office:value-type="string" calcext:value-type="string">
            <text:p>Belt tensioner knob</text:p>
          </table:table-cell>
          <table:table-cell table:style-name="ce123" office:value-type="float" office:value="3.329" calcext:value-type="float">
            <text:p>3,3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1]*[.D31]*[$Настройки.$B$19]" office:value-type="float" office:value="3.49545" calcext:value-type="float">
            <text:p>3,50</text:p>
          </table:table-cell>
          <table:table-cell table:style-name="ce20" table:formula="of:=[.F30]" office:value-type="float" office:value="4" calcext:value-type="float">
            <text:p>4</text:p>
          </table:table-cell>
          <table:table-cell table:style-name="ce123" table:formula="of:=[.E31]*[.F31]" office:value-type="float" office:value="13.9818" calcext:value-type="float">
            <text:p>13,98</text:p>
          </table:table-cell>
          <table:table-cell table:style-name="ce30" table:formula="of:=[.G31]*[$Настройки.$B$20]/1000" office:value-type="currency" office:currency="USD" office:value="0.539298" calcext:value-type="currency">
            <text:p>$0,54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4-02-03</text:p>
          </table:table-cell>
          <table:table-cell table:style-name="ce45" office:value-type="string" calcext:value-type="string">
            <text:p>Belt tensioner knob cap</text:p>
          </table:table-cell>
          <table:table-cell table:style-name="ce123" office:value-type="float" office:value="0.582" calcext:value-type="float">
            <text:p>0,58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2]*[.D32]*[$Настройки.$B$19]" office:value-type="float" office:value="0.6111" calcext:value-type="float">
            <text:p>0,61</text:p>
          </table:table-cell>
          <table:table-cell table:style-name="ce20" table:formula="of:=[.F31]" office:value-type="float" office:value="4" calcext:value-type="float">
            <text:p>4</text:p>
          </table:table-cell>
          <table:table-cell table:style-name="ce123" table:formula="of:=[.E32]*[.F32]" office:value-type="float" office:value="2.4444" calcext:value-type="float">
            <text:p>2,44</text:p>
          </table:table-cell>
          <table:table-cell table:style-name="ce30" table:formula="of:=[.G32]*[$Настройки.$B$20]/1000" office:value-type="currency" office:currency="USD" office:value="0.0942840000000001" calcext:value-type="currency">
            <text:p>$0,09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1-05-01</text:p>
          </table:table-cell>
          <table:table-cell table:style-name="ce45" office:value-type="string" calcext:value-type="string">
            <text:p>Right belt tensioner base</text:p>
          </table:table-cell>
          <table:table-cell table:style-name="ce123" office:value-type="float" office:value="91.771" calcext:value-type="float">
            <text:p>91,77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33]*[.D33]*[$Настройки.$B$19]" office:value-type="float" office:value="48.179775" calcext:value-type="float">
            <text:p>48,18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33]*[.F33]" office:value-type="float" office:value="48.179775" calcext:value-type="float">
            <text:p>48,18</text:p>
          </table:table-cell>
          <table:table-cell table:style-name="ce30" table:formula="of:=[.G33]*[$Настройки.$B$20]/1000" office:value-type="currency" office:currency="USD" office:value="1.85836275" calcext:value-type="currency">
            <text:p>$1,86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121" office:value-type="string" calcext:value-type="string" table:number-columns-spanned="9" table:number-rows-spanned="1">
            <text:p>Прочее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3"/>
          <table:covered-table-cell table:style-name="ce20"/>
          <table:covered-table-cell table:style-name="ce123"/>
          <table:covered-table-cell table:style-name="ce30"/>
          <table:covered-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1-06-01</text:p>
          </table:table-cell>
          <table:table-cell table:style-name="ce45" office:value-type="string" calcext:value-type="string">
            <text:p>X axis mechanical endstop mount</text:p>
          </table:table-cell>
          <table:table-cell table:style-name="ce123" office:value-type="float" office:value="3.615" calcext:value-type="float">
            <text:p>3,6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5]*[.D35]*[$Настройки.$B$19]" office:value-type="float" office:value="3.79575" calcext:value-type="float">
            <text:p>3,80</text:p>
          </table:table-cell>
          <table:table-cell table:style-name="ce20" table:formula="of:=[$'Покупные изделия'.C60]" office:value-type="float" office:value="2" calcext:value-type="float">
            <text:p>2</text:p>
          </table:table-cell>
          <table:table-cell table:style-name="ce123" table:formula="of:=[.E35]*[.F35]" office:value-type="float" office:value="7.5915" calcext:value-type="float">
            <text:p>7,59</text:p>
          </table:table-cell>
          <table:table-cell table:style-name="ce30" table:formula="of:=[.G35]*[$Настройки.$B$20]/1000" office:value-type="currency" office:currency="USD" office:value="0.292815" calcext:value-type="currency">
            <text:p>$0,29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Рам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2-01</text:p>
          </table:table-cell>
          <table:table-cell table:style-name="ce45" office:value-type="string" calcext:value-type="string">
            <text:p>Foot</text:p>
          </table:table-cell>
          <table:table-cell table:style-name="ce123" office:value-type="float" office:value="2.291" calcext:value-type="float">
            <text:p>2,2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37]*[.D37]*[$Настройки.$B$19]" office:value-type="float" office:value="2.40555" calcext:value-type="float">
            <text:p>2,41</text:p>
          </table:table-cell>
          <table:table-cell table:style-name="ce20" office:value-type="float" office:value="4" calcext:value-type="float">
            <text:p>4</text:p>
          </table:table-cell>
          <table:table-cell table:style-name="ce123" table:formula="of:=[.E37]*[.F37]" office:value-type="float" office:value="9.6222" calcext:value-type="float">
            <text:p>9,62</text:p>
          </table:table-cell>
          <table:table-cell table:style-name="ce30" table:formula="of:=[.G37]*[$Настройки.$B$20]/1000" office:value-type="currency" office:currency="USD" office:value="0.371142" calcext:value-type="currency">
            <text:p>$0,37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Ось Z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1-01</text:p>
          </table:table-cell>
          <table:table-cell table:style-name="ce45" office:value-type="string" calcext:value-type="string">
            <text:p>Z axis beam mount</text:p>
          </table:table-cell>
          <table:table-cell table:style-name="ce123" office:value-type="float" office:value="99.089" calcext:value-type="float">
            <text:p>99,09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39]*[.D39]*[$Настройки.$B$19]" office:value-type="float" office:value="52.021725" calcext:value-type="float">
            <text:p>52,02</text:p>
          </table:table-cell>
          <table:table-cell table:style-name="ce20" table:formula="of:=[$Настройки.B14]" office:value-type="float" office:value="2" calcext:value-type="float">
            <text:p>2</text:p>
          </table:table-cell>
          <table:table-cell table:style-name="ce123" table:formula="of:=[.E39]*[.F39]" office:value-type="float" office:value="104.04345" calcext:value-type="float">
            <text:p>104,04</text:p>
          </table:table-cell>
          <table:table-cell table:style-name="ce30" table:formula="of:=[.G39]*[$Настройки.$B$20]/1000" office:value-type="currency" office:currency="USD" office:value="4.0131045" calcext:value-type="currency">
            <text:p>$4,01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2-01</text:p>
          </table:table-cell>
          <table:table-cell table:style-name="ce45" office:value-type="string" calcext:value-type="string">
            <text:p>Z axis motor mount</text:p>
          </table:table-cell>
          <table:table-cell table:style-name="ce123" office:value-type="float" office:value="23.752" calcext:value-type="float">
            <text:p>23,7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0]*[.D40]*[$Настройки.$B$19]" office:value-type="float" office:value="24.9396" calcext:value-type="float">
            <text:p>24,94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40]*[.F40]" office:value-type="float" office:value="49.8792" calcext:value-type="float">
            <text:p>49,88</text:p>
          </table:table-cell>
          <table:table-cell table:style-name="ce30" table:formula="of:=[.G40]*[$Настройки.$B$20]/1000" office:value-type="currency" office:currency="USD" office:value="1.923912" calcext:value-type="currency">
            <text:p>$1,92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3-01-01</text:p>
          </table:table-cell>
          <table:table-cell table:style-name="ce45" office:value-type="string" calcext:value-type="string">
            <text:p>2020 to 2060 mount</text:p>
          </table:table-cell>
          <table:table-cell table:style-name="ce123" office:value-type="float" office:value="11.859" calcext:value-type="float">
            <text:p>11,86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1]*[.D41]*[$Настройки.$B$19]" office:value-type="float" office:value="12.45195" calcext:value-type="float">
            <text:p>12,45</text:p>
          </table:table-cell>
          <table:table-cell table:style-name="ce20" table:formula="of:=IF([$Настройки.B14]=2;COM.MICROSOFT.IFS([$Настройки.B12]=4;4;[$Настройки.B12]=6;6;[$Настройки.B12]=8;6;[$Настройки.B12]=9;6);0)" office:value-type="float" office:value="6" calcext:value-type="float">
            <text:p>6</text:p>
          </table:table-cell>
          <table:table-cell table:style-name="ce123" table:formula="of:=[.E41]*[.F41]" office:value-type="float" office:value="74.7117" calcext:value-type="float">
            <text:p>74,71</text:p>
          </table:table-cell>
          <table:table-cell table:style-name="ce30" table:formula="of:=[.G41]*[$Настройки.$B$20]/1000" office:value-type="currency" office:currency="USD" office:value="2.881737" calcext:value-type="currency">
            <text:p>$2,88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17">
          <table:table-cell table:style-name="ce45" office:value-type="string" calcext:value-type="string">
            <text:p>V05-03-03-01-02</text:p>
          </table:table-cell>
          <table:table-cell table:style-name="ce45" office:value-type="string" calcext:value-type="string">
            <text:p>Bed arm</text:p>
          </table:table-cell>
          <table:table-cell table:style-name="ce123" office:value-type="float" office:value="11.586" calcext:value-type="float">
            <text:p>11,5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2]*[.D42]*[$Настройки.$B$19]" office:value-type="float" office:value="12.1653" calcext:value-type="float">
            <text:p>12,17</text:p>
          </table:table-cell>
          <table:table-cell table:style-name="ce20" table:formula="of:=[$Настройки.B12]" office:value-type="float" office:value="6" calcext:value-type="float">
            <text:p>6</text:p>
          </table:table-cell>
          <table:table-cell table:style-name="ce123" table:formula="of:=[.E42]*[.F42]" office:value-type="float" office:value="72.9918" calcext:value-type="float">
            <text:p>72,99</text:p>
          </table:table-cell>
          <table:table-cell table:style-name="ce30" table:formula="of:=[.G42]*[$Настройки.$B$20]/1000" office:value-type="currency" office:currency="USD" office:value="2.815398" calcext:value-type="currency">
            <text:p>$2,82</text:p>
          </table:table-cell>
          <table:table-cell table:style-name="ce144" office:value-type="string" calcext:value-type="string">
            <text:p>Если 4, то 2 обычных и 2 отражённых</text:p>
            <text:p>Если 6, то 4 обычных и 2 отражённых</text:p>
            <text:p>Далее по аналогии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3-03-01-03</text:p>
          </table:table-cell>
          <table:table-cell table:style-name="ce45" office:value-type="string" calcext:value-type="string">
            <text:p>Bed knob</text:p>
          </table:table-cell>
          <table:table-cell table:style-name="ce123" office:value-type="float" office:value="8.052" calcext:value-type="float">
            <text:p>8,0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3]*[.D43]*[$Настройки.$B$19]" office:value-type="float" office:value="8.4546" calcext:value-type="float">
            <text:p>8,45</text:p>
          </table:table-cell>
          <table:table-cell table:style-name="ce20" table:formula="of:=[.F42]" office:value-type="float" office:value="6" calcext:value-type="float">
            <text:p>6</text:p>
          </table:table-cell>
          <table:table-cell table:style-name="ce123" table:formula="of:=[.E43]*[.F43]" office:value-type="float" office:value="50.7276" calcext:value-type="float">
            <text:p>50,73</text:p>
          </table:table-cell>
          <table:table-cell table:style-name="ce30" table:formula="of:=[.G43]*[$Настройки.$B$20]/1000" office:value-type="currency" office:currency="USD" office:value="1.956636" calcext:value-type="currency">
            <text:p>$1,96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6-03-03-01-04</text:p>
          </table:table-cell>
          <table:table-cell table:style-name="ce45" office:value-type="string" calcext:value-type="string">
            <text:p>2020 to 2020 mount</text:p>
          </table:table-cell>
          <table:table-cell table:style-name="ce123" office:value-type="float" office:value="12.8" calcext:value-type="float">
            <text:p>12,80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4]*[.D44]*[$Настройки.$B$19]" office:value-type="float" office:value="13.44" calcext:value-type="float">
            <text:p>13,44</text:p>
          </table:table-cell>
          <table:table-cell table:style-name="ce131" table:formula="of:=IF([$Настройки.B14]=4;IF([$Настройки.B12]=4;4;6);0)" office:value-type="float" office:value="0" calcext:value-type="float">
            <text:p>0</text:p>
          </table:table-cell>
          <table:table-cell table:style-name="ce123" table:formula="of:=[.E44]*[.F44]" office:value-type="float" office:value="0" calcext:value-type="float">
            <text:p>0,00</text:p>
          </table:table-cell>
          <table:table-cell table:style-name="ce30" table:formula="of:=[.G44]*[$Настройки.$B$20]/1000" office:value-type="currency" office:currency="USD" office:value="0" calcext:value-type="currency">
            <text:p>$0,00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5-03-05-01</text:p>
          </table:table-cell>
          <table:table-cell table:style-name="ce45" office:value-type="string" calcext:value-type="string">
            <text:p>Optical endstop mount</text:p>
          </table:table-cell>
          <table:table-cell table:style-name="ce123" office:value-type="float" office:value="2.032" calcext:value-type="float">
            <text:p>2,0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5]*[.D45]*[$Настройки.$B$19]" office:value-type="float" office:value="2.1336" calcext:value-type="float">
            <text:p>2,13</text:p>
          </table:table-cell>
          <table:table-cell table:style-name="ce20" table:formula="of:=[$'Покупные изделия'.C59]" office:value-type="float" office:value="2" calcext:value-type="float">
            <text:p>2</text:p>
          </table:table-cell>
          <table:table-cell table:style-name="ce123" table:formula="of:=[.E45]*[.F45]" office:value-type="float" office:value="4.2672" calcext:value-type="float">
            <text:p>4,27</text:p>
          </table:table-cell>
          <table:table-cell table:style-name="ce30" table:formula="of:=[.G45]*[$Настройки.$B$20]/1000" office:value-type="currency" office:currency="USD" office:value="0.164592" calcext:value-type="currency">
            <text:p>$0,16</text:p>
          </table:table-cell>
          <table:table-cell table:style-name="ce144"/>
          <table:table-cell table:number-columns-repeated="1013"/>
        </table:table-row>
        <table:table-row table:style-name="ro6">
          <table:table-cell table:style-name="ce45" office:value-type="string" calcext:value-type="string">
            <text:p>V05-03-05-02</text:p>
          </table:table-cell>
          <table:table-cell table:style-name="ce45" office:value-type="string" calcext:value-type="string">
            <text:p>Optical endstop trigger</text:p>
          </table:table-cell>
          <table:table-cell table:style-name="ce123" office:value-type="float" office:value="0.213" calcext:value-type="float">
            <text:p>0,21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6]*[.D46]*[$Настройки.$B$19]" office:value-type="float" office:value="0.22365" calcext:value-type="float">
            <text:p>0,22</text:p>
          </table:table-cell>
          <table:table-cell table:style-name="ce20" table:formula="of:=[.F45]" office:value-type="float" office:value="2" calcext:value-type="float">
            <text:p>2</text:p>
          </table:table-cell>
          <table:table-cell table:style-name="ce123" table:formula="of:=[.E46]*[.F46]" office:value-type="float" office:value="0.4473" calcext:value-type="float">
            <text:p>0,45</text:p>
          </table:table-cell>
          <table:table-cell table:style-name="ce30" table:formula="of:=[.G46]*[$Настройки.$B$20]/1000" office:value-type="currency" office:currency="USD" office:value="0.017253" calcext:value-type="currency">
            <text:p>$0,02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Зашив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7-02-01</text:p>
          </table:table-cell>
          <table:table-cell table:style-name="ce45" office:value-type="string" calcext:value-type="string">
            <text:p>Front door hinge part A</text:p>
          </table:table-cell>
          <table:table-cell table:style-name="ce123" office:value-type="float" office:value="1.136" calcext:value-type="float">
            <text:p>1,1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8]*[.D48]*[$Настройки.$B$19]" office:value-type="float" office:value="1.1928" calcext:value-type="float">
            <text:p>1,19</text:p>
          </table:table-cell>
          <table:table-cell table:style-name="ce20" office:value-type="float" office:value="6" calcext:value-type="float">
            <text:p>6</text:p>
          </table:table-cell>
          <table:table-cell table:style-name="ce123" table:formula="of:=[.E48]*[.F48]" office:value-type="float" office:value="7.1568" calcext:value-type="float">
            <text:p>7,16</text:p>
          </table:table-cell>
          <table:table-cell table:style-name="ce30" table:formula="of:=[.G48]*[$Настройки.$B$20]/1000" office:value-type="currency" office:currency="USD" office:value="0.276048" calcext:value-type="currency">
            <text:p>$0,28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7-02-02</text:p>
          </table:table-cell>
          <table:table-cell table:style-name="ce45" office:value-type="string" calcext:value-type="string">
            <text:p>Front door hinge part B</text:p>
          </table:table-cell>
          <table:table-cell table:style-name="ce123" office:value-type="float" office:value="2.185" calcext:value-type="float">
            <text:p>2,1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49]*[.D49]*[$Настройки.$B$19]" office:value-type="float" office:value="2.29425" calcext:value-type="float">
            <text:p>2,29</text:p>
          </table:table-cell>
          <table:table-cell table:style-name="ce20" table:formula="of:=[.F48]" office:value-type="float" office:value="6" calcext:value-type="float">
            <text:p>6</text:p>
          </table:table-cell>
          <table:table-cell table:style-name="ce123" table:formula="of:=[.E49]*[.F49]" office:value-type="float" office:value="13.7655" calcext:value-type="float">
            <text:p>13,77</text:p>
          </table:table-cell>
          <table:table-cell table:style-name="ce30" table:formula="of:=[.G49]*[$Настройки.$B$20]/1000" office:value-type="currency" office:currency="USD" office:value="0.530955" calcext:value-type="currency">
            <text:p>$0,53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7-03</text:p>
          </table:table-cell>
          <table:table-cell table:style-name="ce45" office:value-type="string" calcext:value-type="string">
            <text:p>Front door handle</text:p>
          </table:table-cell>
          <table:table-cell table:style-name="ce123" office:value-type="float" office:value="2.566" calcext:value-type="float">
            <text:p>2,57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0]*[.D50]*[$Настройки.$B$19]" office:value-type="float" office:value="2.6943" calcext:value-type="float">
            <text:p>2,69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50]*[.F50]" office:value-type="float" office:value="5.3886" calcext:value-type="float">
            <text:p>5,39</text:p>
          </table:table-cell>
          <table:table-cell table:style-name="ce30" table:formula="of:=[.G50]*[$Настройки.$B$20]/1000" office:value-type="currency" office:currency="USD" office:value="0.207846" calcext:value-type="currency">
            <text:p>$0,21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08(A)</text:p>
          </table:table-cell>
          <table:table-cell table:style-name="ce45" office:value-type="string" calcext:value-type="string">
            <text:p>Electronics box side grill</text:p>
          </table:table-cell>
          <table:table-cell table:style-name="ce123" office:value-type="float" office:value="13.418" calcext:value-type="float">
            <text:p>13,42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1]*[.D51]*[$Настройки.$B$19]" office:value-type="float" office:value="14.0889" calcext:value-type="float">
            <text:p>14,09</text:p>
          </table:table-cell>
          <table:table-cell table:style-name="ce20" office:value-type="float" office:value="5" calcext:value-type="float">
            <text:p>5</text:p>
          </table:table-cell>
          <table:table-cell table:style-name="ce123" table:formula="of:=[.E51]*[.F51]" office:value-type="float" office:value="70.4445" calcext:value-type="float">
            <text:p>70,44</text:p>
          </table:table-cell>
          <table:table-cell table:style-name="ce30" table:formula="of:=[.G51]*[$Настройки.$B$20]/1000" office:value-type="currency" office:currency="USD" office:value="2.717145" calcext:value-type="currency">
            <text:p>$2,72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6">
          <table:table-cell table:style-name="ce45" office:value-type="string" calcext:value-type="string">
            <text:p>V05-04-08(B)</text:p>
          </table:table-cell>
          <table:table-cell table:style-name="ce45" office:value-type="string" calcext:value-type="string">
            <text:p>Electronics box side grill</text:p>
          </table:table-cell>
          <table:table-cell table:style-name="ce123" office:value-type="float" office:value="15.266" calcext:value-type="float">
            <text:p>15,27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2]*[.D52]*[$Настройки.$B$19]" office:value-type="float" office:value="16.0293" calcext:value-type="float">
            <text:p>16,03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52]*[.F52]" office:value-type="float" office:value="16.0293" calcext:value-type="float">
            <text:p>16,03</text:p>
          </table:table-cell>
          <table:table-cell table:style-name="ce30" table:formula="of:=[.G52]*[$Настройки.$B$20]/1000" office:value-type="currency" office:currency="USD" office:value="0.618273" calcext:value-type="currency">
            <text:p>$0,62</text:p>
          </table:table-cell>
          <table:table-cell table:style-name="ce144"/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10-01</text:p>
          </table:table-cell>
          <table:table-cell table:style-name="ce45" office:value-type="string" calcext:value-type="string">
            <text:p>Back door lock base</text:p>
          </table:table-cell>
          <table:table-cell table:style-name="ce123" office:value-type="float" office:value="3.973" calcext:value-type="float">
            <text:p>3,97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3]*[.D53]*[$Настройки.$B$19]" office:value-type="float" office:value="4.17165" calcext:value-type="float">
            <text:p>4,17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53]*[.F53]" office:value-type="float" office:value="8.3433" calcext:value-type="float">
            <text:p>8,34</text:p>
          </table:table-cell>
          <table:table-cell table:style-name="ce30" table:formula="of:=[.G53]*[$Настройки.$B$20]/1000" office:value-type="currency" office:currency="USD" office:value="0.321813" calcext:value-type="currency">
            <text:p>$0,32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number-columns-repeated="1013"/>
        </table:table-row>
        <table:table-row table:style-name="ro7">
          <table:table-cell table:style-name="ce45" office:value-type="string" calcext:value-type="string">
            <text:p>V05-04-11</text:p>
          </table:table-cell>
          <table:table-cell table:style-name="ce45" office:value-type="string" calcext:value-type="string">
            <text:p>Print head cable guide</text:p>
          </table:table-cell>
          <table:table-cell table:style-name="ce123" office:value-type="float" office:value="9.835" calcext:value-type="float">
            <text:p>9,84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4]*[.D54]*[$Настройки.$B$19]" office:value-type="float" office:value="10.32675" calcext:value-type="float">
            <text:p>10,33</text:p>
          </table:table-cell>
          <table:table-cell table:style-name="ce20" table:formula="of:=[$Настройки.B3]" office:value-type="float" office:value="2" calcext:value-type="float">
            <text:p>2</text:p>
          </table:table-cell>
          <table:table-cell table:style-name="ce123" table:formula="of:=[.E54]*[.F54]" office:value-type="float" office:value="20.6535" calcext:value-type="float">
            <text:p>20,65</text:p>
          </table:table-cell>
          <table:table-cell table:style-name="ce30" table:formula="of:=[.G54]*[$Настройки.$B$20]/1000" office:value-type="currency" office:currency="USD" office:value="0.796635000000001" calcext:value-type="currency">
            <text:p>$0,80</text:p>
          </table:table-cell>
          <table:table-cell table:style-name="ce144" office:value-type="string" calcext:value-type="string">
            <text:p>Не отражать</text:p>
          </table:table-cell>
          <table:table-cell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Электроника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number-columns-repeated="1013"/>
        </table:table-row>
        <table:table-row table:style-name="ro6">
          <table:table-cell table:style-name="ce45" office:value-type="string" calcext:value-type="string">
            <text:p>V05-05-01</text:p>
          </table:table-cell>
          <table:table-cell table:style-name="ce45" office:value-type="string" calcext:value-type="string">
            <text:p>FYSETC SPIDER mount</text:p>
          </table:table-cell>
          <table:table-cell table:style-name="ce123" office:value-type="float" office:value="10" calcext:value-type="float">
            <text:p>10,00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6]*[.D56]*[$Настройки.$B$19]" office:value-type="float" office:value="10.5" calcext:value-type="float">
            <text:p>10,50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56]*[.F56]" office:value-type="float" office:value="10.5" calcext:value-type="float">
            <text:p>10,50</text:p>
          </table:table-cell>
          <table:table-cell table:style-name="ce30" table:formula="of:=[.G56]*[$Настройки.$B$20]/1000" office:value-type="currency" office:currency="USD" office:value="0.405" calcext:value-type="currency">
            <text:p>$0,41</text:p>
          </table:table-cell>
          <table:table-cell table:style-name="ce144"/>
          <table:table-cell table:style-name="ce140" table:number-columns-repeated="1013"/>
        </table:table-row>
        <table:table-row table:style-name="ro6">
          <table:table-cell table:style-name="ce45" office:value-type="string" calcext:value-type="string">
            <text:p>V05-05-02</text:p>
          </table:table-cell>
          <table:table-cell table:style-name="ce45" office:value-type="string" calcext:value-type="string">
            <text:p>Raspberry Pi mount</text:p>
          </table:table-cell>
          <table:table-cell table:style-name="ce123" office:value-type="float" office:value="4.981" calcext:value-type="float">
            <text:p>4,98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7]*[.D57]*[$Настройки.$B$19]" office:value-type="float" office:value="5.23005" calcext:value-type="float">
            <text:p>5,23</text:p>
          </table:table-cell>
          <table:table-cell table:style-name="ce20" office:value-type="float" office:value="1" calcext:value-type="float">
            <text:p>1</text:p>
          </table:table-cell>
          <table:table-cell table:style-name="ce123" table:formula="of:=[.E57]*[.F57]" office:value-type="float" office:value="5.23005" calcext:value-type="float">
            <text:p>5,23</text:p>
          </table:table-cell>
          <table:table-cell table:style-name="ce30" table:formula="of:=[.G57]*[$Настройки.$B$20]/1000" office:value-type="currency" office:currency="USD" office:value="0.2017305" calcext:value-type="currency">
            <text:p>$0,20</text:p>
          </table:table-cell>
          <table:table-cell table:style-name="ce144"/>
          <table:table-cell table:style-name="ce140"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Допы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3"/>
        </table:table-row>
        <table:table-row table:style-name="ro7">
          <table:table-cell table:style-name="ce45" office:value-type="string" calcext:value-type="string">
            <text:p>V05-06-01-01-01</text:p>
          </table:table-cell>
          <table:table-cell table:style-name="ce45" office:value-type="string" calcext:value-type="string">
            <text:p>Inner spool holder roller</text:p>
          </table:table-cell>
          <table:table-cell table:style-name="ce123" office:value-type="float" office:value="9.993" calcext:value-type="float">
            <text:p>9,99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59]*[.D59]*[$Настройки.$B$19]" office:value-type="float" office:value="10.49265" calcext:value-type="float">
            <text:p>10,49</text:p>
          </table:table-cell>
          <table:table-cell table:style-name="ce20" table:formula="of:=[.F60]" office:value-type="float" office:value="8" calcext:value-type="float">
            <text:p>8</text:p>
          </table:table-cell>
          <table:table-cell table:style-name="ce123" table:formula="of:=[.E59]*[.F59]" office:value-type="float" office:value="83.9412" calcext:value-type="float">
            <text:p>83,94</text:p>
          </table:table-cell>
          <table:table-cell table:style-name="ce30" table:formula="of:=[.G59]*[$Настройки.$B$20]/1000" office:value-type="currency" office:currency="USD" office:value="3.237732" calcext:value-type="currency">
            <text:p>$3,24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6-01-01-02</text:p>
          </table:table-cell>
          <table:table-cell table:style-name="ce45" office:value-type="string" calcext:value-type="string">
            <text:p>Inner spool holder rocker plate</text:p>
          </table:table-cell>
          <table:table-cell table:style-name="ce123" office:value-type="float" office:value="26.128" calcext:value-type="float">
            <text:p>26,13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0]*[.D60]*[$Настройки.$B$19]" office:value-type="float" office:value="27.4344" calcext:value-type="float">
            <text:p>27,43</text:p>
          </table:table-cell>
          <table:table-cell table:style-name="ce20" table:formula="of:=4*[.F61]" office:value-type="float" office:value="8" calcext:value-type="float">
            <text:p>8</text:p>
          </table:table-cell>
          <table:table-cell table:style-name="ce123" table:formula="of:=[.E60]*[.F60]" office:value-type="float" office:value="219.4752" calcext:value-type="float">
            <text:p>219,48</text:p>
          </table:table-cell>
          <table:table-cell table:style-name="ce30" table:formula="of:=[.G60]*[$Настройки.$B$20]/1000" office:value-type="currency" office:currency="USD" office:value="8.46547200000001" calcext:value-type="currency">
            <text:p>$8,47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6-01-02</text:p>
          </table:table-cell>
          <table:table-cell table:style-name="ce45" office:value-type="string" calcext:value-type="string">
            <text:p>Inner spool holder mount part A</text:p>
          </table:table-cell>
          <table:table-cell table:style-name="ce123" office:value-type="float" office:value="39.175" calcext:value-type="float">
            <text:p>39,18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61]*[.D61]*[$Настройки.$B$19]" office:value-type="float" office:value="20.566875" calcext:value-type="float">
            <text:p>20,57</text:p>
          </table:table-cell>
          <table:table-cell table:style-name="ce20" table:formula="of:=[$Настройки.B3]" office:value-type="float" office:value="2" calcext:value-type="float">
            <text:p>2</text:p>
          </table:table-cell>
          <table:table-cell table:style-name="ce123" table:formula="of:=[.E61]*[.F61]" office:value-type="float" office:value="41.13375" calcext:value-type="float">
            <text:p>41,13</text:p>
          </table:table-cell>
          <table:table-cell table:style-name="ce30" table:formula="of:=[.G61]*[$Настройки.$B$20]/1000" office:value-type="currency" office:currency="USD" office:value="1.5865875" calcext:value-type="currency">
            <text:p>$1,59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6-01-03</text:p>
          </table:table-cell>
          <table:table-cell table:style-name="ce45" office:value-type="string" calcext:value-type="string">
            <text:p>Inner spool holder mount part B</text:p>
          </table:table-cell>
          <table:table-cell table:style-name="ce123" office:value-type="float" office:value="38.126" calcext:value-type="float">
            <text:p>38,13</text:p>
          </table:table-cell>
          <table:table-cell table:style-name="ce126" office:value-type="percentage" office:value="0.5" calcext:value-type="percentage">
            <text:p>50,00%</text:p>
          </table:table-cell>
          <table:table-cell table:style-name="ce123" table:formula="of:=[.C62]*[.D62]*[$Настройки.$B$19]" office:value-type="float" office:value="20.01615" calcext:value-type="float">
            <text:p>20,02</text:p>
          </table:table-cell>
          <table:table-cell table:style-name="ce20" table:formula="of:=[.F61]" office:value-type="float" office:value="2" calcext:value-type="float">
            <text:p>2</text:p>
          </table:table-cell>
          <table:table-cell table:style-name="ce123" table:formula="of:=[.E62]*[.F62]" office:value-type="float" office:value="40.0323" calcext:value-type="float">
            <text:p>40,03</text:p>
          </table:table-cell>
          <table:table-cell table:style-name="ce30" table:formula="of:=[.G62]*[$Настройки.$B$20]/1000" office:value-type="currency" office:currency="USD" office:value="1.544103" calcext:value-type="currency">
            <text:p>$1,54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176" office:value-type="string" calcext:value-type="string" table:number-columns-spanned="9" table:number-rows-spanned="1">
            <text:p>Купол</text:p>
          </table:table-cell>
          <table:covered-table-cell table:style-name="ce176"/>
          <table:covered-table-cell table:style-name="ce200"/>
          <table:covered-table-cell table:style-name="ce176"/>
          <table:covered-table-cell table:style-name="ce200"/>
          <table:covered-table-cell table:number-columns-repeated="4" table:style-name="ce176"/>
          <table:table-cell table:style-name="Default" table:number-columns-repeated="1013"/>
        </table:table-row>
        <table:table-row table:style-name="ro7">
          <table:table-cell table:style-name="ce45" office:value-type="string" calcext:value-type="string">
            <text:p>V05-07-01</text:p>
          </table:table-cell>
          <table:table-cell table:style-name="ce45" office:value-type="string" calcext:value-type="string">
            <text:p>Enclosure top corner</text:p>
          </table:table-cell>
          <table:table-cell table:style-name="ce123" office:value-type="float" office:value="7.65" calcext:value-type="float">
            <text:p>7,6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4]*[.D64]*[$Настройки.$B$19]" office:value-type="float" office:value="8.0325" calcext:value-type="float">
            <text:p>8,03</text:p>
          </table:table-cell>
          <table:table-cell table:style-name="ce20" office:value-type="float" office:value="4" calcext:value-type="float">
            <text:p>4</text:p>
          </table:table-cell>
          <table:table-cell table:style-name="ce123" table:formula="of:=[.E64]*[.F64]" office:value-type="float" office:value="32.13" calcext:value-type="float">
            <text:p>32,13</text:p>
          </table:table-cell>
          <table:table-cell table:style-name="ce30" table:formula="of:=[.G64]*[$Настройки.$B$20]/1000" office:value-type="currency" office:currency="USD" office:value="1.2393" calcext:value-type="currency">
            <text:p>$1,24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5</text:p>
          </table:table-cell>
          <table:table-cell table:style-name="ce45" office:value-type="string" calcext:value-type="string">
            <text:p>Enclosure top panel corner</text:p>
          </table:table-cell>
          <table:table-cell table:style-name="ce123" office:value-type="float" office:value="0.75" calcext:value-type="float">
            <text:p>0,7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5]*[.D65]*[$Настройки.$B$19]" office:value-type="float" office:value="0.7875" calcext:value-type="float">
            <text:p>0,79</text:p>
          </table:table-cell>
          <table:table-cell table:style-name="ce20" office:value-type="float" office:value="22" calcext:value-type="float">
            <text:p>22</text:p>
          </table:table-cell>
          <table:table-cell table:style-name="ce123" table:formula="of:=[.E65]*[.F65]" office:value-type="float" office:value="17.325" calcext:value-type="float">
            <text:p>17,33</text:p>
          </table:table-cell>
          <table:table-cell table:style-name="ce30" table:formula="of:=[.G65]*[$Настройки.$B$20]/1000" office:value-type="currency" office:currency="USD" office:value="0.66825" calcext:value-type="currency">
            <text:p>$0,67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6-01</text:p>
          </table:table-cell>
          <table:table-cell table:style-name="ce45" office:value-type="string" calcext:value-type="string">
            <text:p>Enclosure top hinge part A</text:p>
          </table:table-cell>
          <table:table-cell table:style-name="ce123" office:value-type="float" office:value="4.158" calcext:value-type="float">
            <text:p>4,16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6]*[.D66]*[$Настройки.$B$19]" office:value-type="float" office:value="4.3659" calcext:value-type="float">
            <text:p>4,37</text:p>
          </table:table-cell>
          <table:table-cell table:style-name="ce20" table:formula="of:=[.F68]" office:value-type="float" office:value="2" calcext:value-type="float">
            <text:p>2</text:p>
          </table:table-cell>
          <table:table-cell table:style-name="ce123" table:formula="of:=[.E66]*[.F66]" office:value-type="float" office:value="8.7318" calcext:value-type="float">
            <text:p>8,73</text:p>
          </table:table-cell>
          <table:table-cell table:style-name="ce30" table:formula="of:=[.G66]*[$Настройки.$B$20]/1000" office:value-type="currency" office:currency="USD" office:value="0.336798" calcext:value-type="currency">
            <text:p>$0,34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6-02</text:p>
          </table:table-cell>
          <table:table-cell table:style-name="ce45" office:value-type="string" calcext:value-type="string">
            <text:p>Enclosure top hinge part B</text:p>
          </table:table-cell>
          <table:table-cell table:style-name="ce123" office:value-type="float" office:value="4.158" calcext:value-type="float">
            <text:p>4,16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7]*[.D67]*[$Настройки.$B$19]" office:value-type="float" office:value="4.3659" calcext:value-type="float">
            <text:p>4,37</text:p>
          </table:table-cell>
          <table:table-cell table:style-name="ce20" table:formula="of:=[.F68]" office:value-type="float" office:value="2" calcext:value-type="float">
            <text:p>2</text:p>
          </table:table-cell>
          <table:table-cell table:style-name="ce123" table:formula="of:=[.E67]*[.F67]" office:value-type="float" office:value="8.7318" calcext:value-type="float">
            <text:p>8,73</text:p>
          </table:table-cell>
          <table:table-cell table:style-name="ce30" table:formula="of:=[.G67]*[$Настройки.$B$20]/1000" office:value-type="currency" office:currency="USD" office:value="0.336798" calcext:value-type="currency">
            <text:p>$0,34</text:p>
          </table:table-cell>
          <table:table-cell table:style-name="ce144" office:value-type="string" calcext:value-type="string">
            <text:p>Половина обычные, половина отражённые</text:p>
          </table:table-cell>
          <table:table-cell table:style-name="ce140" table:number-columns-repeated="1013"/>
        </table:table-row>
        <table:table-row table:style-name="ro7">
          <table:table-cell table:style-name="ce45" office:value-type="string" calcext:value-type="string">
            <text:p>V05-07-08</text:p>
          </table:table-cell>
          <table:table-cell table:style-name="ce45" office:value-type="string" calcext:value-type="string">
            <text:p>Enclosure top mount</text:p>
          </table:table-cell>
          <table:table-cell table:style-name="ce123" office:value-type="float" office:value="36.35" calcext:value-type="float">
            <text:p>36,35</text:p>
          </table:table-cell>
          <table:table-cell table:style-name="ce126" office:value-type="percentage" office:value="1" calcext:value-type="percentage">
            <text:p>100,00%</text:p>
          </table:table-cell>
          <table:table-cell table:style-name="ce123" table:formula="of:=[.C68]*[.D68]*[$Настройки.$B$19]" office:value-type="float" office:value="38.1675" calcext:value-type="float">
            <text:p>38,17</text:p>
          </table:table-cell>
          <table:table-cell table:style-name="ce20" office:value-type="float" office:value="2" calcext:value-type="float">
            <text:p>2</text:p>
          </table:table-cell>
          <table:table-cell table:style-name="ce123" table:formula="of:=[.E68]*[.F68]" office:value-type="float" office:value="76.335" calcext:value-type="float">
            <text:p>76,34</text:p>
          </table:table-cell>
          <table:table-cell table:style-name="ce30" table:formula="of:=[.G68]*[$Настройки.$B$20]/1000" office:value-type="currency" office:currency="USD" office:value="2.94435" calcext:value-type="currency">
            <text:p>$2,94</text:p>
          </table:table-cell>
          <table:table-cell table:style-name="ce144" office:value-type="string" calcext:value-type="string">
            <text:p>Не отражать</text:p>
          </table:table-cell>
          <table:table-cell table:style-name="ce140" table:number-columns-repeated="1013"/>
        </table:table-row>
        <table:table-row table:style-name="ro18">
          <table:table-cell table:style-name="ce185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45"/>
          <table:covered-table-cell table:style-name="ce123"/>
          <table:covered-table-cell table:style-name="ce126"/>
          <table:covered-table-cell table:style-name="ce129"/>
          <table:covered-table-cell table:style-name="ce132"/>
          <table:table-cell table:style-name="ce97" table:formula="of:=SUM([.G5:.G68])" office:value-type="float" office:value="1481.0292" calcext:value-type="float">
            <text:p>1 481,03</text:p>
          </table:table-cell>
          <table:table-cell table:style-name="ce134" table:formula="of:=SUM([.H5:.H68])" office:value-type="currency" office:currency="USD" office:value="57.125412" calcext:value-type="currency">
            <text:p>$57,13</text:p>
          </table:table-cell>
          <table:table-cell table:style-name="ce144"/>
          <table:table-cell table:number-columns-repeated="1013"/>
        </table:table-row>
        <table:table-row table:style-name="ro6" table:number-rows-repeated="10">
          <table:table-cell table:number-columns-repeated="3"/>
          <table:table-cell table:style-name="ce127"/>
          <table:table-cell table:number-columns-repeated="3"/>
          <table:table-cell table:style-name="ce135"/>
          <table:table-cell table:number-columns-repeated="1014"/>
        </table:table-row>
        <table:table-row table:style-name="ro6" table:number-rows-repeated="104849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Стандартные изделия" table:style-name="ta1">
        <office:forms form:automatic-focus="false" form:apply-design-mode="false"/>
        <table:table-column table:style-name="co17" table:default-cell-style-name="ce249"/>
        <table:table-column table:style-name="co18" table:default-cell-style-name="ce298"/>
        <table:table-column table:style-name="co19" table:default-cell-style-name="ce249"/>
        <table:table-column table:style-name="co20" table:number-columns-repeated="9" table:default-cell-style-name="ce249"/>
        <table:table-column table:style-name="co21" table:default-cell-style-name="ce249"/>
        <table:table-column table:style-name="co20" table:number-columns-repeated="27" table:default-cell-style-name="ce249"/>
        <table:table-column table:style-name="co3" table:number-columns-repeated="983" table:default-cell-style-name="ce249"/>
        <table:table-column table:style-name="co3" table:default-cell-style-name="Default"/>
        <table:table-row table:style-name="ro19">
          <table:table-cell table:style-name="ce233" table:number-columns-spanned="2" table:number-rows-spanned="5"/>
          <table:covered-table-cell table:style-name="ce250"/>
          <table:table-cell table:style-name="ce176" office:value-type="string" calcext:value-type="string">
            <text:p>Тип</text:p>
          </table:table-cell>
          <table:table-cell table:style-name="ce197" office:value-type="string" calcext:value-type="string" table:number-columns-spanned="9" table:number-rows-spanned="1">
            <text:p>Винт с полукруглой головкой</text:p>
          </table:table-cell>
          <table:covered-table-cell table:number-columns-repeated="5" table:style-name="ce197"/>
          <table:covered-table-cell table:number-columns-repeated="3" table:style-name="ce217"/>
          <table:table-cell table:style-name="ce203" office:value-type="string" calcext:value-type="string">
            <text:p>Винт с полукруглой головокой и прессшайбой</text:p>
          </table:table-cell>
          <table:table-cell table:style-name="ce197" office:value-type="string" calcext:value-type="string" table:number-columns-spanned="11" table:number-rows-spanned="1">
            <text:p>Винт с потайной головкой</text:p>
          </table:table-cell>
          <table:covered-table-cell table:number-columns-repeated="10" table:style-name="ce217"/>
          <table:table-cell table:style-name="ce213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217"/>
          <table:table-cell table:style-name="ce197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217"/>
          <table:table-cell table:style-name="ce197" office:value-type="string" calcext:value-type="string" table:number-columns-spanned="2" table:number-rows-spanned="1">
            <text:p>Т-гайка</text:p>
          </table:table-cell>
          <table:covered-table-cell table:style-name="ce217"/>
          <table:table-cell table:style-name="ce203" office:value-type="string" calcext:value-type="string">
            <text:p>Резьб. Вставка</text:p>
          </table:table-cell>
          <table:table-cell table:style-name="ce203" office:value-type="string" calcext:value-type="string">
            <text:p>Болт</text:p>
          </table:table-cell>
          <table:table-cell table:style-name="ce213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213"/>
          <table:table-cell table:style-name="ce213" office:value-type="string" calcext:value-type="string" table:number-columns-spanned="4" table:number-rows-spanned="1">
            <text:p>Подшипник</text:p>
          </table:table-cell>
          <table:covered-table-cell table:number-columns-repeated="3" table:style-name="ce213"/>
          <table:table-cell table:style-name="ce368" table:number-columns-repeated="983"/>
          <table:table-cell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D резьбы</text:p>
          </table:table-cell>
          <table:table-cell table:style-name="ce198" office:value-type="string" calcext:value-type="string" table:number-columns-spanned="4" table:number-rows-spanned="1">
            <text:p>M3</text:p>
          </table:table-cell>
          <table:covered-table-cell table:number-columns-repeated="2" table:style-name="ce198" office:value-type="string" calcext:value-type="string">
            <text:p>M3</text:p>
          </table:covered-table-cell>
          <table:covered-table-cell table:style-name="ce198"/>
          <table:table-cell table:style-name="ce198" office:value-type="string" calcext:value-type="string" table:number-columns-spanned="4" table:number-rows-spanned="1">
            <text:p>M4</text:p>
          </table:table-cell>
          <table:covered-table-cell table:style-name="ce198" office:value-type="string" calcext:value-type="string">
            <text:p>M4</text:p>
          </table:covered-table-cell>
          <table:covered-table-cell table:style-name="ce183" office:value-type="string" calcext:value-type="string">
            <text:p>M4</text:p>
          </table:covered-table-cell>
          <table:covered-table-cell table:style-name="ce183"/>
          <table:table-cell table:style-name="ce290" office:value-type="string" calcext:value-type="string">
            <text:p>M6</text:p>
          </table:table-cell>
          <table:table-cell table:style-name="ce198" office:value-type="string" calcext:value-type="string">
            <text:p>M4</text:p>
          </table:table-cell>
          <table:table-cell table:style-name="ce198" office:value-type="string" calcext:value-type="string" table:number-columns-spanned="8" table:number-rows-spanned="1">
            <text:p>M3</text:p>
          </table:table-cell>
          <table:covered-table-cell table:style-name="ce183" office:value-type="string" calcext:value-type="string">
            <text:p>M3</text:p>
          </table:covered-table-cell>
          <table:covered-table-cell table:style-name="ce183"/>
          <table:covered-table-cell table:number-columns-repeated="2" table:style-name="ce183" office:value-type="string" calcext:value-type="string">
            <text:p>M3</text:p>
          </table:covered-table-cell>
          <table:covered-table-cell table:style-name="ce183"/>
          <table:covered-table-cell table:number-columns-repeated="2" table:style-name="ce183" office:value-type="string" calcext:value-type="string">
            <text:p>M3</text:p>
          </table:covered-table-cell>
          <table:table-cell table:style-name="ce198" office:value-type="string" calcext:value-type="string" table:number-columns-spanned="2" table:number-rows-spanned="1">
            <text:p>M4</text:p>
          </table:table-cell>
          <table:covered-table-cell table:style-name="ce183"/>
          <table:table-cell table:style-name="ce290" office:value-type="string" calcext:value-type="string">
            <text:p>M6</text:p>
          </table:table-cell>
          <table:table-cell table:style-name="ce198" office:value-type="string" calcext:value-type="string" table:number-columns-spanned="2" table:number-rows-spanned="1">
            <text:p>M3</text:p>
          </table:table-cell>
          <table:covered-table-cell table:style-name="ce183"/>
          <table:table-cell table:style-name="ce196" office:value-type="string" calcext:value-type="string" table:number-columns-spanned="1" table:number-rows-spanned="2">
            <text:p>M3</text:p>
          </table:table-cell>
          <table:table-cell table:style-name="ce196" office:value-type="string" calcext:value-type="string" table:number-columns-spanned="1" table:number-rows-spanned="2">
            <text:p>M4</text:p>
          </table:table-cell>
          <table:table-cell table:style-name="ce196" office:value-type="string" calcext:value-type="string" table:number-columns-spanned="1" table:number-rows-spanned="2">
            <text:p>M5</text:p>
          </table:table-cell>
          <table:table-cell table:style-name="ce196" office:value-type="string" calcext:value-type="string" table:number-columns-spanned="1" table:number-rows-spanned="2">
            <text:p>М3</text:p>
          </table:table-cell>
          <table:table-cell table:style-name="ce196" office:value-type="string" calcext:value-type="string" table:number-columns-spanned="1" table:number-rows-spanned="2">
            <text:p>М4</text:p>
          </table:table-cell>
          <table:table-cell table:style-name="ce198" office:value-type="string" calcext:value-type="string">
            <text:p>M3</text:p>
          </table:table-cell>
          <table:table-cell table:style-name="ce290" office:value-type="string" calcext:value-type="string">
            <text:p>М5</text:p>
          </table:table-cell>
          <table:table-cell table:style-name="ce196" office:value-type="string" calcext:value-type="string" table:number-columns-spanned="1" table:number-rows-spanned="2">
            <text:p>М3</text:p>
          </table:table-cell>
          <table:table-cell table:style-name="ce196" office:value-type="string" calcext:value-type="string" table:number-columns-spanned="1" table:number-rows-spanned="2">
            <text:p>М4</text:p>
          </table:table-cell>
          <table:table-cell table:style-name="ce213" office:value-type="string" calcext:value-type="string" table:number-columns-spanned="1" table:number-rows-spanned="2">
            <text:p>M8 Рег.</text:p>
          </table:table-cell>
          <table:table-cell table:style-name="ce196" office:value-type="float" office:value="623" calcext:value-type="float" table:number-columns-spanned="1" table:number-rows-spanned="2">
            <text:p>623</text:p>
          </table:table-cell>
          <table:table-cell table:style-name="ce196" office:value-type="string" calcext:value-type="string" table:number-columns-spanned="1" table:number-rows-spanned="2">
            <text:p>F623</text:p>
          </table:table-cell>
          <table:table-cell table:style-name="ce213" office:value-type="string" calcext:value-type="string" table:number-columns-spanned="1" table:number-rows-spanned="2">
            <text:p>F695</text:p>
          </table:table-cell>
          <table:table-cell table:style-name="ce213" office:value-type="string" calcext:value-type="string" table:number-columns-spanned="1" table:number-rows-spanned="2">
            <text:p>F688</text:p>
          </table:table-cell>
          <table:table-cell table:style-name="ce298" table:number-columns-repeated="983"/>
          <table:table-cell/>
        </table:table-row>
        <table:table-row table:style-name="ro6">
          <table:covered-table-cell table:style-name="ce234"/>
          <table:covered-table-cell table:style-name="ce255"/>
          <table:table-cell table:style-name="ce160" office:value-type="string" calcext:value-type="string">
            <text:p>L винта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198" office:value-type="string" calcext:value-type="string" table:number-columns-spanned="1" table:number-rows-spanned="3">
            <text:p>*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6" calcext:value-type="float">
            <text:p>6</text:p>
          </table:table-cell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16" calcext:value-type="float">
            <text:p>16</text:p>
          </table:table-cell>
          <table:table-cell table:style-name="ce290" office:value-type="float" office:value="18" calcext:value-type="float">
            <text:p>18</text:p>
          </table:table-cell>
          <table:table-cell table:style-name="ce290" office:value-type="float" office:value="20" calcext:value-type="float">
            <text:p>20</text:p>
          </table:table-cell>
          <table:table-cell table:style-name="ce290" office:value-type="float" office:value="30" calcext:value-type="float">
            <text:p>30</text:p>
          </table:table-cell>
          <table:table-cell table:style-name="ce290" office:value-type="float" office:value="35" calcext:value-type="float">
            <text:p>35</text:p>
          </table:table-cell>
          <table:table-cell table:style-name="ce290" office:value-type="float" office:value="50" calcext:value-type="float">
            <text:p>50</text:p>
          </table:table-cell>
          <table:table-cell table:style-name="ce290" office:value-type="float" office:value="8" calcext:value-type="float">
            <text:p>8</text:p>
          </table:table-cell>
          <table:table-cell table:number-columns-repeated="2" table:style-name="ce290" office:value-type="float" office:value="12" calcext:value-type="float">
            <text:p>12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40" calcext:value-type="float">
            <text:p>40</text:p>
          </table:table-cell>
          <table:covered-table-cell table:number-columns-repeated="5" table:style-name="ce183"/>
          <table:table-cell table:style-name="ce290" office:value-type="float" office:value="5" calcext:value-type="float">
            <text:p>5</text:p>
          </table:table-cell>
          <table:table-cell table:style-name="ce290" office:value-type="float" office:value="50" calcext:value-type="float">
            <text:p>50</text:p>
          </table:table-cell>
          <table:covered-table-cell table:number-columns-repeated="7" table:style-name="ce183"/>
          <table:table-cell table:style-name="ce298" table:number-columns-repeated="983"/>
          <table:table-cell/>
        </table:table-row>
        <table:table-row table:style-name="ro6">
          <table:covered-table-cell table:style-name="ce235"/>
          <table:covered-table-cell table:style-name="ce259"/>
          <table:table-cell table:style-name="ce232" office:value-type="string" calcext:value-type="string">
            <text:p>Цена ед.</text:p>
          </table:table-cell>
          <table:table-cell table:style-name="ce343" table:formula="of:=3.33/[$Настройки.B22]" office:value-type="currency" office:currency="USD" office:value="0.0475714285714286" calcext:value-type="currency">
            <text:p>$0,05</text:p>
          </table:table-cell>
          <table:table-cell table:style-name="ce343" table:formula="of:=3.75/[$Настройки.B22]" office:value-type="currency" office:currency="USD" office:value="0.0535714285714286" calcext:value-type="currency">
            <text:p>$0,05</text:p>
          </table:table-cell>
          <table:table-cell table:style-name="ce343" table:formula="of:=4.9/[$Настройки.B22]" office:value-type="currency" office:currency="USD" office:value="0.07" calcext:value-type="currency">
            <text:p>$0,07</text:p>
          </table:table-cell>
          <table:covered-table-cell table:style-name="ce343"/>
          <table:table-cell table:style-name="ce343" table:formula="of:=6.06/[$Настройки.B22]" office:value-type="currency" office:currency="USD" office:value="0.0865714285714286" calcext:value-type="currency">
            <text:p>$0,09</text:p>
          </table:table-cell>
          <table:table-cell table:style-name="ce343" table:formula="of:=5.95/[$Настройки.B22]" office:value-type="currency" office:currency="USD" office:value="0.085" calcext:value-type="currency">
            <text:p>$0,09</text:p>
          </table:table-cell>
          <table:table-cell table:style-name="ce343" table:formula="of:=5.6/[$Настройки.B22]" office:value-type="currency" office:currency="USD" office:value="0.08" calcext:value-type="currency">
            <text:p>$0,08</text:p>
          </table:table-cell>
          <table:table-cell table:style-name="ce343" table:formula="of:=10.71/[$Настройки.B22]" office:value-type="currency" office:currency="USD" office:value="0.153" calcext:value-type="currency">
            <text:p>$0,15</text:p>
          </table:table-cell>
          <table:table-cell table:style-name="ce343" table:formula="of:=10.12/[$Настройки.B22]" office:value-type="currency" office:currency="USD" office:value="0.144571428571429" calcext:value-type="currency">
            <text:p>$0,14</text:p>
          </table:table-cell>
          <table:table-cell table:style-name="ce343" table:formula="of:=8.75/[$Настройки.B22]" office:value-type="currency" office:currency="USD" office:value="0.125" calcext:value-type="currency">
            <text:p>$0,13</text:p>
          </table:table-cell>
          <table:table-cell table:style-name="ce343" table:formula="of:=2.21/[$Настройки.B22]" office:value-type="currency" office:currency="USD" office:value="0.0315714285714286" calcext:value-type="currency">
            <text:p>$0,03</text:p>
          </table:table-cell>
          <table:table-cell table:style-name="ce343" table:formula="of:=2.87/[$Настройки.B22]" office:value-type="currency" office:currency="USD" office:value="0.041" calcext:value-type="currency">
            <text:p>$0,04</text:p>
          </table:table-cell>
          <table:table-cell table:style-name="ce343" table:formula="of:=4.31/[$Настройки.B22]" office:value-type="currency" office:currency="USD" office:value="0.0615714285714286" calcext:value-type="currency">
            <text:p>$0,06</text:p>
          </table:table-cell>
          <table:table-cell table:style-name="ce343" table:formula="of:=2.55/[$Настройки.B22]" office:value-type="currency" office:currency="USD" office:value="0.0364285714285714" calcext:value-type="currency">
            <text:p>$0,04</text:p>
          </table:table-cell>
          <table:table-cell table:style-name="ce343" table:formula="of:=4.1/[$Настройки.B22]" office:value-type="currency" office:currency="USD" office:value="0.0585714285714286" calcext:value-type="currency">
            <text:p>$0,06</text:p>
          </table:table-cell>
          <table:table-cell table:style-name="ce343" table:formula="of:=7.88/[$Настройки.B22]" office:value-type="currency" office:currency="USD" office:value="0.112571428571429" calcext:value-type="currency">
            <text:p>$0,11</text:p>
          </table:table-cell>
          <table:table-cell table:style-name="ce343" table:formula="of:=9.31/[$Настройки.B22]" office:value-type="currency" office:currency="USD" office:value="0.133" calcext:value-type="currency">
            <text:p>$0,13</text:p>
          </table:table-cell>
          <table:table-cell table:style-name="ce343" table:formula="of:=18.27/[$Настройки.B22]" office:value-type="currency" office:currency="USD" office:value="0.261" calcext:value-type="currency">
            <text:p>$0,26</text:p>
          </table:table-cell>
          <table:table-cell table:style-name="ce343" table:formula="of:=4.97/[$Настройки.B22]" office:value-type="currency" office:currency="USD" office:value="0.071" calcext:value-type="currency">
            <text:p>$0,07</text:p>
          </table:table-cell>
          <table:table-cell table:style-name="ce343" table:formula="of:=4.8/[$Настройки.B22]" office:value-type="currency" office:currency="USD" office:value="0.0685714285714286" calcext:value-type="currency">
            <text:p>$0,07</text:p>
          </table:table-cell>
          <table:table-cell table:style-name="ce343" table:formula="of:=10.12/[$Настройки.B22]" office:value-type="currency" office:currency="USD" office:value="0.144571428571429" calcext:value-type="currency">
            <text:p>$0,14</text:p>
          </table:table-cell>
          <table:table-cell table:style-name="ce343" table:formula="of:=3.22/[$Настройки.B22]" office:value-type="currency" office:currency="USD" office:value="0.046" calcext:value-type="currency">
            <text:p>$0,05</text:p>
          </table:table-cell>
          <table:table-cell table:style-name="ce343" table:formula="of:=7.95/[$Настройки.B22]" office:value-type="currency" office:currency="USD" office:value="0.113571428571429" calcext:value-type="currency">
            <text:p>$0,11</text:p>
          </table:table-cell>
          <table:table-cell table:style-name="ce343" table:formula="of:=2.52/[$Настройки.B22]" office:value-type="currency" office:currency="USD" office:value="0.036" calcext:value-type="currency">
            <text:p>$0,04</text:p>
          </table:table-cell>
          <table:table-cell table:style-name="ce343" table:formula="of:=2.42/[$Настройки.B22]" office:value-type="currency" office:currency="USD" office:value="0.0345714285714286" calcext:value-type="currency">
            <text:p>$0,03</text:p>
          </table:table-cell>
          <table:table-cell table:style-name="ce343" table:formula="of:=3.05/[$Настройки.B22]" office:value-type="currency" office:currency="USD" office:value="0.0435714285714286" calcext:value-type="currency">
            <text:p>$0,04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8.59/100" office:value-type="currency" office:currency="USD" office:value="0.0859" calcext:value-type="currency">
            <text:p>$0,09</text:p>
          </table:table-cell>
          <table:table-cell table:style-name="ce343" table:formula="of:=4.43/100" office:value-type="currency" office:currency="USD" office:value="0.0443" calcext:value-type="currency">
            <text:p>$0,04</text:p>
          </table:table-cell>
          <table:table-cell table:style-name="ce343" table:formula="of:=17.4/[$Настройки.B22]" office:value-type="currency" office:currency="USD" office:value="0.248571428571429" calcext:value-type="currency">
            <text:p>$0,25</text:p>
          </table:table-cell>
          <table:table-cell table:style-name="ce343" table:formula="of:=0.6/[$Настройки.B22]" office:value-type="currency" office:currency="USD" office:value="0.00857142857142857" calcext:value-type="currency">
            <text:p>$0,01</text:p>
          </table:table-cell>
          <table:table-cell table:style-name="ce343" table:formula="of:=0.91/[$Настройки.B22]" office:value-type="currency" office:currency="USD" office:value="0.013" calcext:value-type="currency">
            <text:p>$0,01</text:p>
          </table:table-cell>
          <table:table-cell table:style-name="ce343" table:formula="of:=28.67/[$Настройки.B22]" office:value-type="currency" office:currency="USD" office:value="0.409571428571429" calcext:value-type="currency">
            <text:p>$0,41</text:p>
          </table:table-cell>
          <table:table-cell table:style-name="ce343" office:value-type="currency" office:currency="USD" office:value="0.63" calcext:value-type="currency">
            <text:p>$0,63</text:p>
          </table:table-cell>
          <table:table-cell table:style-name="ce343" office:value-type="currency" office:currency="USD" office:value="0.72" calcext:value-type="currency">
            <text:p>$0,72</text:p>
          </table:table-cell>
          <table:table-cell table:style-name="ce343" office:value-type="currency" office:currency="USD" office:value="0.42" calcext:value-type="currency">
            <text:p>$0,42</text:p>
          </table:table-cell>
          <table:table-cell table:style-name="ce343" office:value-type="currency" office:currency="USD" office:value="0.77" calcext:value-type="currency">
            <text:p>$0,77</text:p>
          </table:table-cell>
          <table:table-cell table:style-name="ce369" table:number-columns-repeated="983"/>
          <table:table-cell/>
        </table:table-row>
        <table:table-row table:style-name="ro7">
          <table:covered-table-cell table:style-name="ce236"/>
          <table:covered-table-cell table:style-name="ce255"/>
          <table:table-cell table:style-name="ce160" office:value-type="string" calcext:value-type="string">
            <text:p>Ссылка</text:p>
          </table:table-cell>
          <table:table-cell table:style-name="ce29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3kh16_v_sh_p_kr_nerzh_a2_iso_7380/" xlink:type="simple">Link</text:a></text:p>
          </table:table-cell>
          <table:covered-table-cell table:style-name="ce183"/>
          <table:table-cell table:style-name="ce290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29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29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29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29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29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letyshops.com/r/aliexpress-041e9f7da983" xlink:type="simple">Link</text:a></text:p>
          </table:table-cell>
          <table:table-cell table:style-name="ce290" office:value-type="string" calcext:value-type="string">
            <text:p><text:a xlink:href="https://aliexpress.ru/item/32958273559.html" xlink:type="simple">Link</text:a></text:p>
          </table:table-cell>
          <table:table-cell table:style-name="ce29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29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29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290" office:value-type="string" calcext:value-type="string">
            <text:p><text:a xlink:href="https://letyshops.com/r/aliexpress-d4dba4cc6af5" xlink:type="simple">Link</text:a></text:p>
          </table:table-cell>
          <table:table-cell table:style-name="ce290" office:value-type="string" calcext:value-type="string">
            <text:p><text:a xlink:href="https://aliexpress.ru/item/4001227123701.html" xlink:type="simple">Link</text:a></text:p>
          </table:table-cell>
          <table:table-cell table:style-name="ce290" office:value-type="string" calcext:value-type="string">
            <text:p><text:a xlink:href="https://letyshops.com/r/aliexpress-3a8c6e5a7013" xlink:type="simple">Link</text:a></text:p>
          </table:table-cell>
          <table:table-cell table:style-name="ce290" office:value-type="string" calcext:value-type="string">
            <text:p><text:a xlink:href="https://aliexpress.ru/item/32851656343.html" xlink:type="simple">Link</text:a></text:p>
          </table:table-cell>
          <table:table-cell table:number-columns-repeated="984"/>
        </table:table-row>
        <table:table-row table:style-name="ro6">
          <table:table-cell table:style-name="ce237" office:value-type="string" calcext:value-type="string">
            <text:p>Сборка</text:p>
          </table:table-cell>
          <table:table-cell table:style-name="ce237" office:value-type="string" calcext:value-type="string">
            <text:p>Ед.</text:p>
          </table:table-cell>
          <table:table-cell table:style-name="ce313" table:number-columns-repeated="38"/>
          <table:table-cell table:number-columns-repeated="984"/>
        </table:table-row>
        <table:table-row table:style-name="ro6">
          <table:table-cell table:style-name="ce157" office:value-type="string" calcext:value-type="string">
            <text:p>V05-00-00 — K3D VOSTOK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8"/>
          <table:table-cell table:style-name="ce98" table:formula="of:=30+2*[$Настройки.B14]" office:value-type="float" office:value="34" calcext:value-type="float">
            <text:p>34</text:p>
          </table:table-cell>
          <table:table-cell table:style-name="ce98" table:number-columns-repeated="28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5-01-00 — XY porta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1"/>
          <table:table-cell table:style-name="ce212" table:formula="of:=FLOOR([$'Покупные изделия'.D38]/0.03;1)*2" office:value-type="float" office:value="20" calcext:value-type="float">
            <text:p>20</text:p>
          </table:table-cell>
          <table:table-cell table:style-name="ce212" table:number-columns-repeated="4"/>
          <table:table-cell table:style-name="ce212" table:formula="of:=[.Y8]" office:value-type="float" office:value="20" calcext:value-type="float">
            <text:p>20</text:p>
          </table:table-cell>
          <table:table-cell table:style-name="ce212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1-01-00 — X axis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21"/>
          <table:table-cell table:style-name="ce98" table:formula="of:=[$'Покупные изделия'.D23]/0.02" office:value-type="float" office:value="25" calcext:value-type="float">
            <text:p>25</text:p>
          </table:table-cell>
          <table:table-cell table:style-name="ce98" table:number-columns-repeated="4"/>
          <table:table-cell table:style-name="ce98" table:formula="of:=[.Y9]" office:value-type="float" office:value="25" calcext:value-type="float">
            <text:p>25</text:p>
          </table:table-cell>
          <table:table-cell table:style-name="ce98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1-01-01-00 — Y axis carriage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table:formula="of:=[$'Печатные изделия'.F7]" office:value-type="float" office:value="2" calcext:value-type="float">
            <text:p>2</text:p>
          </table:table-cell>
          <table:table-cell table:style-name="ce212" table:number-columns-repeated="9"/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" calcext:value-type="float">
            <text:p>1</text:p>
          </table:table-cell>
          <table:table-cell table:style-name="ce212" table:number-columns-repeated="2"/>
          <table:table-cell table:style-name="ce212" office:value-type="float" office:value="10" calcext:value-type="float">
            <text:p>10</text:p>
          </table:table-cell>
          <table:table-cell table:style-name="ce212" table:number-columns-repeated="3"/>
          <table:table-cell table:style-name="ce212" table:formula="of:=[.W10]" office:value-type="float" office:value="2" calcext:value-type="float">
            <text:p>2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COM.MICROSOFT.IFS([$Настройки.B7]=[$БД.A50];3*[$Настройки.B3];[$Настройки.B7]=[$БД.A51];6;[$Настройки.B7]=[$БД.A52];4;[$Настройки.B7]=[$БД.A53];4*[$Настройки.B3])" office:value-type="float" office:value="8" calcext:value-type="float">
            <text:p>8</text:p>
          </table:table-cell>
          <table:table-cell table:style-name="ce313"/>
          <table:table-cell table:style-name="ce98" table:number-columns-repeated="30"/>
          <table:table-cell table:style-name="ce98" office:value-type="float" office:value="4" calcext:value-type="float">
            <text:p>4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1-02-00(CoreXY) — BMG print head</text:p>
          </table:table-cell>
          <table:table-cell table:style-name="ce212" table:formula="of:=[$'Печатные изделия'.F10]" office:value-type="float" office:value="0" calcext:value-type="float">
            <text:p>0</text:p>
          </table:table-cell>
          <table:table-cell table:style-name="ce313"/>
          <table:table-cell table:style-name="ce212" office:value-type="float" office:value="4" calcext:value-type="float">
            <text:p>4</text:p>
          </table:table-cell>
          <table:table-cell table:style-name="ce212"/>
          <table:table-cell table:style-name="ce212" office:value-type="float" office:value="2" calcext:value-type="float">
            <text:p>2</text:p>
          </table:table-cell>
          <table:table-cell table:style-name="ce212" table:number-columns-repeated="10"/>
          <table:table-cell table:style-name="ce212" table:formula="of:=IF([$Настройки.B7]=[$БД.A50];1;2)" office:value-type="float" office:value="2" calcext:value-type="float">
            <text:p>2</text:p>
          </table:table-cell>
          <table:table-cell table:style-name="ce212" table:number-columns-repeated="8"/>
          <table:table-cell table:style-name="ce212" office:value-type="float" office:value="3" calcext:value-type="float">
            <text:p>3</text:p>
          </table:table-cell>
          <table:table-cell table:style-name="ce212" table:formula="of:=[.Q12]" office:value-type="float" office:value="2" calcext:value-type="float">
            <text:p>2</text:p>
          </table:table-cell>
          <table:table-cell table:style-name="ce212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6-01-01-02-00(0.5XY) — BMG print head</text:p>
          </table:table-cell>
          <table:table-cell table:style-name="ce98" table:formula="of:=[$'Печатные изделия'.F9]" office:value-type="float" office:value="2" calcext:value-type="float">
            <text:p>2</text:p>
          </table:table-cell>
          <table:table-cell table:style-name="ce313"/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14"/>
          <table:table-cell table:style-name="ce98" office:value-type="float" office:value="2" calcext:value-type="float">
            <text:p>2</text:p>
          </table:table-cell>
          <table:table-cell table:style-name="ce98" table:number-columns-repeated="4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153" office:value-type="string" calcext:value-type="string">
            <text:p>V05-01-01-03-00 — Roller assembly</text:p>
          </table:table-cell>
          <table:table-cell table:style-name="ce212" table:formula="of:=2*[.B13]" office:value-type="float" office:value="4" calcext:value-type="float">
            <text:p>4</text:p>
          </table:table-cell>
          <table:table-cell table:style-name="ce313"/>
          <table:table-cell table:style-name="ce212" table:number-columns-repeated="30"/>
          <table:table-cell table:style-name="ce212" table:formula="of:=[.AH$11]" office:value-type="float" office:value="4" calcext:value-type="float">
            <text:p>4</text:p>
          </table:table-cell>
          <table:table-cell table:style-name="ce212" table:number-columns-repeated="2"/>
          <table:table-cell table:style-name="ce212" table:formula="of:=[.AK$11]" office:value-type="float" office:value="1" calcext:value-type="float">
            <text:p>1</text:p>
          </table:table-cell>
          <table:table-cell table:style-name="ce212" table:formula="of:=[.AL$11]" office:value-type="float" office:value="2" calcext:value-type="float">
            <text:p>2</text:p>
          </table:table-cell>
          <table:table-cell table:style-name="ce212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6-01-01-04-00(CoreXY) — Matrix print head</text:p>
          </table:table-cell>
          <table:table-cell table:style-name="ce98" table:formula="of:=[$'Печатные изделия'.F18]" office:value-type="float" office:value="0" calcext:value-type="float">
            <text:p>0</text:p>
          </table:table-cell>
          <table:table-cell table:style-name="ce313"/>
          <table:table-cell table:style-name="ce98" office:value-type="float" office:value="6" calcext:value-type="float">
            <text:p>6</text:p>
          </table:table-cell>
          <table:table-cell table:style-name="ce98" table:number-columns-repeated="12"/>
          <table:table-cell table:style-name="ce98" table:formula="of:=IF([$Настройки.B7]=[$БД.A50];1;2)" office:value-type="float" office:value="2" calcext:value-type="float">
            <text:p>2</text:p>
          </table:table-cell>
          <table:table-cell table:style-name="ce98" table:number-columns-repeated="9"/>
          <table:table-cell table:style-name="ce98" table:formula="of:=[.Q15]" office:value-type="float" office:value="2" calcext:value-type="float">
            <text:p>2</text:p>
          </table:table-cell>
          <table:table-cell table:style-name="ce98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1-04-00(0.5XY) — Matrix print head</text:p>
          </table:table-cell>
          <table:table-cell table:style-name="ce212" table:formula="of:=[$'Печатные изделия'.F17]" office:value-type="float" office:value="0" calcext:value-type="float">
            <text:p>0</text:p>
          </table:table-cell>
          <table:table-cell table:style-name="ce313"/>
          <table:table-cell table:style-name="ce212" office:value-type="float" office:value="6" calcext:value-type="float">
            <text:p>6</text:p>
          </table:table-cell>
          <table:table-cell table:style-name="ce212" table:number-columns-repeated="16"/>
          <table:table-cell table:style-name="ce212" office:value-type="float" office:value="2" calcext:value-type="float">
            <text:p>2</text:p>
          </table:table-cell>
          <table:table-cell table:style-name="ce212" table:number-columns-repeated="5"/>
          <table:table-cell table:style-name="ce212" office:value-type="float" office:value="6" calcext:value-type="float">
            <text:p>6</text:p>
          </table:table-cell>
          <table:table-cell table:style-name="ce212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2*[.B16]" office:value-type="float" office:value="0" calcext:value-type="float">
            <text:p>0</text:p>
          </table:table-cell>
          <table:table-cell table:style-name="ce313"/>
          <table:table-cell table:style-name="ce98" table:number-columns-repeated="30"/>
          <table:table-cell table:style-name="ce98" table:formula="of:=[.AH$11]" office:value-type="float" office:value="4" calcext:value-type="float">
            <text:p>4</text:p>
          </table:table-cell>
          <table:table-cell table:style-name="ce98" table:number-columns-repeated="2"/>
          <table:table-cell table:style-name="ce98" table:formula="of:=[.AK$11]" office:value-type="float" office:value="1" calcext:value-type="float">
            <text:p>1</text:p>
          </table:table-cell>
          <table:table-cell table:style-name="ce98" table:formula="of:=[.AL$11]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6-01-02-00(CoreXY) — X axis drive assembly</text:p>
          </table:table-cell>
          <table:table-cell table:style-name="ce212" table:formula="of:=IF([$Настройки.B7]&lt;&gt;&quot;0.5XY&quot;;2;0)" office:value-type="float" office:value="0" calcext:value-type="float">
            <text:p>0</text:p>
          </table:table-cell>
          <table:table-cell table:style-name="ce313"/>
          <table:table-cell table:style-name="ce212" office:value-type="float" office:value="3" calcext:value-type="float">
            <text:p>3</text:p>
          </table:table-cell>
          <table:table-cell table:style-name="ce212" table:number-columns-repeated="4"/>
          <table:table-cell table:style-name="ce212" office:value-type="float" office:value="7" calcext:value-type="float">
            <text:p>7</text:p>
          </table:table-cell>
          <table:table-cell table:style-name="ce212" table:number-columns-repeated="4"/>
          <table:table-cell table:style-name="ce212" office:value-type="float" office:value="1" calcext:value-type="float">
            <text:p>1</text:p>
          </table:table-cell>
          <table:table-cell table:style-name="ce212" table:number-columns-repeated="12"/>
          <table:table-cell table:style-name="ce212" office:value-type="float" office:value="4" calcext:value-type="float">
            <text:p>4</text:p>
          </table:table-cell>
          <table:table-cell table:style-name="ce212" table:number-columns-repeated="3"/>
          <table:table-cell table:style-name="ce212" table:formula="of:=[.I18]" office:value-type="float" office:value="7" calcext:value-type="float">
            <text:p>7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2-00(0.5XY) — X axis drive assembly</text:p>
          </table:table-cell>
          <table:table-cell table:style-name="ce98" table:formula="of:=IF([$Настройки.B7]=&quot;0.5XY&quot;;2;0)" office:value-type="float" office:value="2" calcext:value-type="float">
            <text:p>2</text:p>
          </table:table-cell>
          <table:table-cell table:style-name="ce313"/>
          <table:table-cell table:style-name="ce98" office:value-type="float" office:value="3" calcext:value-type="float">
            <text:p>3</text:p>
          </table:table-cell>
          <table:table-cell table:style-name="ce98" table:number-columns-repeated="4"/>
          <table:table-cell table:style-name="ce98" office:value-type="float" office:value="7" calcext:value-type="float">
            <text:p>7</text:p>
          </table:table-cell>
          <table:table-cell table:style-name="ce98" table:number-columns-repeated="4"/>
          <table:table-cell table:style-name="ce98" office:value-type="float" office:value="1" calcext:value-type="float">
            <text:p>1</text:p>
          </table:table-cell>
          <table:table-cell table:style-name="ce98" table:number-columns-repeated="6"/>
          <table:table-cell table:style-name="ce98" office:value-type="float" office:value="2" calcext:value-type="float">
            <text:p>2</text:p>
          </table:table-cell>
          <table:table-cell table:style-name="ce98" table:number-columns-repeated="5"/>
          <table:table-cell table:style-name="ce98" office:value-type="float" office:value="4" calcext:value-type="float">
            <text:p>4</text:p>
          </table:table-cell>
          <table:table-cell table:style-name="ce98" table:number-columns-repeated="3"/>
          <table:table-cell table:style-name="ce98" table:formula="of:=[.I19]" office:value-type="float" office:value="7" calcext:value-type="float">
            <text:p>7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1-01-03-00 — Roller assembly</text:p>
          </table:table-cell>
          <table:table-cell table:style-name="ce212" table:formula="of:=[.B19]*[$Настройки.B3]" office:value-type="float" office:value="4" calcext:value-type="float">
            <text:p>4</text:p>
          </table:table-cell>
          <table:table-cell table:style-name="ce313"/>
          <table:table-cell table:style-name="ce212" table:number-columns-repeated="30"/>
          <table:table-cell table:style-name="ce212" table:formula="of:=[.AH$11]" office:value-type="float" office:value="4" calcext:value-type="float">
            <text:p>4</text:p>
          </table:table-cell>
          <table:table-cell table:style-name="ce212" table:number-columns-repeated="2"/>
          <table:table-cell table:style-name="ce212" table:formula="of:=[.AK$11]" office:value-type="float" office:value="1" calcext:value-type="float">
            <text:p>1</text:p>
          </table:table-cell>
          <table:table-cell table:style-name="ce212" table:formula="of:=[.AL$11]" office:value-type="float" office:value="2" calcext:value-type="float">
            <text:p>2</text:p>
          </table:table-cell>
          <table:table-cell table:style-name="ce212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3-00 — Y axis drive assembly</text:p>
          </table:table-cell>
          <table:table-cell table:style-name="ce98" table:formula="of:=[$'Покупные изделия'.C30]" office:value-type="float" office:value="1" calcext:value-type="float">
            <text:p>1</text:p>
          </table:table-cell>
          <table:table-cell table:style-name="ce313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21"/>
          <table:table-cell table:style-name="ce98" office:value-type="float" office:value="4" calcext:value-type="float">
            <text:p>4</text:p>
          </table:table-cell>
          <table:table-cell table:style-name="ce98" table:number-columns-repeated="4"/>
          <table:table-cell table:style-name="ce98" office:value-type="float" office:value="3" calcext:value-type="float">
            <text:p>3</text:p>
          </table:table-cell>
          <table:table-cell table:style-name="ce98" table:number-columns-repeated="3"/>
          <table:table-cell table:style-name="ce98" office:value-type="float" office:value="3" calcext:value-type="float">
            <text:p>3</text:p>
          </table:table-cell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6-01-03-00(no-motor) — Y axis drive assembly</text:p>
          </table:table-cell>
          <table:table-cell table:style-name="ce212" table:formula="of:=IF([$Настройки.B7]=&quot;CoreXY&quot;;0;1-[.B21])" office:value-type="float" office:value="0" calcext:value-type="float">
            <text:p>0</text:p>
          </table:table-cell>
          <table:table-cell table:style-name="ce313"/>
          <table:table-cell table:style-name="ce212"/>
          <table:table-cell table:style-name="ce212" office:value-type="float" office:value="8" calcext:value-type="float">
            <text:p>8</text:p>
          </table:table-cell>
          <table:table-cell table:style-name="ce212" table:number-columns-repeated="30"/>
          <table:table-cell table:style-name="ce212" office:value-type="float" office:value="3" calcext:value-type="float">
            <text:p>3</text:p>
          </table:table-cell>
          <table:table-cell table:style-name="ce212" table:number-columns-repeated="3"/>
          <table:table-cell table:style-name="ce212" office:value-type="float" office:value="3" calcext:value-type="float">
            <text:p>3</text:p>
          </table:table-cell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4-00 — Left belt tensioner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5"/>
          <table:table-cell table:style-name="ce98" office:value-type="float" office:value="4" calcext:value-type="float">
            <text:p>4</text:p>
          </table:table-cell>
          <table:table-cell table:style-name="ce98" table:number-columns-repeated="21"/>
          <table:table-cell table:style-name="ce98" table:formula="of:=[.I23]" office:value-type="float" office:value="4" calcext:value-type="float">
            <text:p>4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Roller) — Belt tensioner</text:p>
          </table:table-cell>
          <table:table-cell table:style-name="ce212" table:formula="of:=[$'Покупные изделия'.C34]/2 + IF([$Настройки.B7]&lt;&gt;&quot;0.5XY&quot;;1;0)" office:value-type="float" office:value="1" calcext:value-type="float">
            <text:p>1</text:p>
          </table:table-cell>
          <table:table-cell table:style-name="ce313"/>
          <table:table-cell table:style-name="ce212" table:number-columns-repeated="14"/>
          <table:table-cell table:style-name="ce212" office:value-type="float" office:value="1" calcext:value-type="float">
            <text:p>1</text:p>
          </table:table-cell>
          <table:table-cell table:style-name="ce212" table:number-columns-repeated="10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[.B24]" office:value-type="float" office:value="1" calcext:value-type="float">
            <text:p>1</text:p>
          </table:table-cell>
          <table:table-cell table:style-name="ce313"/>
          <table:table-cell table:style-name="ce98" table:number-columns-repeated="30"/>
          <table:table-cell table:style-name="ce98" table:formula="of:=[.AH$11]" office:value-type="float" office:value="4" calcext:value-type="float">
            <text:p>4</text:p>
          </table:table-cell>
          <table:table-cell table:style-name="ce98" table:number-columns-repeated="2"/>
          <table:table-cell table:style-name="ce98" table:formula="of:=[.AK$11]" office:value-type="float" office:value="1" calcext:value-type="float">
            <text:p>1</text:p>
          </table:table-cell>
          <table:table-cell table:style-name="ce98" table:formula="of:=[.AL$11]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Fixed) — Belt tensioner</text:p>
          </table:table-cell>
          <table:table-cell table:style-name="ce212" table:formula="of:=IF([$Настройки.B7]=&quot;0.5XY&quot;;1;0)" office:value-type="float" office:value="1" calcext:value-type="float">
            <text:p>1</text:p>
          </table:table-cell>
          <table:table-cell table:style-name="ce313"/>
          <table:table-cell table:style-name="ce212" table:number-columns-repeated="25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6-01-05-00 — Right belt tensioner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5"/>
          <table:table-cell table:style-name="ce98" office:value-type="float" office:value="4" calcext:value-type="float">
            <text:p>4</text:p>
          </table:table-cell>
          <table:table-cell table:style-name="ce98" table:number-columns-repeated="21"/>
          <table:table-cell table:style-name="ce98" office:value-type="float" office:value="4" calcext:value-type="float">
            <text:p>4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Roller) — Belt tensioner</text:p>
          </table:table-cell>
          <table:table-cell table:style-name="ce212" table:formula="of:=[$'Покупные изделия'.C34]/2 + IF([$Настройки.B7]&lt;&gt;&quot;0.5XY&quot;;[$'Покупные изделия'.C27]-1;0)" office:value-type="float" office:value="1" calcext:value-type="float">
            <text:p>1</text:p>
          </table:table-cell>
          <table:table-cell table:style-name="ce313"/>
          <table:table-cell table:style-name="ce212" table:number-columns-repeated="14"/>
          <table:table-cell table:style-name="ce212" office:value-type="float" office:value="1" calcext:value-type="float">
            <text:p>1</text:p>
          </table:table-cell>
          <table:table-cell table:style-name="ce212" table:number-columns-repeated="10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5-01-01-03-00 — Roller assembly</text:p>
          </table:table-cell>
          <table:table-cell table:style-name="ce98" table:formula="of:=[.B28]" office:value-type="float" office:value="1" calcext:value-type="float">
            <text:p>1</text:p>
          </table:table-cell>
          <table:table-cell table:style-name="ce313"/>
          <table:table-cell table:style-name="ce98" table:number-columns-repeated="30"/>
          <table:table-cell table:style-name="ce98" table:formula="of:=[.AH$11]" office:value-type="float" office:value="4" calcext:value-type="float">
            <text:p>4</text:p>
          </table:table-cell>
          <table:table-cell table:style-name="ce98" table:number-columns-repeated="2"/>
          <table:table-cell table:style-name="ce98" table:formula="of:=[.AK$11]" office:value-type="float" office:value="1" calcext:value-type="float">
            <text:p>1</text:p>
          </table:table-cell>
          <table:table-cell table:style-name="ce98" table:formula="of:=[.AL$11]" office:value-type="float" office:value="2" calcext:value-type="float">
            <text:p>2</text:p>
          </table:table-cell>
          <table:table-cell table:style-name="ce98" table:number-columns-repeated="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6-01-04-02(Fixed) — Belt tensioner</text:p>
          </table:table-cell>
          <table:table-cell table:style-name="ce212" table:formula="of:=IF([$Настройки.B7]=&quot;0.5XY&quot;;[$Настройки.B3]-1;0)" office:value-type="float" office:value="1" calcext:value-type="float">
            <text:p>1</text:p>
          </table:table-cell>
          <table:table-cell table:style-name="ce313"/>
          <table:table-cell table:style-name="ce212" table:number-columns-repeated="25"/>
          <table:table-cell table:style-name="ce212" office:value-type="float" office:value="1" calcext:value-type="float">
            <text:p>1</text:p>
          </table:table-cell>
          <table:table-cell table:style-name="ce212" table:number-columns-repeated="3"/>
          <table:table-cell table:style-name="ce212" office:value-type="float" office:value="1" calcext:value-type="float">
            <text:p>1</text:p>
          </table:table-cell>
          <table:table-cell table:style-name="ce212" table:number-columns-repeated="7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1-06-00 — X axis mechanical endstop</text:p>
          </table:table-cell>
          <table:table-cell table:style-name="ce98" table:formula="of:=IF([$Настройки.B3]=2;2;0)" office:value-type="float" office:value="2" calcext:value-type="float">
            <text:p>2</text:p>
          </table:table-cell>
          <table:table-cell table:style-name="ce313"/>
          <table:table-cell table:style-name="ce98" table:number-columns-repeated="21"/>
          <table:table-cell table:style-name="ce98" office:value-type="float" office:value="2" calcext:value-type="float">
            <text:p>2</text:p>
          </table:table-cell>
          <table:table-cell table:style-name="ce98" table:number-columns-repeated="4"/>
          <table:table-cell table:style-name="ce98" office:value-type="float" office:value="2" calcext:value-type="float">
            <text:p>2</text:p>
          </table:table-cell>
          <table:table-cell table:style-name="ce98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5-02-00 — Lower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20"/>
          <table:table-cell table:style-name="ce212" office:value-type="float" office:value="4" calcext:value-type="float">
            <text:p>4</text:p>
          </table:table-cell>
          <table:table-cell table:style-name="ce212" table:number-columns-repeated="16"/>
          <table:table-cell table:style-name="ce158" table:number-columns-repeated="983"/>
          <table:table-cell table:style-name="ce140"/>
        </table:table-row>
        <table:table-row table:style-name="ro6">
          <table:table-cell table:style-name="ce246" office:value-type="string" calcext:value-type="string">
            <text:p>V05-03-00 — Z axis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37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3-01-00 — Z axis guide</text:p>
          </table:table-cell>
          <table:table-cell table:style-name="ce212" table:formula="of:=[$Настройки.B14]" office:value-type="float" office:value="2" calcext:value-type="float">
            <text:p>2</text:p>
          </table:table-cell>
          <table:table-cell table:style-name="ce313"/>
          <table:table-cell table:style-name="ce212" table:number-columns-repeated="6"/>
          <table:table-cell table:style-name="ce212" office:value-type="float" office:value="3" calcext:value-type="float">
            <text:p>3</text:p>
          </table:table-cell>
          <table:table-cell table:style-name="ce212" table:number-columns-repeated="12"/>
          <table:table-cell table:style-name="ce212" office:value-type="float" office:value="6" calcext:value-type="float">
            <text:p>6</text:p>
          </table:table-cell>
          <table:table-cell table:style-name="ce212" table:number-columns-repeated="4"/>
          <table:table-cell table:style-name="ce212" office:value-type="float" office:value="3" calcext:value-type="float">
            <text:p>3</text:p>
          </table:table-cell>
          <table:table-cell table:style-name="ce212" table:number-columns-repeated="2"/>
          <table:table-cell table:style-name="ce212" office:value-type="float" office:value="6" calcext:value-type="float">
            <text:p>6</text:p>
          </table:table-cell>
          <table:table-cell table:style-name="ce212" table:number-columns-repeated="3"/>
          <table:table-cell table:style-name="ce212" office:value-type="float" office:value="3" calcext:value-type="float">
            <text:p>3</text:p>
          </table:table-cell>
          <table:table-cell table:style-name="ce212" table:number-columns-repeated="5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3-02-00 — Z axis drive</text:p>
          </table:table-cell>
          <table:table-cell table:style-name="ce98" office:value-type="float" office:value="2" calcext:value-type="float">
            <text:p>2</text:p>
          </table:table-cell>
          <table:table-cell table:style-name="ce313"/>
          <table:table-cell table:number-columns-repeated="2" table:style-name="ce98" office:value-type="float" office:value="4" calcext:value-type="float">
            <text:p>4</text:p>
          </table:table-cell>
          <table:table-cell table:style-name="ce98" table:number-columns-repeated="3"/>
          <table:table-cell table:style-name="ce98" office:value-type="float" office:value="3" calcext:value-type="float">
            <text:p>3</text:p>
          </table:table-cell>
          <table:table-cell table:style-name="ce98" table:number-columns-repeated="21"/>
          <table:table-cell table:style-name="ce98" office:value-type="float" office:value="3" calcext:value-type="float">
            <text:p>3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3-03-00 — Heatbed fram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37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5-03-03-01-00 — Bed arm</text:p>
          </table:table-cell>
          <table:table-cell table:style-name="ce98" table:formula="of:=IF([$Настройки.B12]=4;2;3)" office:value-type="float" office:value="3" calcext:value-type="float">
            <text:p>3</text:p>
          </table:table-cell>
          <table:table-cell table:style-name="ce313"/>
          <table:table-cell table:style-name="ce98" table:number-columns-repeated="18"/>
          <table:table-cell table:style-name="ce98" table:formula="of:=IF([$Настройки.B12]&lt;=6;2;3)" office:value-type="float" office:value="2" calcext:value-type="float">
            <text:p>2</text:p>
          </table:table-cell>
          <table:table-cell table:style-name="ce98" table:number-columns-repeated="8"/>
          <table:table-cell table:style-name="ce98" table:formula="of:=[.V37]" office:value-type="float" office:value="2" calcext:value-type="float">
            <text:p>2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153" office:value-type="string" calcext:value-type="string">
            <text:p>V05-03-03-01-01 — 2020 to 2060 mount</text:p>
          </table:table-cell>
          <table:table-cell table:style-name="ce212" table:formula="of:=[$'Печатные изделия'.F41]" office:value-type="float" office:value="6" calcext:value-type="float">
            <text:p>6</text:p>
          </table:table-cell>
          <table:table-cell table:style-name="ce313"/>
          <table:table-cell table:style-name="ce212" table:number-columns-repeated="5"/>
          <table:table-cell table:style-name="ce212" office:value-type="float" office:value="5" calcext:value-type="float">
            <text:p>5</text:p>
          </table:table-cell>
          <table:table-cell table:style-name="ce212" table:number-columns-repeated="21"/>
          <table:table-cell table:style-name="ce212" office:value-type="float" office:value="5" calcext:value-type="float">
            <text:p>5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151" office:value-type="string" calcext:value-type="string">
            <text:p>V06-03-03-01-04 — 2020 to 2020 mount</text:p>
          </table:table-cell>
          <table:table-cell table:style-name="ce169" table:formula="of:=[$'Печатные изделия'.F44]" office:value-type="float" office:value="0" calcext:value-type="float">
            <text:p>0</text:p>
          </table:table-cell>
          <table:table-cell table:style-name="ce313"/>
          <table:table-cell table:style-name="ce98" table:number-columns-repeated="5"/>
          <table:table-cell table:style-name="ce98" office:value-type="float" office:value="2" calcext:value-type="float">
            <text:p>2</text:p>
          </table:table-cell>
          <table:table-cell table:style-name="ce98" table:number-columns-repeated="13"/>
          <table:table-cell table:style-name="ce98" office:value-type="float" office:value="4" calcext:value-type="float">
            <text:p>4</text:p>
          </table:table-cell>
          <table:table-cell table:style-name="ce98" table:number-columns-repeated="7"/>
          <table:table-cell table:style-name="ce98" office:value-type="float" office:value="6" calcext:value-type="float">
            <text:p>6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3-04-00 — Heatbed install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18"/>
          <table:table-cell table:style-name="ce212" table:formula="of:=[$Настройки.B12]" office:value-type="float" office:value="6" calcext:value-type="float">
            <text:p>6</text:p>
          </table:table-cell>
          <table:table-cell table:style-name="ce212" table:number-columns-repeated="4"/>
          <table:table-cell table:style-name="ce212" table:formula="of:=[.V40]" office:value-type="float" office:value="6" calcext:value-type="float">
            <text:p>6</text:p>
          </table:table-cell>
          <table:table-cell table:style-name="ce212" table:number-columns-repeated="4"/>
          <table:table-cell table:style-name="ce212" table:formula="of:=[.V40]" office:value-type="float" office:value="6" calcext:value-type="float">
            <text:p>6</text:p>
          </table:table-cell>
          <table:table-cell table:style-name="ce212" table:number-columns-repeated="8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3-05-00 — Optical endstop install</text:p>
          </table:table-cell>
          <table:table-cell table:style-name="ce98" table:formula="of:=[$'Покупные изделия'.C59]" office:value-type="float" office:value="2" calcext:value-type="float">
            <text:p>2</text:p>
          </table:table-cell>
          <table:table-cell table:style-name="ce313"/>
          <table:table-cell table:style-name="ce98" table:number-columns-repeated="18"/>
          <table:table-cell table:style-name="ce98" office:value-type="float" office:value="2" calcext:value-type="float">
            <text:p>2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5"/>
          <table:table-cell table:style-name="ce98" office:value-type="float" office:value="2" calcext:value-type="float">
            <text:p>2</text:p>
          </table:table-cell>
          <table:table-cell table:style-name="ce98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5-04-00 — Enclosure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8"/>
          <table:table-cell table:style-name="ce212" office:value-type="float" office:value="4" calcext:value-type="float">
            <text:p>4</text:p>
          </table:table-cell>
          <table:table-cell table:style-name="ce212" office:value-type="float" office:value="201" calcext:value-type="float">
            <text:p>201</text:p>
          </table:table-cell>
          <table:table-cell table:style-name="ce212" table:number-columns-repeated="17"/>
          <table:table-cell table:style-name="ce212" office:value-type="float" office:value="201" calcext:value-type="float">
            <text:p>201</text:p>
          </table:table-cell>
          <table:table-cell table:style-name="ce212" table:number-columns-repeated="9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4-07-00 — Front door</text:p>
          </table:table-cell>
          <table:table-cell table:style-name="ce98" office:value-type="float" office:value="2" calcext:value-type="float">
            <text:p>2</text:p>
          </table:table-cell>
          <table:table-cell table:style-name="ce313"/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35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4-07-02-00 — Enclosure hinge</text:p>
          </table:table-cell>
          <table:table-cell table:style-name="ce212" office:value-type="float" office:value="4" calcext:value-type="float">
            <text:p>4</text:p>
          </table:table-cell>
          <table:table-cell table:style-name="ce313"/>
          <table:table-cell table:style-name="ce212" table:number-columns-repeated="11"/>
          <table:table-cell table:number-columns-repeated="2" table:style-name="ce212" office:value-type="float" office:value="2" calcext:value-type="float">
            <text:p>2</text:p>
          </table:table-cell>
          <table:table-cell table:style-name="ce212"/>
          <table:table-cell table:style-name="ce212" office:value-type="float" office:value="1" calcext:value-type="float">
            <text:p>1</text:p>
          </table:table-cell>
          <table:table-cell table:style-name="ce212" table:number-columns-repeated="22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4-08(B) — Electronics box side grill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table:number-columns-repeated="11"/>
          <table:table-cell table:style-name="ce98" office:value-type="float" office:value="2" calcext:value-type="float">
            <text:p>2</text:p>
          </table:table-cell>
          <table:table-cell table:style-name="ce98" table:number-columns-repeated="11"/>
          <table:table-cell table:style-name="ce98" office:value-type="float" office:value="2" calcext:value-type="float">
            <text:p>2</text:p>
          </table:table-cell>
          <table:table-cell table:style-name="ce98" table:number-columns-repeated="13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4-09-00 — Back door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7"/>
          <table:table-cell table:style-name="ce212" office:value-type="float" office:value="4" calcext:value-type="float">
            <text:p>4</text:p>
          </table:table-cell>
          <table:table-cell table:style-name="ce212" table:number-columns-repeated="16"/>
          <table:table-cell table:style-name="ce212" office:value-type="float" office:value="4" calcext:value-type="float">
            <text:p>4</text:p>
          </table:table-cell>
          <table:table-cell table:style-name="ce212" table:number-columns-repeated="6"/>
          <table:table-cell table:style-name="ce212" office:value-type="float" office:value="4" calcext:value-type="float">
            <text:p>4</text:p>
          </table:table-cell>
          <table:table-cell table:style-name="ce212" table:number-columns-repeated="5"/>
          <table:table-cell table:style-name="ce158" table:number-columns-repeated="983"/>
          <table:table-cell table:style-name="ce140"/>
        </table:table-row>
        <table:table-row table:style-name="ro6">
          <table:table-cell table:style-name="ce244" office:value-type="string" calcext:value-type="string">
            <text:p>V05-04-07-02-00 — Enclosure hinge</text:p>
          </table:table-cell>
          <table:table-cell table:style-name="ce98" office:value-type="float" office:value="2" calcext:value-type="float">
            <text:p>2</text:p>
          </table:table-cell>
          <table:table-cell table:style-name="ce313"/>
          <table:table-cell table:style-name="ce98" table:number-columns-repeated="11"/>
          <table:table-cell table:number-columns-repeated="2"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2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4-10-00 — Back door lock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office:value-type="float" office:value="1" calcext:value-type="float">
            <text:p>1</text:p>
          </table:table-cell>
          <table:table-cell table:style-name="ce212" table:number-columns-repeated="36"/>
          <table:table-cell table:style-name="ce158" table:number-columns-repeated="983"/>
          <table:table-cell table:style-name="ce140"/>
        </table:table-row>
        <table:table-row table:style-name="ro6">
          <table:table-cell table:style-name="ce246" office:value-type="string" calcext:value-type="string">
            <text:p>V05-05-00 — Electronics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office:value-type="float" office:value="8" calcext:value-type="float">
            <text:p>8</text:p>
          </table:table-cell>
          <table:table-cell table:style-name="ce98" table:number-columns-repeated="3"/>
          <table:table-cell table:style-name="ce98" office:value-type="float" office:value="4" calcext:value-type="float">
            <text:p>4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number-columns-repeated="17"/>
          <table:table-cell table:style-name="ce98" office:value-type="float" office:value="2" calcext:value-type="float">
            <text:p>2</text:p>
          </table:table-cell>
          <table:table-cell table:style-name="ce98" table:number-columns-repeated="12"/>
          <table:table-cell table:style-name="ce158" table:number-columns-repeated="983"/>
          <table:table-cell table:style-name="ce140"/>
        </table:table-row>
        <table:table-row table:style-name="ro6">
          <table:table-cell table:style-name="ce238" office:value-type="string" calcext:value-type="string">
            <text:p>V06-06-00 — Additions</text:p>
          </table:table-cell>
          <table:table-cell table:style-name="ce212" office:value-type="float" office:value="1" calcext:value-type="float">
            <text:p>1</text:p>
          </table:table-cell>
          <table:table-cell table:style-name="ce313"/>
          <table:table-cell table:style-name="ce212" table:number-columns-repeated="37"/>
          <table:table-cell table:style-name="ce158" table:number-columns-repeated="983"/>
          <table:table-cell table:style-name="ce140"/>
        </table:table-row>
        <table:table-row table:style-name="ro6">
          <table:table-cell table:style-name="ce241" office:value-type="string" calcext:value-type="string">
            <text:p>V05-06-01-00 — Inner spool holder</text:p>
          </table:table-cell>
          <table:table-cell table:style-name="ce98" table:formula="of:=[$Настройки.B3]" office:value-type="float" office:value="2" calcext:value-type="float">
            <text:p>2</text:p>
          </table:table-cell>
          <table:table-cell table:style-name="ce313"/>
          <table:table-cell table:style-name="ce98" table:number-columns-repeated="6"/>
          <table:table-cell table:style-name="ce98" office:value-type="float" office:value="4" calcext:value-type="float">
            <text:p>4</text:p>
          </table:table-cell>
          <table:table-cell table:style-name="ce98" table:number-columns-repeated="17"/>
          <table:table-cell table:style-name="ce98" office:value-type="float" office:value="4" calcext:value-type="float">
            <text:p>4</text:p>
          </table:table-cell>
          <table:table-cell table:style-name="ce98" table:number-columns-repeated="12"/>
          <table:table-cell table:style-name="ce158" table:number-columns-repeated="983"/>
          <table:table-cell table:style-name="ce140"/>
        </table:table-row>
        <table:table-row table:style-name="ro6">
          <table:table-cell table:style-name="ce243" office:value-type="string" calcext:value-type="string">
            <text:p>V05-06-01-01-00 — Inner spool holder rocker</text:p>
          </table:table-cell>
          <table:table-cell table:style-name="ce212" table:formula="of:=4*[.B51]" office:value-type="float" office:value="8" calcext:value-type="float">
            <text:p>8</text:p>
          </table:table-cell>
          <table:table-cell table:style-name="ce313"/>
          <table:table-cell table:style-name="ce212" office:value-type="float" office:value="3" calcext:value-type="float">
            <text:p>3</text:p>
          </table:table-cell>
          <table:table-cell table:style-name="ce212" table:number-columns-repeated="34"/>
          <table:table-cell table:style-name="ce212" office:value-type="float" office:value="3" calcext:value-type="float">
            <text:p>3</text:p>
          </table:table-cell>
          <table:table-cell table:style-name="ce212"/>
          <table:table-cell table:style-name="ce158" table:number-columns-repeated="983"/>
          <table:table-cell table:style-name="ce140"/>
        </table:table-row>
        <table:table-row table:style-name="ro6">
          <table:table-cell table:style-name="ce246" office:value-type="string" calcext:value-type="string">
            <text:p>V05-07-00 — Enclosure top</text:p>
          </table:table-cell>
          <table:table-cell table:style-name="ce98" office:value-type="float" office:value="1" calcext:value-type="float">
            <text:p>1</text:p>
          </table:table-cell>
          <table:table-cell table:style-name="ce313"/>
          <table:table-cell table:style-name="ce98" office:value-type="float" office:value="68" calcext:value-type="float">
            <text:p>68</text:p>
          </table:table-cell>
          <table:table-cell table:style-name="ce98" table:number-columns-repeated="18"/>
          <table:table-cell table:style-name="ce98" office:value-type="float" office:value="2" calcext:value-type="float">
            <text:p>2</text:p>
          </table:table-cell>
          <table:table-cell table:style-name="ce98" table:number-columns-repeated="17"/>
          <table:table-cell table:style-name="ce158" table:number-columns-repeated="983"/>
          <table:table-cell table:style-name="ce140"/>
        </table:table-row>
        <table:table-row table:style-name="ro6">
          <table:table-cell table:style-name="ce245" office:value-type="string" calcext:value-type="string">
            <text:p>V05-07-06-00 — Enclosure top hinge</text:p>
          </table:table-cell>
          <table:table-cell table:style-name="ce212" office:value-type="float" office:value="2" calcext:value-type="float">
            <text:p>2</text:p>
          </table:table-cell>
          <table:table-cell table:style-name="ce313"/>
          <table:table-cell table:style-name="ce212" table:number-columns-repeated="15"/>
          <table:table-cell table:style-name="ce212" office:value-type="float" office:value="1" calcext:value-type="float">
            <text:p>1</text:p>
          </table:table-cell>
          <table:table-cell table:style-name="ce212" table:number-columns-repeated="10"/>
          <table:table-cell table:style-name="ce212" office:value-type="float" office:value="5" calcext:value-type="float">
            <text:p>5</text:p>
          </table:table-cell>
          <table:table-cell table:style-name="ce212" table:number-columns-repeated="10"/>
          <table:table-cell table:style-name="ce158" table:number-columns-repeated="983"/>
          <table:table-cell table:style-name="ce140"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263"/>
          <table:table-cell table:style-name="ce255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+[.$B27]*[.D27]+[.$B28]*[.D28]+[.$B29]*[.D29]+[.$B30]*[.D30]+[.$B31]*[.D31]+[.$B32]*[.D32]+[.$B33]*[.D33]+[.$B34]*[.D34]+[.$B35]*[.D35]+[.$B36]*[.D36]+[.$B37]*[.D37]+[.$B38]*[.D38]+[.$B39]*[.D39]+[.$B40]*[.D40]+[.$B41]*[.D41]+[.$B42]*[.D42]+[.$B43]*[.D43]+[.$B44]*[.D44]+[.$B45]*[.D45]+[.$B46]*[.D46]+[.$B47]*[.D47]+[.$B48]*[.D48]+[.$B49]*[.D49]+[.$B50]*[.D50]+[.$B51]*[.D51]+[.$B52]*[.D52]+[.$B53]*[.D53]+[.$B54]*[.D54]" office:value-type="float" office:value="132" calcext:value-type="float">
            <text:p>132</text:p>
          </table:table-cell>
          <table:table-cell table:style-name="ce255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+[.$B27]*[.E27]+[.$B28]*[.E28]+[.$B29]*[.E29]+[.$B30]*[.E30]+[.$B31]*[.E31]+[.$B32]*[.E32]+[.$B33]*[.E33]+[.$B34]*[.E34]+[.$B35]*[.E35]+[.$B36]*[.E36]+[.$B37]*[.E37]+[.$B38]*[.E38]+[.$B39]*[.E39]+[.$B40]*[.E40]+[.$B41]*[.E41]+[.$B42]*[.E42]+[.$B43]*[.E43]+[.$B44]*[.E44]+[.$B45]*[.E45]+[.$B46]*[.E46]+[.$B47]*[.E47]+[.$B48]*[.E48]+[.$B49]*[.E49]+[.$B50]*[.E50]+[.$B51]*[.E51]+[.$B52]*[.E52]+[.$B53]*[.E53]+[.$B54]*[.E54]" office:value-type="float" office:value="20" calcext:value-type="float">
            <text:p>20</text:p>
          </table:table-cell>
          <table:table-cell table:style-name="ce255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+[.$B27]*[.F27]+[.$B28]*[.F28]+[.$B29]*[.F29]+[.$B30]*[.F30]+[.$B31]*[.F31]+[.$B32]*[.F32]+[.$B33]*[.F33]+[.$B34]*[.F34]+[.$B35]*[.F35]+[.$B36]*[.F36]+[.$B37]*[.F37]+[.$B38]*[.F38]+[.$B39]*[.F39]+[.$B40]*[.F40]+[.$B41]*[.F41]+[.$B42]*[.F42]+[.$B43]*[.F43]+[.$B44]*[.F44]+[.$B45]*[.F45]+[.$B46]*[.F46]+[.$B47]*[.F47]+[.$B48]*[.F48]+[.$B49]*[.F49]+[.$B50]*[.F50]+[.$B51]*[.F51]+[.$B52]*[.F52]+[.$B53]*[.F53]+[.$B54]*[.F54]" office:value-type="float" office:value="4" calcext:value-type="float">
            <text:p>4</text:p>
          </table:table-cell>
          <table:table-cell table:style-name="ce255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+[.$B27]*[.G27]+[.$B28]*[.G28]+[.$B29]*[.G29]+[.$B30]*[.G30]+[.$B31]*[.G31]+[.$B32]*[.G32]+[.$B33]*[.G33]+[.$B34]*[.G34]+[.$B35]*[.G35]+[.$B36]*[.G36]+[.$B37]*[.G37]+[.$B38]*[.G38]+[.$B39]*[.G39]+[.$B40]*[.G40]+[.$B41]*[.G41]+[.$B42]*[.G42]+[.$B43]*[.G43]+[.$B44]*[.G44]+[.$B45]*[.G45]+[.$B46]*[.G46]+[.$B47]*[.G47]+[.$B48]*[.G48]+[.$B49]*[.G49]+[.$B50]*[.G50]+[.$B51]*[.G51]+[.$B52]*[.G52]+[.$B53]*[.G53]+[.$B54]*[.G54]" office:value-type="float" office:value="2" calcext:value-type="float">
            <text:p>2</text:p>
          </table:table-cell>
          <table:table-cell table:style-name="ce255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+[.$B27]*[.H27]+[.$B28]*[.H28]+[.$B29]*[.H29]+[.$B30]*[.H30]+[.$B31]*[.H31]+[.$B32]*[.H32]+[.$B33]*[.H33]+[.$B34]*[.H34]+[.$B35]*[.H35]+[.$B36]*[.H36]+[.$B37]*[.H37]+[.$B38]*[.H38]+[.$B39]*[.H39]+[.$B40]*[.H40]+[.$B41]*[.H41]+[.$B42]*[.H42]+[.$B43]*[.H43]+[.$B44]*[.H44]+[.$B45]*[.H45]+[.$B46]*[.H46]+[.$B47]*[.H47]+[.$B48]*[.H48]+[.$B49]*[.H49]+[.$B50]*[.H50]+[.$B51]*[.H51]+[.$B52]*[.H52]+[.$B53]*[.H53]+[.$B54]*[.H54]" office:value-type="float" office:value="4" calcext:value-type="float">
            <text:p>4</text:p>
          </table:table-cell>
          <table:table-cell table:style-name="ce255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+[.$B27]*[.I27]+[.$B28]*[.I28]+[.$B29]*[.I29]+[.$B30]*[.I30]+[.$B31]*[.I31]+[.$B32]*[.I32]+[.$B33]*[.I33]+[.$B34]*[.I34]+[.$B35]*[.I35]+[.$B36]*[.I36]+[.$B37]*[.I37]+[.$B38]*[.I38]+[.$B39]*[.I39]+[.$B40]*[.I40]+[.$B41]*[.I41]+[.$B42]*[.I42]+[.$B43]*[.I43]+[.$B44]*[.I44]+[.$B45]*[.I45]+[.$B46]*[.I46]+[.$B47]*[.I47]+[.$B48]*[.I48]+[.$B49]*[.I49]+[.$B50]*[.I50]+[.$B51]*[.I51]+[.$B52]*[.I52]+[.$B53]*[.I53]+[.$B54]*[.I54]" office:value-type="float" office:value="62" calcext:value-type="float">
            <text:p>62</text:p>
          </table:table-cell>
          <table:table-cell table:style-name="ce255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+[.$B27]*[.J27]+[.$B28]*[.J28]+[.$B29]*[.J29]+[.$B30]*[.J30]+[.$B31]*[.J31]+[.$B32]*[.J32]+[.$B33]*[.J33]+[.$B34]*[.J34]+[.$B35]*[.J35]+[.$B36]*[.J36]+[.$B37]*[.J37]+[.$B38]*[.J38]+[.$B39]*[.J39]+[.$B40]*[.J40]+[.$B41]*[.J41]+[.$B42]*[.J42]+[.$B43]*[.J43]+[.$B44]*[.J44]+[.$B45]*[.J45]+[.$B46]*[.J46]+[.$B47]*[.J47]+[.$B48]*[.J48]+[.$B49]*[.J49]+[.$B50]*[.J50]+[.$B51]*[.J51]+[.$B52]*[.J52]+[.$B53]*[.J53]+[.$B54]*[.J54]" office:value-type="float" office:value="16" calcext:value-type="float">
            <text:p>16</text:p>
          </table:table-cell>
          <table:table-cell table:style-name="ce255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+[.$B27]*[.K27]+[.$B28]*[.K28]+[.$B29]*[.K29]+[.$B30]*[.K30]+[.$B31]*[.K31]+[.$B32]*[.K32]+[.$B33]*[.K33]+[.$B34]*[.K34]+[.$B35]*[.K35]+[.$B36]*[.K36]+[.$B37]*[.K37]+[.$B38]*[.K38]+[.$B39]*[.K39]+[.$B40]*[.K40]+[.$B41]*[.K41]+[.$B42]*[.K42]+[.$B43]*[.K43]+[.$B44]*[.K44]+[.$B45]*[.K45]+[.$B46]*[.K46]+[.$B47]*[.K47]+[.$B48]*[.K48]+[.$B49]*[.K49]+[.$B50]*[.K50]+[.$B51]*[.K51]+[.$B52]*[.K52]+[.$B53]*[.K53]+[.$B54]*[.K54]" office:value-type="float" office:value="4" calcext:value-type="float">
            <text:p>4</text:p>
          </table:table-cell>
          <table:table-cell table:style-name="ce255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+[.$B27]*[.L27]+[.$B28]*[.L28]+[.$B29]*[.L29]+[.$B30]*[.L30]+[.$B31]*[.L31]+[.$B32]*[.L32]+[.$B33]*[.L33]+[.$B34]*[.L34]+[.$B35]*[.L35]+[.$B36]*[.L36]+[.$B37]*[.L37]+[.$B38]*[.L38]+[.$B39]*[.L39]+[.$B40]*[.L40]+[.$B41]*[.L41]+[.$B42]*[.L42]+[.$B43]*[.L43]+[.$B44]*[.L44]+[.$B45]*[.L45]+[.$B46]*[.L46]+[.$B47]*[.L47]+[.$B48]*[.L48]+[.$B49]*[.L49]+[.$B50]*[.L50]+[.$B51]*[.L51]+[.$B52]*[.L52]+[.$B53]*[.L53]+[.$B54]*[.L54]" office:value-type="float" office:value="38" calcext:value-type="float">
            <text:p>38</text:p>
          </table:table-cell>
          <table:table-cell table:style-name="ce255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+[.$B27]*[.M27]+[.$B28]*[.M28]+[.$B29]*[.M29]+[.$B30]*[.M30]+[.$B31]*[.M31]+[.$B32]*[.M32]+[.$B33]*[.M33]+[.$B34]*[.M34]+[.$B35]*[.M35]+[.$B36]*[.M36]+[.$B37]*[.M37]+[.$B38]*[.M38]+[.$B39]*[.M39]+[.$B40]*[.M40]+[.$B41]*[.M41]+[.$B42]*[.M42]+[.$B43]*[.M43]+[.$B44]*[.M44]+[.$B45]*[.M45]+[.$B46]*[.M46]+[.$B47]*[.M47]+[.$B48]*[.M48]+[.$B49]*[.M49]+[.$B50]*[.M50]+[.$B51]*[.M51]+[.$B52]*[.M52]+[.$B53]*[.M53]+[.$B54]*[.M54]" office:value-type="float" office:value="201" calcext:value-type="float">
            <text:p>201</text:p>
          </table:table-cell>
          <table:table-cell table:style-name="ce255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+[.$B27]*[.N27]+[.$B28]*[.N28]+[.$B29]*[.N29]+[.$B30]*[.N30]+[.$B31]*[.N31]+[.$B32]*[.N32]+[.$B33]*[.N33]+[.$B34]*[.N34]+[.$B35]*[.N35]+[.$B36]*[.N36]+[.$B37]*[.N37]+[.$B38]*[.N38]+[.$B39]*[.N39]+[.$B40]*[.N40]+[.$B41]*[.N41]+[.$B42]*[.N42]+[.$B43]*[.N43]+[.$B44]*[.N44]+[.$B45]*[.N45]+[.$B46]*[.N46]+[.$B47]*[.N47]+[.$B48]*[.N48]+[.$B49]*[.N49]+[.$B50]*[.N50]+[.$B51]*[.N51]+[.$B52]*[.N52]+[.$B53]*[.N53]+[.$B54]*[.N54]" office:value-type="float" office:value="10" calcext:value-type="float">
            <text:p>10</text:p>
          </table:table-cell>
          <table:table-cell table:style-name="ce255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+[.$B27]*[.O27]+[.$B28]*[.O28]+[.$B29]*[.O29]+[.$B30]*[.O30]+[.$B31]*[.O31]+[.$B32]*[.O32]+[.$B33]*[.O33]+[.$B34]*[.O34]+[.$B35]*[.O35]+[.$B36]*[.O36]+[.$B37]*[.O37]+[.$B38]*[.O38]+[.$B39]*[.O39]+[.$B40]*[.O40]+[.$B41]*[.O41]+[.$B42]*[.O42]+[.$B43]*[.O43]+[.$B44]*[.O44]+[.$B45]*[.O45]+[.$B46]*[.O46]+[.$B47]*[.O47]+[.$B48]*[.O48]+[.$B49]*[.O49]+[.$B50]*[.O50]+[.$B51]*[.O51]+[.$B52]*[.O52]+[.$B53]*[.O53]+[.$B54]*[.O54]" office:value-type="float" office:value="16" calcext:value-type="float">
            <text:p>16</text:p>
          </table:table-cell>
          <table:table-cell table:style-name="ce255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+[.$B27]*[.P27]+[.$B28]*[.P28]+[.$B29]*[.P29]+[.$B30]*[.P30]+[.$B31]*[.P31]+[.$B32]*[.P32]+[.$B33]*[.P33]+[.$B34]*[.P34]+[.$B35]*[.P35]+[.$B36]*[.P36]+[.$B37]*[.P37]+[.$B38]*[.P38]+[.$B39]*[.P39]+[.$B40]*[.P40]+[.$B41]*[.P41]+[.$B42]*[.P42]+[.$B43]*[.P43]+[.$B44]*[.P44]+[.$B45]*[.P45]+[.$B46]*[.P46]+[.$B47]*[.P47]+[.$B48]*[.P48]+[.$B49]*[.P49]+[.$B50]*[.P50]+[.$B51]*[.P51]+[.$B52]*[.P52]+[.$B53]*[.P53]+[.$B54]*[.P54]" office:value-type="float" office:value="12" calcext:value-type="float">
            <text:p>12</text:p>
          </table:table-cell>
          <table:table-cell table:style-name="ce255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+[.$B27]*[.Q27]+[.$B28]*[.Q28]+[.$B29]*[.Q29]+[.$B30]*[.Q30]+[.$B31]*[.Q31]+[.$B32]*[.Q32]+[.$B33]*[.Q33]+[.$B34]*[.Q34]+[.$B35]*[.Q35]+[.$B36]*[.Q36]+[.$B37]*[.Q37]+[.$B38]*[.Q38]+[.$B39]*[.Q39]+[.$B40]*[.Q40]+[.$B41]*[.Q41]+[.$B42]*[.Q42]+[.$B43]*[.Q43]+[.$B44]*[.Q44]+[.$B45]*[.Q45]+[.$B46]*[.Q46]+[.$B47]*[.Q47]+[.$B48]*[.Q48]+[.$B49]*[.Q49]+[.$B50]*[.Q50]+[.$B51]*[.Q51]+[.$B52]*[.Q52]+[.$B53]*[.Q53]+[.$B54]*[.Q54]" office:value-type="float" office:value="0" calcext:value-type="float">
            <text:p>0</text:p>
          </table:table-cell>
          <table:table-cell table:style-name="ce255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+[.$B27]*[.R27]+[.$B28]*[.R28]+[.$B29]*[.R29]+[.$B30]*[.R30]+[.$B31]*[.R31]+[.$B32]*[.R32]+[.$B33]*[.R33]+[.$B34]*[.R34]+[.$B35]*[.R35]+[.$B36]*[.R36]+[.$B37]*[.R37]+[.$B38]*[.R38]+[.$B39]*[.R39]+[.$B40]*[.R40]+[.$B41]*[.R41]+[.$B42]*[.R42]+[.$B43]*[.R43]+[.$B44]*[.R44]+[.$B45]*[.R45]+[.$B46]*[.R46]+[.$B47]*[.R47]+[.$B48]*[.R48]+[.$B49]*[.R49]+[.$B50]*[.R50]+[.$B51]*[.R51]+[.$B52]*[.R52]+[.$B53]*[.R53]+[.$B54]*[.R54]" office:value-type="float" office:value="8" calcext:value-type="float">
            <text:p>8</text:p>
          </table:table-cell>
          <table:table-cell table:style-name="ce255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+[.$B27]*[.S27]+[.$B28]*[.S28]+[.$B29]*[.S29]+[.$B30]*[.S30]+[.$B31]*[.S31]+[.$B32]*[.S32]+[.$B33]*[.S33]+[.$B34]*[.S34]+[.$B35]*[.S35]+[.$B36]*[.S36]+[.$B37]*[.S37]+[.$B38]*[.S38]+[.$B39]*[.S39]+[.$B40]*[.S40]+[.$B41]*[.S41]+[.$B42]*[.S42]+[.$B43]*[.S43]+[.$B44]*[.S44]+[.$B45]*[.S45]+[.$B46]*[.S46]+[.$B47]*[.S47]+[.$B48]*[.S48]+[.$B49]*[.S49]+[.$B50]*[.S50]+[.$B51]*[.S51]+[.$B52]*[.S52]+[.$B53]*[.S53]+[.$B54]*[.S54]" office:value-type="float" office:value="2" calcext:value-type="float">
            <text:p>2</text:p>
          </table:table-cell>
          <table:table-cell table:style-name="ce255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+[.$B27]*[.T27]+[.$B28]*[.T28]+[.$B29]*[.T29]+[.$B30]*[.T30]+[.$B31]*[.T31]+[.$B32]*[.T32]+[.$B33]*[.T33]+[.$B34]*[.T34]+[.$B35]*[.T35]+[.$B36]*[.T36]+[.$B37]*[.T37]+[.$B38]*[.T38]+[.$B39]*[.T39]+[.$B40]*[.T40]+[.$B41]*[.T41]+[.$B42]*[.T42]+[.$B43]*[.T43]+[.$B44]*[.T44]+[.$B45]*[.T45]+[.$B46]*[.T46]+[.$B47]*[.T47]+[.$B48]*[.T48]+[.$B49]*[.T49]+[.$B50]*[.T50]+[.$B51]*[.T51]+[.$B52]*[.T52]+[.$B53]*[.T53]+[.$B54]*[.T54]" office:value-type="float" office:value="6" calcext:value-type="float">
            <text:p>6</text:p>
          </table:table-cell>
          <table:table-cell table:style-name="ce255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+[.$B27]*[.U27]+[.$B28]*[.U28]+[.$B29]*[.U29]+[.$B30]*[.U30]+[.$B31]*[.U31]+[.$B32]*[.U32]+[.$B33]*[.U33]+[.$B34]*[.U34]+[.$B35]*[.U35]+[.$B36]*[.U36]+[.$B37]*[.U37]+[.$B38]*[.U38]+[.$B39]*[.U39]+[.$B40]*[.U40]+[.$B41]*[.U41]+[.$B42]*[.U42]+[.$B43]*[.U43]+[.$B44]*[.U44]+[.$B45]*[.U45]+[.$B46]*[.U46]+[.$B47]*[.U47]+[.$B48]*[.U48]+[.$B49]*[.U49]+[.$B50]*[.U50]+[.$B51]*[.U51]+[.$B52]*[.U52]+[.$B53]*[.U53]+[.$B54]*[.U54]" office:value-type="float" office:value="8" calcext:value-type="float">
            <text:p>8</text:p>
          </table:table-cell>
          <table:table-cell table:style-name="ce255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+[.$B27]*[.V27]+[.$B28]*[.V28]+[.$B29]*[.V29]+[.$B30]*[.V30]+[.$B31]*[.V31]+[.$B32]*[.V32]+[.$B33]*[.V33]+[.$B34]*[.V34]+[.$B35]*[.V35]+[.$B36]*[.V36]+[.$B37]*[.V37]+[.$B38]*[.V38]+[.$B39]*[.V39]+[.$B40]*[.V40]+[.$B41]*[.V41]+[.$B42]*[.V42]+[.$B43]*[.V43]+[.$B44]*[.V44]+[.$B45]*[.V45]+[.$B46]*[.V46]+[.$B47]*[.V47]+[.$B48]*[.V48]+[.$B49]*[.V49]+[.$B50]*[.V50]+[.$B51]*[.V51]+[.$B52]*[.V52]+[.$B53]*[.V53]+[.$B54]*[.V54]" office:value-type="float" office:value="16" calcext:value-type="float">
            <text:p>16</text:p>
          </table:table-cell>
          <table:table-cell table:style-name="ce255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+[.$B27]*[.W27]+[.$B28]*[.W28]+[.$B29]*[.W29]+[.$B30]*[.W30]+[.$B31]*[.W31]+[.$B32]*[.W32]+[.$B33]*[.W33]+[.$B34]*[.W34]+[.$B35]*[.W35]+[.$B36]*[.W36]+[.$B37]*[.W37]+[.$B38]*[.W38]+[.$B39]*[.W39]+[.$B40]*[.W40]+[.$B41]*[.W41]+[.$B42]*[.W42]+[.$B43]*[.W43]+[.$B44]*[.W44]+[.$B45]*[.W45]+[.$B46]*[.W46]+[.$B47]*[.W47]+[.$B48]*[.W48]+[.$B49]*[.W49]+[.$B50]*[.W50]+[.$B51]*[.W51]+[.$B52]*[.W52]+[.$B53]*[.W53]+[.$B54]*[.W54]" office:value-type="float" office:value="18" calcext:value-type="float">
            <text:p>18</text:p>
          </table:table-cell>
          <table:table-cell table:style-name="ce255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+[.$B27]*[.X27]+[.$B28]*[.X28]+[.$B29]*[.X29]+[.$B30]*[.X30]+[.$B31]*[.X31]+[.$B32]*[.X32]+[.$B33]*[.X33]+[.$B34]*[.X34]+[.$B35]*[.X35]+[.$B36]*[.X36]+[.$B37]*[.X37]+[.$B38]*[.X38]+[.$B39]*[.X39]+[.$B40]*[.X40]+[.$B41]*[.X41]+[.$B42]*[.X42]+[.$B43]*[.X43]+[.$B44]*[.X44]+[.$B45]*[.X45]+[.$B46]*[.X46]+[.$B47]*[.X47]+[.$B48]*[.X48]+[.$B49]*[.X49]+[.$B50]*[.X50]+[.$B51]*[.X51]+[.$B52]*[.X52]+[.$B53]*[.X53]+[.$B54]*[.X54]" office:value-type="float" office:value="6" calcext:value-type="float">
            <text:p>6</text:p>
          </table:table-cell>
          <table:table-cell table:style-name="ce255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+[.$B27]*[.Y27]+[.$B28]*[.Y28]+[.$B29]*[.Y29]+[.$B30]*[.Y30]+[.$B31]*[.Y31]+[.$B32]*[.Y32]+[.$B33]*[.Y33]+[.$B34]*[.Y34]+[.$B35]*[.Y35]+[.$B36]*[.Y36]+[.$B37]*[.Y37]+[.$B38]*[.Y38]+[.$B39]*[.Y39]+[.$B40]*[.Y40]+[.$B41]*[.Y41]+[.$B42]*[.Y42]+[.$B43]*[.Y43]+[.$B44]*[.Y44]+[.$B45]*[.Y45]+[.$B46]*[.Y46]+[.$B47]*[.Y47]+[.$B48]*[.Y48]+[.$B49]*[.Y49]+[.$B50]*[.Y50]+[.$B51]*[.Y51]+[.$B52]*[.Y52]+[.$B53]*[.Y53]+[.$B54]*[.Y54]" office:value-type="float" office:value="53" calcext:value-type="float">
            <text:p>53</text:p>
          </table:table-cell>
          <table:table-cell table:style-name="ce255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+[.$B27]*[.Z27]+[.$B28]*[.Z28]+[.$B29]*[.Z29]+[.$B30]*[.Z30]+[.$B31]*[.Z31]+[.$B32]*[.Z32]+[.$B33]*[.Z33]+[.$B34]*[.Z34]+[.$B35]*[.Z35]+[.$B36]*[.Z36]+[.$B37]*[.Z37]+[.$B38]*[.Z38]+[.$B39]*[.Z39]+[.$B40]*[.Z40]+[.$B41]*[.Z41]+[.$B42]*[.Z42]+[.$B43]*[.Z43]+[.$B44]*[.Z44]+[.$B45]*[.Z45]+[.$B46]*[.Z46]+[.$B47]*[.Z47]+[.$B48]*[.Z48]+[.$B49]*[.Z49]+[.$B50]*[.Z50]+[.$B51]*[.Z51]+[.$B52]*[.Z52]+[.$B53]*[.Z53]+[.$B54]*[.Z54]" office:value-type="float" office:value="6" calcext:value-type="float">
            <text:p>6</text:p>
          </table:table-cell>
          <table:table-cell table:style-name="ce255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+[.$B27]*[.AA27]+[.$B28]*[.AA28]+[.$B29]*[.AA29]+[.$B30]*[.AA30]+[.$B31]*[.AA31]+[.$B32]*[.AA32]+[.$B33]*[.AA33]+[.$B34]*[.AA34]+[.$B35]*[.AA35]+[.$B36]*[.AA36]+[.$B37]*[.AA37]+[.$B38]*[.AA38]+[.$B39]*[.AA39]+[.$B40]*[.AA40]+[.$B41]*[.AA41]+[.$B42]*[.AA42]+[.$B43]*[.AA43]+[.$B44]*[.AA44]+[.$B45]*[.AA45]+[.$B46]*[.AA46]+[.$B47]*[.AA47]+[.$B48]*[.AA48]+[.$B49]*[.AA49]+[.$B50]*[.AA50]+[.$B51]*[.AA51]+[.$B52]*[.AA52]+[.$B53]*[.AA53]+[.$B54]*[.AA54]" office:value-type="float" office:value="48" calcext:value-type="float">
            <text:p>48</text:p>
          </table:table-cell>
          <table:table-cell table:style-name="ce255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+[.$B27]*[.AB27]+[.$B28]*[.AB28]+[.$B29]*[.AB29]+[.$B30]*[.AB30]+[.$B31]*[.AB31]+[.$B32]*[.AB32]+[.$B33]*[.AB33]+[.$B34]*[.AB34]+[.$B35]*[.AB35]+[.$B36]*[.AB36]+[.$B37]*[.AB37]+[.$B38]*[.AB38]+[.$B39]*[.AB39]+[.$B40]*[.AB40]+[.$B41]*[.AB41]+[.$B42]*[.AB42]+[.$B43]*[.AB43]+[.$B44]*[.AB44]+[.$B45]*[.AB45]+[.$B46]*[.AB46]+[.$B47]*[.AB47]+[.$B48]*[.AB48]+[.$B49]*[.AB49]+[.$B50]*[.AB50]+[.$B51]*[.AB51]+[.$B52]*[.AB52]+[.$B53]*[.AB53]+[.$B54]*[.AB54]" office:value-type="float" office:value="20" calcext:value-type="float">
            <text:p>20</text:p>
          </table:table-cell>
          <table:table-cell table:style-name="ce255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+[.$B27]*[.AC27]+[.$B28]*[.AC28]+[.$B29]*[.AC29]+[.$B30]*[.AC30]+[.$B31]*[.AC31]+[.$B32]*[.AC32]+[.$B33]*[.AC33]+[.$B34]*[.AC34]+[.$B35]*[.AC35]+[.$B36]*[.AC36]+[.$B37]*[.AC37]+[.$B38]*[.AC38]+[.$B39]*[.AC39]+[.$B40]*[.AC40]+[.$B41]*[.AC41]+[.$B42]*[.AC42]+[.$B43]*[.AC43]+[.$B44]*[.AC44]+[.$B45]*[.AC45]+[.$B46]*[.AC46]+[.$B47]*[.AC47]+[.$B48]*[.AC48]+[.$B49]*[.AC49]+[.$B50]*[.AC50]+[.$B51]*[.AC51]+[.$B52]*[.AC52]+[.$B53]*[.AC53]+[.$B54]*[.AC54]" office:value-type="float" office:value="4" calcext:value-type="float">
            <text:p>4</text:p>
          </table:table-cell>
          <table:table-cell table:style-name="ce255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+[.$B27]*[.AD27]+[.$B28]*[.AD28]+[.$B29]*[.AD29]+[.$B30]*[.AD30]+[.$B31]*[.AD31]+[.$B32]*[.AD32]+[.$B33]*[.AD33]+[.$B34]*[.AD34]+[.$B35]*[.AD35]+[.$B36]*[.AD36]+[.$B37]*[.AD37]+[.$B38]*[.AD38]+[.$B39]*[.AD39]+[.$B40]*[.AD40]+[.$B41]*[.AD41]+[.$B42]*[.AD42]+[.$B43]*[.AD43]+[.$B44]*[.AD44]+[.$B45]*[.AD45]+[.$B46]*[.AD46]+[.$B47]*[.AD47]+[.$B48]*[.AD48]+[.$B49]*[.AD49]+[.$B50]*[.AD50]+[.$B51]*[.AD51]+[.$B52]*[.AD52]+[.$B53]*[.AD53]+[.$B54]*[.AD54]" office:value-type="float" office:value="59" calcext:value-type="float">
            <text:p>59</text:p>
          </table:table-cell>
          <table:table-cell table:style-name="ce255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+[.$B27]*[.AE27]+[.$B28]*[.AE28]+[.$B29]*[.AE29]+[.$B30]*[.AE30]+[.$B31]*[.AE31]+[.$B32]*[.AE32]+[.$B33]*[.AE33]+[.$B34]*[.AE34]+[.$B35]*[.AE35]+[.$B36]*[.AE36]+[.$B37]*[.AE37]+[.$B38]*[.AE38]+[.$B39]*[.AE39]+[.$B40]*[.AE40]+[.$B41]*[.AE41]+[.$B42]*[.AE42]+[.$B43]*[.AE43]+[.$B44]*[.AE44]+[.$B45]*[.AE45]+[.$B46]*[.AE46]+[.$B47]*[.AE47]+[.$B48]*[.AE48]+[.$B49]*[.AE49]+[.$B50]*[.AE50]+[.$B51]*[.AE51]+[.$B52]*[.AE52]+[.$B53]*[.AE53]+[.$B54]*[.AE54]" office:value-type="float" office:value="289" calcext:value-type="float">
            <text:p>289</text:p>
          </table:table-cell>
          <table:table-cell table:style-name="ce255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+[.$B27]*[.AF27]+[.$B28]*[.AF28]+[.$B29]*[.AF29]+[.$B30]*[.AF30]+[.$B31]*[.AF31]+[.$B32]*[.AF32]+[.$B33]*[.AF33]+[.$B34]*[.AF34]+[.$B35]*[.AF35]+[.$B36]*[.AF36]+[.$B37]*[.AF37]+[.$B38]*[.AF38]+[.$B39]*[.AF39]+[.$B40]*[.AF40]+[.$B41]*[.AF41]+[.$B42]*[.AF42]+[.$B43]*[.AF43]+[.$B44]*[.AF44]+[.$B45]*[.AF45]+[.$B46]*[.AF46]+[.$B47]*[.AF47]+[.$B48]*[.AF48]+[.$B49]*[.AF49]+[.$B50]*[.AF50]+[.$B51]*[.AF51]+[.$B52]*[.AF52]+[.$B53]*[.AF53]+[.$B54]*[.AF54]" office:value-type="float" office:value="6" calcext:value-type="float">
            <text:p>6</text:p>
          </table:table-cell>
          <table:table-cell table:style-name="ce255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+[.$B27]*[.AG27]+[.$B28]*[.AG28]+[.$B29]*[.AG29]+[.$B30]*[.AG30]+[.$B31]*[.AG31]+[.$B32]*[.AG32]+[.$B33]*[.AG33]+[.$B34]*[.AG34]+[.$B35]*[.AG35]+[.$B36]*[.AG36]+[.$B37]*[.AG37]+[.$B38]*[.AG38]+[.$B39]*[.AG39]+[.$B40]*[.AG40]+[.$B41]*[.AG41]+[.$B42]*[.AG42]+[.$B43]*[.AG43]+[.$B44]*[.AG44]+[.$B45]*[.AG45]+[.$B46]*[.AG46]+[.$B47]*[.AG47]+[.$B48]*[.AG48]+[.$B49]*[.AG49]+[.$B50]*[.AG50]+[.$B51]*[.AG51]+[.$B52]*[.AG52]+[.$B53]*[.AG53]+[.$B54]*[.AG54]" office:value-type="float" office:value="4" calcext:value-type="float">
            <text:p>4</text:p>
          </table:table-cell>
          <table:table-cell table:style-name="ce255" table:formula="of:=[.$B7]*[.AH7]+[.$B8]*[.AH8]+[.$B9]*[.AH9]+[.$B10]*[.AH10]+[.$B11]*[.AH11]+[.$B12]*[.AH12]+[.$B13]*[.AH13]+[.$B14]*[.AH14]+[.$B15]*[.AH15]+[.$B16]*[.AH16]+[.$B17]*[.AH17]+[.$B18]*[.AH18]+[.$B19]*[.AH19]+[.$B20]*[.AH20]+[.$B21]*[.AH21]+[.$B22]*[.AH22]+[.$B23]*[.AH23]+[.$B24]*[.AH24]+[.$B25]*[.AH25]+[.$B26]*[.AH26]+[.$B27]*[.AH27]+[.$B28]*[.AH28]+[.$B29]*[.AH29]+[.$B30]*[.AH30]+[.$B31]*[.AH31]+[.$B32]*[.AH32]+[.$B33]*[.AH33]+[.$B34]*[.AH34]+[.$B35]*[.AH35]+[.$B36]*[.AH36]+[.$B37]*[.AH37]+[.$B38]*[.AH38]+[.$B39]*[.AH39]+[.$B40]*[.AH40]+[.$B41]*[.AH41]+[.$B42]*[.AH42]+[.$B43]*[.AH43]+[.$B44]*[.AH44]+[.$B45]*[.AH45]+[.$B46]*[.AH46]+[.$B47]*[.AH47]+[.$B48]*[.AH48]+[.$B49]*[.AH49]+[.$B50]*[.AH50]+[.$B51]*[.AH51]+[.$B52]*[.AH52]+[.$B53]*[.AH53]+[.$B54]*[.AH54]" office:value-type="float" office:value="72" calcext:value-type="float">
            <text:p>72</text:p>
          </table:table-cell>
          <table:table-cell table:style-name="ce255" table:formula="of:=[.$B7]*[.AI7]+[.$B8]*[.AI8]+[.$B9]*[.AI9]+[.$B10]*[.AI10]+[.$B11]*[.AI11]+[.$B12]*[.AI12]+[.$B13]*[.AI13]+[.$B14]*[.AI14]+[.$B15]*[.AI15]+[.$B16]*[.AI16]+[.$B17]*[.AI17]+[.$B18]*[.AI18]+[.$B19]*[.AI19]+[.$B20]*[.AI20]+[.$B21]*[.AI21]+[.$B22]*[.AI22]+[.$B23]*[.AI23]+[.$B24]*[.AI24]+[.$B25]*[.AI25]+[.$B26]*[.AI26]+[.$B27]*[.AI27]+[.$B28]*[.AI28]+[.$B29]*[.AI29]+[.$B30]*[.AI30]+[.$B31]*[.AI31]+[.$B32]*[.AI32]+[.$B33]*[.AI33]+[.$B34]*[.AI34]+[.$B35]*[.AI35]+[.$B36]*[.AI36]+[.$B37]*[.AI37]+[.$B38]*[.AI38]+[.$B39]*[.AI39]+[.$B40]*[.AI40]+[.$B41]*[.AI41]+[.$B42]*[.AI42]+[.$B43]*[.AI43]+[.$B44]*[.AI44]+[.$B45]*[.AI45]+[.$B46]*[.AI46]+[.$B47]*[.AI47]+[.$B48]*[.AI48]+[.$B49]*[.AI49]+[.$B50]*[.AI50]+[.$B51]*[.AI51]+[.$B52]*[.AI52]+[.$B53]*[.AI53]+[.$B54]*[.AI54]" office:value-type="float" office:value="10" calcext:value-type="float">
            <text:p>10</text:p>
          </table:table-cell>
          <table:table-cell table:style-name="ce255" table:formula="of:=[.$B7]*[.AJ7]+[.$B8]*[.AJ8]+[.$B9]*[.AJ9]+[.$B10]*[.AJ10]+[.$B11]*[.AJ11]+[.$B12]*[.AJ12]+[.$B13]*[.AJ13]+[.$B14]*[.AJ14]+[.$B15]*[.AJ15]+[.$B16]*[.AJ16]+[.$B17]*[.AJ17]+[.$B18]*[.AJ18]+[.$B19]*[.AJ19]+[.$B20]*[.AJ20]+[.$B21]*[.AJ21]+[.$B22]*[.AJ22]+[.$B23]*[.AJ23]+[.$B24]*[.AJ24]+[.$B25]*[.AJ25]+[.$B26]*[.AJ26]+[.$B27]*[.AJ27]+[.$B28]*[.AJ28]+[.$B29]*[.AJ29]+[.$B30]*[.AJ30]+[.$B31]*[.AJ31]+[.$B32]*[.AJ32]+[.$B33]*[.AJ33]+[.$B34]*[.AJ34]+[.$B35]*[.AJ35]+[.$B36]*[.AJ36]+[.$B37]*[.AJ37]+[.$B38]*[.AJ38]+[.$B39]*[.AJ39]+[.$B40]*[.AJ40]+[.$B41]*[.AJ41]+[.$B42]*[.AJ42]+[.$B43]*[.AJ43]+[.$B44]*[.AJ44]+[.$B45]*[.AJ45]+[.$B46]*[.AJ46]+[.$B47]*[.AJ47]+[.$B48]*[.AJ48]+[.$B49]*[.AJ49]+[.$B50]*[.AJ50]+[.$B51]*[.AJ51]+[.$B52]*[.AJ52]+[.$B53]*[.AJ53]+[.$B54]*[.AJ54]" office:value-type="float" office:value="3" calcext:value-type="float">
            <text:p>3</text:p>
          </table:table-cell>
          <table:table-cell table:style-name="ce255" table:formula="of:=[.$B7]*[.AK7]+[.$B8]*[.AK8]+[.$B9]*[.AK9]+[.$B10]*[.AK10]+[.$B11]*[.AK11]+[.$B12]*[.AK12]+[.$B13]*[.AK13]+[.$B14]*[.AK14]+[.$B15]*[.AK15]+[.$B16]*[.AK16]+[.$B17]*[.AK17]+[.$B18]*[.AK18]+[.$B19]*[.AK19]+[.$B20]*[.AK20]+[.$B21]*[.AK21]+[.$B22]*[.AK22]+[.$B23]*[.AK23]+[.$B24]*[.AK24]+[.$B25]*[.AK25]+[.$B26]*[.AK26]+[.$B27]*[.AK27]+[.$B28]*[.AK28]+[.$B29]*[.AK29]+[.$B30]*[.AK30]+[.$B31]*[.AK31]+[.$B32]*[.AK32]+[.$B33]*[.AK33]+[.$B34]*[.AK34]+[.$B35]*[.AK35]+[.$B36]*[.AK36]+[.$B37]*[.AK37]+[.$B38]*[.AK38]+[.$B39]*[.AK39]+[.$B40]*[.AK40]+[.$B41]*[.AK41]+[.$B42]*[.AK42]+[.$B43]*[.AK43]+[.$B44]*[.AK44]+[.$B45]*[.AK45]+[.$B46]*[.AK46]+[.$B47]*[.AK47]+[.$B48]*[.AK48]+[.$B49]*[.AK49]+[.$B50]*[.AK50]+[.$B51]*[.AK51]+[.$B52]*[.AK52]+[.$B53]*[.AK53]+[.$B54]*[.AK54]" office:value-type="float" office:value="18" calcext:value-type="float">
            <text:p>18</text:p>
          </table:table-cell>
          <table:table-cell table:style-name="ce255" table:formula="of:=[.$B7]*[.AL7]+[.$B8]*[.AL8]+[.$B9]*[.AL9]+[.$B10]*[.AL10]+[.$B11]*[.AL11]+[.$B12]*[.AL12]+[.$B13]*[.AL13]+[.$B14]*[.AL14]+[.$B15]*[.AL15]+[.$B16]*[.AL16]+[.$B17]*[.AL17]+[.$B18]*[.AL18]+[.$B19]*[.AL19]+[.$B20]*[.AL20]+[.$B21]*[.AL21]+[.$B22]*[.AL22]+[.$B23]*[.AL23]+[.$B24]*[.AL24]+[.$B25]*[.AL25]+[.$B26]*[.AL26]+[.$B27]*[.AL27]+[.$B28]*[.AL28]+[.$B29]*[.AL29]+[.$B30]*[.AL30]+[.$B31]*[.AL31]+[.$B32]*[.AL32]+[.$B33]*[.AL33]+[.$B34]*[.AL34]+[.$B35]*[.AL35]+[.$B36]*[.AL36]+[.$B37]*[.AL37]+[.$B38]*[.AL38]+[.$B39]*[.AL39]+[.$B40]*[.AL40]+[.$B41]*[.AL41]+[.$B42]*[.AL42]+[.$B43]*[.AL43]+[.$B44]*[.AL44]+[.$B45]*[.AL45]+[.$B46]*[.AL46]+[.$B47]*[.AL47]+[.$B48]*[.AL48]+[.$B49]*[.AL49]+[.$B50]*[.AL50]+[.$B51]*[.AL51]+[.$B52]*[.AL52]+[.$B53]*[.AL53]+[.$B54]*[.AL54]" office:value-type="float" office:value="36" calcext:value-type="float">
            <text:p>36</text:p>
          </table:table-cell>
          <table:table-cell table:style-name="ce255" table:formula="of:=[.$B7]*[.AM7]+[.$B8]*[.AM8]+[.$B9]*[.AM9]+[.$B10]*[.AM10]+[.$B11]*[.AM11]+[.$B12]*[.AM12]+[.$B13]*[.AM13]+[.$B14]*[.AM14]+[.$B15]*[.AM15]+[.$B16]*[.AM16]+[.$B17]*[.AM17]+[.$B18]*[.AM18]+[.$B19]*[.AM19]+[.$B20]*[.AM20]+[.$B21]*[.AM21]+[.$B22]*[.AM22]+[.$B23]*[.AM23]+[.$B24]*[.AM24]+[.$B25]*[.AM25]+[.$B26]*[.AM26]+[.$B27]*[.AM27]+[.$B28]*[.AM28]+[.$B29]*[.AM29]+[.$B30]*[.AM30]+[.$B31]*[.AM31]+[.$B32]*[.AM32]+[.$B33]*[.AM33]+[.$B34]*[.AM34]+[.$B35]*[.AM35]+[.$B36]*[.AM36]+[.$B37]*[.AM37]+[.$B38]*[.AM38]+[.$B39]*[.AM39]+[.$B40]*[.AM40]+[.$B41]*[.AM41]+[.$B42]*[.AM42]+[.$B43]*[.AM43]+[.$B44]*[.AM44]+[.$B45]*[.AM45]+[.$B46]*[.AM46]+[.$B47]*[.AM47]+[.$B48]*[.AM48]+[.$B49]*[.AM49]+[.$B50]*[.AM50]+[.$B51]*[.AM51]+[.$B52]*[.AM52]+[.$B53]*[.AM53]+[.$B54]*[.AM54]" office:value-type="float" office:value="24" calcext:value-type="float">
            <text:p>24</text:p>
          </table:table-cell>
          <table:table-cell table:style-name="ce255" table:formula="of:=[.$B7]*[.AN7]+[.$B8]*[.AN8]+[.$B9]*[.AN9]+[.$B10]*[.AN10]+[.$B11]*[.AN11]+[.$B12]*[.AN12]+[.$B13]*[.AN13]+[.$B14]*[.AN14]+[.$B15]*[.AN15]+[.$B16]*[.AN16]+[.$B17]*[.AN17]+[.$B18]*[.AN18]+[.$B19]*[.AN19]+[.$B20]*[.AN20]+[.$B21]*[.AN21]+[.$B22]*[.AN22]+[.$B23]*[.AN23]+[.$B24]*[.AN24]+[.$B25]*[.AN25]+[.$B26]*[.AN26]+[.$B27]*[.AN27]+[.$B28]*[.AN28]+[.$B29]*[.AN29]+[.$B30]*[.AN30]+[.$B31]*[.AN31]+[.$B32]*[.AN32]+[.$B33]*[.AN33]+[.$B34]*[.AN34]+[.$B35]*[.AN35]+[.$B36]*[.AN36]+[.$B37]*[.AN37]+[.$B38]*[.AN38]+[.$B39]*[.AN39]+[.$B40]*[.AN40]+[.$B41]*[.AN41]+[.$B42]*[.AN42]+[.$B43]*[.AN43]+[.$B44]*[.AN44]+[.$B45]*[.AN45]+[.$B46]*[.AN46]+[.$B47]*[.AN47]+[.$B48]*[.AN48]+[.$B49]*[.AN49]+[.$B50]*[.AN50]+[.$B51]*[.AN51]+[.$B52]*[.AN52]+[.$B53]*[.AN53]+[.$B54]*[.AN54]" office:value-type="float" office:value="3" calcext:value-type="float">
            <text:p>3</text:p>
          </table:table-cell>
          <table:table-cell table:style-name="ce298" table:number-columns-repeated="983"/>
          <table:table-cell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263"/>
          <table:table-cell table:style-name="ce364" table:formula="of:=[.D55]*[.D4]" office:value-type="currency" office:currency="USD" office:value="6.27942857142858" calcext:value-type="currency">
            <text:p>$6,3</text:p>
          </table:table-cell>
          <table:table-cell table:style-name="ce364" table:formula="of:=[.E55]*[.E4]" office:value-type="currency" office:currency="USD" office:value="1.07142857142857" calcext:value-type="currency">
            <text:p>$1,1</text:p>
          </table:table-cell>
          <table:table-cell table:style-name="ce364" table:formula="of:=[.F55]*[.F4]" office:value-type="currency" office:currency="USD" office:value="0.28" calcext:value-type="currency">
            <text:p>$0,3</text:p>
          </table:table-cell>
          <table:table-cell table:style-name="ce364" table:formula="of:=[.G55]*[.G4]" office:value-type="currency" office:currency="USD" office:value="0" calcext:value-type="currency">
            <text:p>$0,0</text:p>
          </table:table-cell>
          <table:table-cell table:style-name="ce364" table:formula="of:=[.H55]*[.H4]" office:value-type="currency" office:currency="USD" office:value="0.346285714285714" calcext:value-type="currency">
            <text:p>$0,3</text:p>
          </table:table-cell>
          <table:table-cell table:style-name="ce364" table:formula="of:=[.I55]*[.I4]" office:value-type="currency" office:currency="USD" office:value="5.27" calcext:value-type="currency">
            <text:p>$5,3</text:p>
          </table:table-cell>
          <table:table-cell table:style-name="ce364" table:formula="of:=[.J55]*[.J4]" office:value-type="currency" office:currency="USD" office:value="1.28" calcext:value-type="currency">
            <text:p>$1,3</text:p>
          </table:table-cell>
          <table:table-cell table:style-name="ce364" table:formula="of:=[.K55]*[.K4]" office:value-type="currency" office:currency="USD" office:value="0.612" calcext:value-type="currency">
            <text:p>$0,6</text:p>
          </table:table-cell>
          <table:table-cell table:style-name="ce364" table:formula="of:=[.L55]*[.L4]" office:value-type="currency" office:currency="USD" office:value="5.4937142857143" calcext:value-type="currency">
            <text:p>$5,5</text:p>
          </table:table-cell>
          <table:table-cell table:style-name="ce364" table:formula="of:=[.M55]*[.M4]" office:value-type="currency" office:currency="USD" office:value="25.125" calcext:value-type="currency">
            <text:p>$25,1</text:p>
          </table:table-cell>
          <table:table-cell table:style-name="ce364" table:formula="of:=[.N55]*[.N4]" office:value-type="currency" office:currency="USD" office:value="0.315714285714286" calcext:value-type="currency">
            <text:p>$0,3</text:p>
          </table:table-cell>
          <table:table-cell table:style-name="ce364" table:formula="of:=[.O55]*[.O4]" office:value-type="currency" office:currency="USD" office:value="0.656" calcext:value-type="currency">
            <text:p>$0,7</text:p>
          </table:table-cell>
          <table:table-cell table:style-name="ce364" table:formula="of:=[.P55]*[.P4]" office:value-type="currency" office:currency="USD" office:value="0.738857142857143" calcext:value-type="currency">
            <text:p>$0,7</text:p>
          </table:table-cell>
          <table:table-cell table:style-name="ce364" table:formula="of:=[.Q55]*[.Q4]" office:value-type="currency" office:currency="USD" office:value="0" calcext:value-type="currency">
            <text:p>$0,0</text:p>
          </table:table-cell>
          <table:table-cell table:style-name="ce364" table:formula="of:=[.R55]*[.R4]" office:value-type="currency" office:currency="USD" office:value="0.468571428571429" calcext:value-type="currency">
            <text:p>$0,5</text:p>
          </table:table-cell>
          <table:table-cell table:style-name="ce364" table:formula="of:=[.S55]*[.S4]" office:value-type="currency" office:currency="USD" office:value="0.225142857142858" calcext:value-type="currency">
            <text:p>$0,2</text:p>
          </table:table-cell>
          <table:table-cell table:style-name="ce364" table:formula="of:=[.T55]*[.T4]" office:value-type="currency" office:currency="USD" office:value="0.798" calcext:value-type="currency">
            <text:p>$0,8</text:p>
          </table:table-cell>
          <table:table-cell table:style-name="ce364" table:formula="of:=[.U55]*[.U4]" office:value-type="currency" office:currency="USD" office:value="2.088" calcext:value-type="currency">
            <text:p>$2,1</text:p>
          </table:table-cell>
          <table:table-cell table:style-name="ce364" table:formula="of:=[.V55]*[.V4]" office:value-type="currency" office:currency="USD" office:value="1.136" calcext:value-type="currency">
            <text:p>$1,1</text:p>
          </table:table-cell>
          <table:table-cell table:style-name="ce364" table:formula="of:=[.W55]*[.W4]" office:value-type="currency" office:currency="USD" office:value="1.23428571428571" calcext:value-type="currency">
            <text:p>$1,2</text:p>
          </table:table-cell>
          <table:table-cell table:style-name="ce364" table:formula="of:=[.X55]*[.X4]" office:value-type="currency" office:currency="USD" office:value="0.867428571428574" calcext:value-type="currency">
            <text:p>$0,9</text:p>
          </table:table-cell>
          <table:table-cell table:style-name="ce364" table:formula="of:=[.Y55]*[.Y4]" office:value-type="currency" office:currency="USD" office:value="2.438" calcext:value-type="currency">
            <text:p>$2,4</text:p>
          </table:table-cell>
          <table:table-cell table:style-name="ce364" table:formula="of:=[.Z55]*[.Z4]" office:value-type="currency" office:currency="USD" office:value="0.681428571428574" calcext:value-type="currency">
            <text:p>$0,7</text:p>
          </table:table-cell>
          <table:table-cell table:style-name="ce364" table:formula="of:=[.AA55]*[.AA4]" office:value-type="currency" office:currency="USD" office:value="1.728" calcext:value-type="currency">
            <text:p>$1,7</text:p>
          </table:table-cell>
          <table:table-cell table:style-name="ce364" table:formula="of:=[.AB55]*[.AB4]" office:value-type="currency" office:currency="USD" office:value="0.691428571428572" calcext:value-type="currency">
            <text:p>$0,7</text:p>
          </table:table-cell>
          <table:table-cell table:style-name="ce364" table:formula="of:=[.AC55]*[.AC4]" office:value-type="currency" office:currency="USD" office:value="0.174285714285714" calcext:value-type="currency">
            <text:p>$0,2</text:p>
          </table:table-cell>
          <table:table-cell table:style-name="ce364" table:formula="of:=[.AD55]*[.AD4]" office:value-type="currency" office:currency="USD" office:value="5.0681" calcext:value-type="currency">
            <text:p>$5,1</text:p>
          </table:table-cell>
          <table:table-cell table:style-name="ce364" table:formula="of:=[.AE55]*[.AE4]" office:value-type="currency" office:currency="USD" office:value="24.8251" calcext:value-type="currency">
            <text:p>$24,8</text:p>
          </table:table-cell>
          <table:table-cell table:style-name="ce364" table:formula="of:=[.AF55]*[.AF4]" office:value-type="currency" office:currency="USD" office:value="0.2658" calcext:value-type="currency">
            <text:p>$0,3</text:p>
          </table:table-cell>
          <table:table-cell table:style-name="ce364" table:formula="of:=[.AG55]*[.AG4]" office:value-type="currency" office:currency="USD" office:value="0.994285714285716" calcext:value-type="currency">
            <text:p>$1,0</text:p>
          </table:table-cell>
          <table:table-cell table:style-name="ce364" table:formula="of:=[.AH55]*[.AH4]" office:value-type="currency" office:currency="USD" office:value="0.617142857142857" calcext:value-type="currency">
            <text:p>$0,6</text:p>
          </table:table-cell>
          <table:table-cell table:style-name="ce364" table:formula="of:=[.AI55]*[.AI4]" office:value-type="currency" office:currency="USD" office:value="0.13" calcext:value-type="currency">
            <text:p>$0,1</text:p>
          </table:table-cell>
          <table:table-cell table:style-name="ce364" table:formula="of:=[.AJ55]*[.AJ4]" office:value-type="currency" office:currency="USD" office:value="1.22871428571429" calcext:value-type="currency">
            <text:p>$1,2</text:p>
          </table:table-cell>
          <table:table-cell table:style-name="ce364" table:formula="of:=[.AK55]*[.AK4]" office:value-type="currency" office:currency="USD" office:value="11.34" calcext:value-type="currency">
            <text:p>$11,3</text:p>
          </table:table-cell>
          <table:table-cell table:style-name="ce364" table:formula="of:=[.AL55]*[.AL4]" office:value-type="currency" office:currency="USD" office:value="25.92" calcext:value-type="currency">
            <text:p>$25,9</text:p>
          </table:table-cell>
          <table:table-cell table:style-name="ce364" table:formula="of:=[.AM55]*[.AM4]" office:value-type="currency" office:currency="USD" office:value="10.08" calcext:value-type="currency">
            <text:p>$10,1</text:p>
          </table:table-cell>
          <table:table-cell table:style-name="ce364" table:formula="of:=[.AN55]*[.AN4]" office:value-type="currency" office:currency="USD" office:value="2.31" calcext:value-type="currency">
            <text:p>$2,3</text:p>
          </table:table-cell>
          <table:table-cell table:style-name="ce298" table:number-columns-repeated="983"/>
          <table:table-cell/>
        </table:table-row>
        <table:table-row table:style-name="ro6">
          <table:table-cell table:style-name="ce247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83"/>
          <table:covered-table-cell table:style-name="ce338"/>
          <table:table-cell table:style-name="ce205" table:formula="of:=SUM([.D56:.AN56])" office:value-type="currency" office:currency="USD" office:value="142.778142857143" calcext:value-type="currency" table:number-columns-spanned="37" table:number-rows-spanned="1">
            <text:p>$142,78</text:p>
          </table:table-cell>
          <table:covered-table-cell table:number-columns-repeated="32" table:style-name="ce201"/>
          <table:covered-table-cell table:style-name="ce173"/>
          <table:covered-table-cell table:number-columns-repeated="3"/>
          <table:table-cell table:number-columns-repeated="984"/>
        </table:table-row>
        <table:table-row table:style-name="ro17">
          <table:table-cell table:style-name="ce162" office:value-type="string" calcext:value-type="string" table:number-columns-spanned="23" table:number-rows-spanned="1">
            <text:p>* - винт для крепления мотора оси Y через заднюю часть. Подбирается таким образом, чтобы длина резьбовой части была на 2-4мм длиннее, чем длина основной части мотора. Например, для мотора длиной 48мм следует взять винты 50мм. Если винтов нужной длины не найти, то можно использовать шпильки и гайки с шайбами или отрезать более длинный винт в размер</text:p>
          </table:table-cell>
          <table:covered-table-cell table:style-name="ce172"/>
          <table:covered-table-cell table:number-columns-repeated="21" table:style-name="ce173"/>
          <table:table-cell table:style-name="ce173" table:number-columns-repeated="14"/>
          <table:table-cell table:number-columns-repeated="987"/>
        </table:table-row>
        <table:table-row table:style-name="ro6">
          <table:table-cell table:style-name="ce173"/>
          <table:table-cell table:style-name="ce296"/>
          <table:table-cell table:style-name="ce173" table:number-columns-repeated="2"/>
          <table:table-cell table:style-name="ce173" office:value-type="string" calcext:value-type="string">
            <text:p><text:s/></text:p>
          </table:table-cell>
          <table:table-cell table:style-name="ce173" table:number-columns-repeated="32"/>
          <table:table-cell table:number-columns-repeated="987"/>
        </table:table-row>
        <table:table-row table:style-name="ro6" table:number-rows-repeated="6">
          <table:table-cell table:style-name="ce173"/>
          <table:table-cell table:style-name="ce296"/>
          <table:table-cell table:style-name="ce173" table:number-columns-repeated="35"/>
          <table:table-cell table:number-columns-repeated="987"/>
        </table:table-row>
        <table:table-row table:style-name="ro6" table:number-rows-repeated="10485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58"/>
        <table:table-column table:style-name="co23" table:default-cell-style-name="ce158"/>
        <table:table-column table:style-name="co3" table:default-cell-style-name="ce158"/>
        <table:table-column table:style-name="co24" table:default-cell-style-name="ce158"/>
        <table:table-column table:style-name="co25" table:number-columns-repeated="2" table:default-cell-style-name="ce158"/>
        <table:table-column table:style-name="co25" table:default-cell-style-name="ce113"/>
        <table:table-column table:style-name="co3" table:number-columns-repeated="1017" table:default-cell-style-name="ce158"/>
        <table:table-row table:style-name="ro16">
          <table:table-cell table:style-name="ce160" office:value-type="string" calcext:value-type="string">
            <text:p>Наименование детали</text:p>
          </table:table-cell>
          <table:table-cell table:style-name="ce160" office:value-type="string" calcext:value-type="string">
            <text:p>Тип профиля</text:p>
          </table:table-cell>
          <table:table-cell table:style-name="ce160" office:value-type="string" calcext:value-type="string">
            <text:p>Длина</text:p>
            <text:p>[м]</text:p>
          </table:table-cell>
          <table:table-cell table:style-name="ce160" office:value-type="string" calcext:value-type="string">
            <text:p>Количество</text:p>
            <text:p>[шт]</text:p>
          </table:table-cell>
          <table:table-cell table:style-name="ce160" office:value-type="string" calcext:value-type="string">
            <text:p>Цена профиля</text:p>
            <text:p>[$/м]</text:p>
          </table:table-cell>
          <table:table-cell table:style-name="ce160" office:value-type="string" calcext:value-type="string">
            <text:p>Цена реза</text:p>
            <text:p>[$]</text:p>
          </table:table-cell>
          <table:table-cell table:style-name="ce232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ая балка портала</text:p>
          </table:table-cell>
          <table:table-cell table:style-name="ce157" table:content-validation-name="val17" office:value-type="string" calcext:value-type="string">
            <text:p>2060 T-slot</text:p>
          </table:table-cell>
          <table:table-cell table:style-name="ce226" table:formula="of:=[$Расчёты.B27]-0.04" office:value-type="float" office:value="0.45" calcext:value-type="float">
            <text:p>0,45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0)" office:value-type="currency" office:currency="USD" office:value="11.86" calcext:value-type="currency">
            <text:p>$11,86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2]*([.C2]*[.E2]+[.F2]+IF([.D2]&lt;&gt;0;[.F2]/[.D2];0))" office:value-type="currency" office:currency="USD" office:value="11.5311428571429" calcext:value-type="currency">
            <text:p>$11,5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порта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" office:value-type="float" office:value="0.65" calcext:value-type="float">
            <text:p>0,65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3]*([.C3]*[.E3]+[.F3]+IF([.D3]&lt;&gt;0;[.F3]/[.D3];0))" office:value-type="currency" office:currency="USD" office:value="6.81114285714286" calcext:value-type="currency">
            <text:p>$6,81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балка порта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-0.12" office:value-type="float" office:value="0.53" calcext:value-type="float">
            <text:p>0,53</text:p>
          </table:table-cell>
          <table:table-cell table:style-name="ce157" office:value-type="float" office:value="1" calcext:value-type="float">
            <text:p>1</text:p>
          </table:table-cell>
          <table:table-cell table:style-name="ce89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4]*([.C4]*[.E4]+[.F4]+IF([.D4]&lt;&gt;0;[.F4]/[.D4];0))" office:value-type="currency" office:currency="USD" office:value="2.99882857142857" calcext:value-type="currency">
            <text:p>$3,00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Угловая стойк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8]-0.02+[$Расчёты.B29]" office:value-type="float" office:value="0.44" calcext:value-type="float">
            <text:p>0,44</text:p>
          </table:table-cell>
          <table:table-cell table:style-name="ce157" office:value-type="float" office:value="4" calcext:value-type="float">
            <text:p>4</text:p>
          </table:table-cell>
          <table:table-cell table:style-name="ce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5]*([.C5]*[.E5]+[.F5]+IF([.D5]&lt;&gt;0;[.F5]/[.D5];0))" office:value-type="currency" office:currency="USD" office:value="9.48937142857143" calcext:value-type="currency">
            <text:p>$9,49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стойк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8]-0.04" office:value-type="float" office:value="0.39" calcext:value-type="float">
            <text:p>0,39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6]*([.C6]*[.E6]+[.F6]+IF([.D6]&lt;&gt;0;[.F6]/[.D6];0))" office:value-type="currency" office:currency="USD" office:value="4.42954285714286" calcext:value-type="currency">
            <text:p>$4,43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Вспомогательная поперечин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-0.04" office:value-type="float" office:value="0.61" calcext:value-type="float">
            <text:p>0,61</text:p>
          </table:table-cell>
          <table:table-cell table:style-name="ce157" office:value-type="float" office:value="1" calcext:value-type="float">
            <text:p>1</text:p>
          </table:table-cell>
          <table:table-cell table:style-name="ce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7]*([.C7]*[.E7]+[.F7]+IF([.D7]&lt;&gt;0;[.F7]/[.D7];0))" office:value-type="currency" office:currency="USD" office:value="3.36522857142857" calcext:value-type="currency">
            <text:p>$3,37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основания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6]-0.04" office:value-type="float" office:value="0.61" calcext:value-type="float">
            <text:p>0,61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8]*([.C8]*[.E8]+[.F8]+IF([.D8]&lt;&gt;0;[.F8]/[.D8];0))" office:value-type="currency" office:currency="USD" office:value="6.44474285714286" calcext:value-type="currency">
            <text:p>$6,44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ая балка основания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7]-0.04" office:value-type="float" office:value="0.45" calcext:value-type="float">
            <text:p>0,45</text:p>
          </table:table-cell>
          <table:table-cell table:style-name="ce157" office:value-type="float" office:value="2" calcext:value-type="float">
            <text:p>2</text:p>
          </table:table-cell>
          <table:table-cell table:style-name="ce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9]*([.C9]*[.E9]+[.F9]+IF([.D9]&lt;&gt;0;[.F9]/[.D9];0))" office:value-type="currency" office:currency="USD" office:value="4.97914285714286" calcext:value-type="currency">
            <text:p>$4,98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Стойка оси Z</text:p>
          </table:table-cell>
          <table:table-cell table:style-name="ce157" table:content-validation-name="val17" office:value-type="string" calcext:value-type="string">
            <text:p>2020 V-slot</text:p>
          </table:table-cell>
          <table:table-cell table:style-name="ce226" table:formula="of:=[$Расчёты.B28]-0.04" office:value-type="float" office:value="0.39" calcext:value-type="float">
            <text:p>0,39</text:p>
          </table:table-cell>
          <table:table-cell table:style-name="ce157" table:formula="of:=[$Настройки.B14]" office:value-type="float" office:value="2" calcext:value-type="float">
            <text:p>2</text:p>
          </table:table-cell>
          <table:table-cell table:style-name="ce89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0)" office:value-type="currency" office:currency="USD" office:value="4.49" calcext:value-type="currency">
            <text:p>$4,49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0]*([.C10]*[.E10]+[.F10]+IF([.D10]&lt;&gt;0;[.F10]/[.D10];0))" office:value-type="currency" office:currency="USD" office:value="4.35934285714286" calcext:value-type="currency">
            <text:p>$4,36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рамы стола</text:p>
          </table:table-cell>
          <table:table-cell table:style-name="ce157" table:content-validation-name="val17" office:value-type="string" calcext:value-type="string">
            <text:p>2060 T-slot</text:p>
          </table:table-cell>
          <table:table-cell table:style-name="ce226" table:formula="of:=[$Расчёты.B24]" office:value-type="float" office:value="0.5" calcext:value-type="float">
            <text:p>0,50</text:p>
          </table:table-cell>
          <table:table-cell table:style-name="ce157" table:formula="of:=IF([$Настройки.B14]=2;1;0)" office:value-type="float" office:value="1" calcext:value-type="float">
            <text:p>1</text:p>
          </table:table-cell>
          <table:table-cell table:style-name="ce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0)" office:value-type="currency" office:currency="USD" office:value="11.86" calcext:value-type="currency">
            <text:p>$11,86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1]*([.C11]*[.E11]+[.F11]+IF([.D11]&lt;&gt;0;[.F11]/[.D11];0))" office:value-type="currency" office:currency="USD" office:value="6.50142857142857" calcext:value-type="currency">
            <text:p>$6,50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оперечная балка рамы сто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4]" office:value-type="float" office:value="0.5" calcext:value-type="float">
            <text:p>0,50</text:p>
          </table:table-cell>
          <table:table-cell table:style-name="ce157" table:formula="of:=IF([$Настройки.B14]=4;2;0)" office:value-type="float" office:value="0" calcext:value-type="float">
            <text:p>0</text:p>
          </table:table-cell>
          <table:table-cell table:style-name="ce89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2]*([.C12]*[.E12]+[.F12]+IF([.D12]&lt;&gt;0;[.F12]/[.D12];0))" office:value-type="currency" office:currency="USD" office:value="0" calcext:value-type="currency">
            <text:p>$0,00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Продольные балки рамы стола</text:p>
          </table:table-cell>
          <table:table-cell table:style-name="ce157" table:content-validation-name="val17" office:value-type="string" calcext:value-type="string">
            <text:p>2020 T-slot</text:p>
          </table:table-cell>
          <table:table-cell table:style-name="ce226" table:formula="of:=[$Расчёты.B25]" office:value-type="float" office:value="0.32" calcext:value-type="float">
            <text:p>0,32</text:p>
          </table:table-cell>
          <table:table-cell table:style-name="ce157" office:value-type="float" office:value="3" calcext:value-type="float">
            <text:p>3</text:p>
          </table:table-cell>
          <table:table-cell table:style-name="ce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0)" office:value-type="currency" office:currency="USD" office:value="4.58" calcext:value-type="currency">
            <text:p>$4,58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3]*([.C13]*[.E13]+[.F13]+IF([.D13]&lt;&gt;0;[.F13]/[.D13];0))" office:value-type="currency" office:currency="USD" office:value="5.53965714285714" calcext:value-type="currency">
            <text:p>$5,54</text:p>
          </table:table-cell>
          <table:table-cell table:number-columns-repeated="1017"/>
        </table:table-row>
        <table:table-row table:style-name="ro6">
          <table:table-cell table:style-name="ce157" office:value-type="string" calcext:value-type="string">
            <text:p>Балка оси X</text:p>
          </table:table-cell>
          <table:table-cell table:style-name="ce157" table:content-validation-name="val17" office:value-type="string" calcext:value-type="string">
            <text:p>2020 T-slot облегчённый</text:p>
          </table:table-cell>
          <table:table-cell table:style-name="ce226" table:formula="of:=[$Расчёты.B23]" office:value-type="float" office:value="0.5" calcext:value-type="float">
            <text:p>0,50</text:p>
          </table:table-cell>
          <table:table-cell table:style-name="ce157" office:value-type="float" office:value="1" calcext:value-type="float">
            <text:p>1</text:p>
          </table:table-cell>
          <table:table-cell table:style-name="ce89" table:formula="of:=COM.MICROSOFT.IFS([.B14]=&quot;2020 T-slot&quot;;4.58;[.B14]=&quot;2040 T-slot&quot;;7.91;[.B14]=&quot;2060 T-slot&quot;;11.86;[.B14]=&quot;2020 V-slot&quot;;4.49;[.B14]=&quot;2040 V-slot&quot;;7.81;[.B14]=&quot;2060 V-slot&quot;;11.47;[.B14]=&quot;2020 T-slot облегчённый&quot;;231/70)" office:value-type="currency" office:currency="USD" office:value="3.3" calcext:value-type="currency">
            <text:p>$3,30</text:p>
          </table:table-cell>
          <table:table-cell table:style-name="ce89" table:formula="of:=20/[$Настройки.$B$22]" office:value-type="currency" office:currency="USD" office:value="0.285714285714286" calcext:value-type="currency">
            <text:p>$0,29</text:p>
          </table:table-cell>
          <table:table-cell table:style-name="ce89" table:formula="of:=[.D14]*([.C14]*[.E14]+[.F14]+IF([.D14]&lt;&gt;0;[.F14]/[.D14];0))" office:value-type="currency" office:currency="USD" office:value="2.22142857142857" calcext:value-type="currency">
            <text:p>$2,22</text:p>
          </table:table-cell>
          <table:table-cell table:number-columns-repeated="1017"/>
        </table:table-row>
        <table:table-row table:style-name="ro20">
          <table:table-cell table:style-name="ce71" office:value-type="string" calcext:value-type="string" table:number-columns-spanned="6" table:number-rows-spanned="1">
            <text:p>Итого: </text:p>
          </table:table-cell>
          <table:covered-table-cell table:style-name="ce45" table:content-validation-name="val17"/>
          <table:covered-table-cell table:number-columns-repeated="2" table:style-name="ce45"/>
          <table:covered-table-cell table:number-columns-repeated="2" table:style-name="ce90"/>
          <table:table-cell table:style-name="ce100" table:formula="of:=SUM([.G2:.G14])" office:value-type="currency" office:currency="USD" office:value="68.6710000000001" calcext:value-type="currency">
            <text:p>$68,67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7"/>
          <table:table-cell table:number-columns-repeated="2"/>
          <table:table-cell table:style-name="ce113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113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113"/>
          <table:table-cell table:number-columns-repeated="1018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6" table:default-cell-style-name="ce249"/>
        <table:table-column table:style-name="co27" table:default-cell-style-name="ce249"/>
        <table:table-column table:style-name="co28" table:default-cell-style-name="ce249"/>
        <table:table-column table:style-name="co29" table:default-cell-style-name="ce249"/>
        <table:table-column table:style-name="co3" table:number-columns-repeated="1019" table:default-cell-style-name="ce249"/>
        <table:table-row table:style-name="ro6">
          <table:table-cell table:style-name="ce2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222"/>
          <table:table-cell table:number-columns-repeated="1020"/>
        </table:table-row>
        <table:table-row table:style-name="ro6">
          <table:table-cell table:style-name="ce222" office:value-type="string" calcext:value-type="string">
            <text:p>Название</text:p>
          </table:table-cell>
          <table:table-cell table:style-name="ce222" office:value-type="string" calcext:value-type="string">
            <text:p>Размер по Х</text:p>
          </table:table-cell>
          <table:table-cell table:style-name="ce222" office:value-type="string" calcext:value-type="string">
            <text:p>Размер по Y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300x200</text:p>
          </table:table-cell>
          <table:table-cell table:style-name="ce352" office:value-type="float" office:value="300" calcext:value-type="float">
            <text:p>300</text:p>
          </table:table-cell>
          <table:table-cell table:style-name="ce352" office:value-type="float" office:value="200" calcext:value-type="float">
            <text:p>2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300x300</text:p>
          </table:table-cell>
          <table:table-cell table:number-columns-repeated="2" table:style-name="ce352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х250 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250" calcext:value-type="float">
            <text:p>25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x300</text:p>
          </table:table-cell>
          <table:table-cell table:style-name="ce352" office:value-type="float" office:value="400" calcext:value-type="float">
            <text:p>400</text:p>
          </table:table-cell>
          <table:table-cell table:style-name="ce352" office:value-type="float" office:value="300" calcext:value-type="float">
            <text:p>3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00x400</text:p>
          </table:table-cell>
          <table:table-cell table:number-columns-repeated="2" table:style-name="ce352" office:value-type="float" office:value="400" calcext:value-type="float">
            <text:p>40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450x450</text:p>
          </table:table-cell>
          <table:table-cell table:number-columns-repeated="2" table:style-name="ce352" office:value-type="float" office:value="450" calcext:value-type="float">
            <text:p>450</text:p>
          </table:table-cell>
          <table:table-cell table:number-columns-repeated="1020"/>
        </table:table-row>
        <table:table-row table:style-name="ro6">
          <table:table-cell table:style-name="ce352" office:value-type="string" calcext:value-type="string">
            <text:p>AC 510x510</text:p>
          </table:table-cell>
          <table:table-cell table:number-columns-repeated="2" table:style-name="ce352" office:value-type="float" office:value="510" calcext:value-type="float">
            <text:p>510</text:p>
          </table:table-cell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типов подающих механизмов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BMG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Matrix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типов нагревательных блоков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V6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Volcano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Fysetc spider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Zero W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3B+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Raspberry Pi 4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Orange Pi Lite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Да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2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35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6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 24в 1000В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string" calcext:value-type="string">
            <text:p>Нет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От платы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Понижающий преобразователь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string" calcext:value-type="string">
            <text:p>Блок питания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3" table:number-rows-spanned="1">
            <text:p>Варианты количества стоек оси Z</text:p>
          </table:table-cell>
          <table:covered-table-cell table:number-columns-repeated="2" table:style-name="ce352"/>
          <table:table-cell table:number-columns-repeated="1020"/>
        </table:table-row>
        <table:table-row table:style-name="ro6">
          <table:table-cell table:style-name="ce352" office:value-type="float" office:value="2" calcext:value-type="float">
            <text:p>2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style-name="ce352" office:value-type="float" office:value="4" calcext:value-type="float">
            <text:p>4</text:p>
          </table:table-cell>
          <table:table-cell table:style-name="ce352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21" office:value-type="string" calcext:value-type="string" table:number-columns-spanned="4" table:number-rows-spanned="1">
            <text:p>Варианты кинематик</text:p>
          </table:table-cell>
          <table:covered-table-cell table:number-columns-repeated="3" table:style-name="ce352"/>
          <table:table-cell table:number-columns-repeated="1019"/>
        </table:table-row>
        <table:table-row table:style-name="ro17">
          <table:table-cell table:style-name="ce221" office:value-type="string" calcext:value-type="string">
            <text:p>Название кинематики</text:p>
          </table:table-cell>
          <table:table-cell table:style-name="ce242" office:value-type="string" calcext:value-type="string">
            <text:p>Количество синхровалов</text:p>
          </table:table-cell>
          <table:table-cell table:style-name="ce242" office:value-type="string" calcext:value-type="string">
            <text:p>Количество приводов Y</text:p>
          </table:table-cell>
          <table:table-cell table:style-name="ce242" office:value-type="string" calcext:value-type="string">
            <text:p>Количество свободных роликов на 1 голову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Hybrid-CoreXY (Markforged)</text:p>
          </table:table-cell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Synchro-CoreXY</text:p>
          </table:table-cell>
          <table:table-cell table:style-name="ce352" office:value-type="float" office:value="1" calcext:value-type="float">
            <text:p>1</text:p>
          </table:table-cell>
          <table:table-cell table:style-name="ce352" office:value-type="float" office:value="0" calcext:value-type="float">
            <text:p>0</text:p>
          </table:table-cell>
          <table:table-cell table:style-name="ce352" office:value-type="float" office:value="4" calcext:value-type="float">
            <text:p>4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CoreXY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52" office:value-type="float" office:value="5" calcext:value-type="float">
            <text:p>5</text:p>
          </table:table-cell>
          <table:table-cell table:number-columns-repeated="1019"/>
        </table:table-row>
        <table:table-row table:style-name="ro6">
          <table:table-cell table:style-name="ce352" office:value-type="string" calcext:value-type="string">
            <text:p>0.5XY</text:p>
          </table:table-cell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float" office:value="8" calcext:value-type="float">
            <text:p>8</text:p>
          </table:table-cell>
          <table:table-cell table:number-columns-repeated="1019"/>
        </table:table-row>
        <table:table-row table:style-name="ro6" table:number-rows-repeated="104852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249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" table:number-columns-repeated="1020" table:default-cell-style-name="ce249"/>
        <table:table-row table:style-name="ro21">
          <table:table-cell table:style-name="ce22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24"/>
          <table:table-cell table:number-columns-repeated="1020"/>
        </table:table-row>
        <table:table-row table:style-name="ro12">
          <table:table-cell table:style-name="ce224" office:value-type="string" calcext:value-type="string">
            <text:p>Потребитель</text:p>
          </table:table-cell>
          <table:table-cell table:style-name="ce224" office:value-type="string" calcext:value-type="string">
            <text:p>Потребляемая мощность единицы [Вт]</text:p>
          </table:table-cell>
          <table:table-cell table:style-name="ce224" office:value-type="string" calcext:value-type="string">
            <text:p>Количество</text:p>
          </table:table-cell>
          <table:table-cell table:style-name="ce22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Нагреватель хотэнда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экструдера</text:p>
          </table:table-cell>
          <table:table-cell table:style-name="ce375" table:formula="of:=24*1/4" office:value-type="float" office:value="6" calcext:value-type="float">
            <text:p>6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X или Y</text:p>
          </table:table-cell>
          <table:table-cell table:style-name="ce375" table:formula="of:=24*1.8/4" office:value-type="float" office:value="10.8" calcext:value-type="float">
            <text:p>10,8</text:p>
          </table:table-cell>
          <table:table-cell table:style-name="ce375" table:formula="of:=1+1" office:value-type="float" office:value="2" calcext:value-type="float">
            <text:p>2</text:p>
          </table:table-cell>
          <table:table-cell table:style-name="ce375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Мотор оси Z</text:p>
          </table:table-cell>
          <table:table-cell table:style-name="ce375" table:formula="of:=24*1.8/4" office:value-type="float" office:value="10.8" calcext:value-type="float">
            <text:p>10,8</text:p>
          </table:table-cell>
          <table:table-cell table:style-name="ce375" table:formula="of:=[$'Покупные изделия'.C40]" office:value-type="float" office:value="2" calcext:value-type="float">
            <text:p>2</text:p>
          </table:table-cell>
          <table:table-cell table:style-name="ce375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242" office:value-type="string" calcext:value-type="string">
            <text:p>Питание управляющей платы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1" office:value-type="float" office:value="1" calcext:value-type="float">
            <text:p>1</text:p>
          </table:table-cell>
          <table:table-cell table:style-name="ce375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платы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5" calcext:value-type="float">
            <text:p>5</text:p>
          </table:table-cell>
          <table:table-cell table:style-name="ce375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хотэнда</text:p>
          </table:table-cell>
          <table:table-cell table:style-name="ce375" office:value-type="float" office:value="1.5" calcext:value-type="float">
            <text:p>1,5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Вентилятор обдува модели</text:p>
          </table:table-cell>
          <table:table-cell table:style-name="ce375" office:value-type="float" office:value="2.4" calcext:value-type="float">
            <text:p>2,4</text:p>
          </table:table-cell>
          <table:table-cell table:style-name="ce375" table:formula="of:=[Настройки.$B$3]" office:value-type="float" office:value="2" calcext:value-type="float">
            <text:p>2</text:p>
          </table:table-cell>
          <table:table-cell table:style-name="ce375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75" office:value-type="string" calcext:value-type="string">
            <text:p>Подсветка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table:formula="of:=1" office:value-type="float" office:value="1" calcext:value-type="float">
            <text:p>1</text:p>
          </table:table-cell>
          <table:table-cell table:style-name="ce375" table:formula="of:=[.B11]*[.C11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77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75"/>
          <table:table-cell table:style-name="ce375" table:formula="of:=SUM([.D$3:.D$11])" office:value-type="float" office:value="183" calcext:value-type="float">
            <text:p>183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21" office:value-type="string" calcext:value-type="string" table:number-columns-spanned="2" table:number-rows-spanned="1">
            <text:p>Параметры принтера</text:p>
          </table:table-cell>
          <table:covered-table-cell table:style-name="ce228"/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1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области печати X [мм]</text:p>
          </table:table-cell>
          <table:table-cell table:style-name="ce375" table:formula="of:=COM.MICROSOFT.IFS([$Настройки.B10]=[$БД.A3];[$БД.B3];[$Настройки.B10]=[$БД.A4];[$БД.B4];[$Настройки.B10]=[$БД.A5];[$БД.B5];[$Настройки.B10]=[$БД.A6];[$БД.B6];[$Настройки.B10]=[$БД.A7];[$БД.B7];[$Настройки.B10]=[$БД.A8];[$БД.B8];[$Настройки.B10]=[$БД.A9];[$БД.B9])" office:value-type="float" office:value="400" calcext:value-type="float">
            <text:p>40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области печати Y [мм]</text:p>
          </table:table-cell>
          <table:table-cell table:style-name="ce375" table:formula="of:=COM.MICROSOFT.IFS([$Настройки.B10]=[$БД.A3];[$БД.C3];[$Настройки.B10]=[$БД.A4];[$БД.C4];[$Настройки.B10]=[$БД.A5];[$БД.C5];[$Настройки.B10]=[$БД.A6];[$БД.C6];[$Настройки.B10]=[$БД.A7];[$БД.C7];[$Настройки.B10]=[$БД.A8];[$БД.C8];[$Настройки.B10]=[$БД.A9];[$БД.C9])" office:value-type="float" office:value="250" calcext:value-type="float">
            <text:p>250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плиты стола X [м]</text:p>
          </table:table-cell>
          <table:table-cell table:style-name="ce375" table:formula="of:=[.B16]/1000" office:value-type="float" office:value="0.4" calcext:value-type="float">
            <text:p>0,4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style-name="ce228" office:value-type="string" calcext:value-type="string">
            <text:p>Размер плиты стола Y [м]</text:p>
          </table:table-cell>
          <table:table-cell table:style-name="ce375" table:formula="of:=([.B17]+IF([$Настройки.B11]=&quot;Да&quot;;50;0))/1000" office:value-type="float" office:value="0.3" calcext:value-type="float">
            <text:p>0,3</text:p>
          </table:table-cell>
          <table:table-cell table:style-name="ce381" table:number-columns-repeated="2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21" office:value-type="string" calcext:value-type="string" table:number-columns-spanned="2" table:number-rows-spanned="1">
            <text:p>Расчёт размеров рамы</text:p>
          </table:table-cell>
          <table:covered-table-cell table:style-name="ce352"/>
          <table:table-cell table:number-columns-repeated="1022"/>
        </table:table-row>
        <table:table-row table:style-name="ro6">
          <table:table-cell table:style-name="ce221" office:value-type="string" calcext:value-type="string">
            <text:p>Параметр</text:p>
          </table:table-cell>
          <table:table-cell table:style-name="ce380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балки оси X</text:p>
          </table:table-cell>
          <table:table-cell table:style-name="ce375" table:formula="of:=[.B18]+0.05+IF(OR([$Настройки.B3]=2;[$Настройки.B8]=&quot;Да&quot;);0.05;0)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оперечной балки оси Z</text:p>
          </table:table-cell>
          <table:table-cell table:style-name="ce375" table:formula="of:=[.B23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Длина плеч оси Z</text:p>
          </table:table-cell>
          <table:table-cell table:style-name="ce375" table:formula="of:=[.B19]+0.02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X</text:p>
          </table:table-cell>
          <table:table-cell table:style-name="ce375" table:formula="of:=[.B23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79" office:value-type="string" calcext:value-type="string">
            <text:p>Габарит рамы по оси Y</text:p>
          </table:table-cell>
          <table:table-cell table:style-name="ce375" table:formula="of:=[.B19]+0.19" office:value-type="float" office:value="0.49" calcext:value-type="float">
            <text:p>0,49</text:p>
          </table:table-cell>
          <table:table-cell table:number-columns-repeated="1022"/>
        </table:table-row>
        <table:table-row table:style-name="ro16">
          <table:table-cell table:style-name="ce379" office:value-type="string" calcext:value-type="string">
            <text:p>Габарит основной части рамы по оси Z</text:p>
          </table:table-cell>
          <table:table-cell table:style-name="ce375" table:formula="of:=CEILING([$Настройки.B13]+IF([$Настройки.B5]=&quot;Volcano&quot;;8.5;0)+IF([$Настройки.B4]=&quot;Matrix&quot;;10;0)+170;10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16">
          <table:table-cell table:style-name="ce379" office:value-type="string" calcext:value-type="string">
            <text:p>Удлинение угловых стоек для образования ножек</text:p>
          </table:table-cell>
          <table:table-cell table:style-name="ce375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21" office:value-type="string" calcext:value-type="string" table:number-columns-spanned="3" table:number-rows-spanned="1">
            <text:p>Расчёт длины ремня</text:p>
          </table:table-cell>
          <table:covered-table-cell table:style-name="ce352"/>
          <table:covered-table-cell/>
          <table:table-cell table:number-columns-repeated="1021"/>
        </table:table-row>
        <table:table-row table:style-name="ro6">
          <table:table-cell table:style-name="ce159" office:value-type="string" calcext:value-type="string">
            <text:p>Кинематика</text:p>
          </table:table-cell>
          <table:table-cell table:style-name="ce159" office:value-type="string" calcext:value-type="string">
            <text:p>Длина X</text:p>
          </table:table-cell>
          <table:table-cell table:style-name="ce159" office:value-type="string" calcext:value-type="string">
            <text:p>Длина Y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Hybrid-CoreXY (Markforged)</text:p>
          </table:table-cell>
          <table:table-cell table:style-name="ce352" table:formula="of:=2*[.B26]+2*([.B27]-0.11)" office:value-type="float" office:value="2.06" calcext:value-type="float">
            <text:p>2,06</text:p>
          </table:table-cell>
          <table:table-cell table:style-name="ce352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Synchro-CoreXY</text:p>
          </table:table-cell>
          <table:table-cell table:style-name="ce352" table:formula="of:=2*[.B26]+2*([.B27]-0.11)" office:value-type="float" office:value="2.06" calcext:value-type="float">
            <text:p>2,06</text:p>
          </table:table-cell>
          <table:table-cell table:style-name="ce352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CoreXY</text:p>
          </table:table-cell>
          <table:table-cell table:style-name="ce352" table:formula="of:=2*[.B26]+2*([.B27]-0.11)" office:value-type="float" office:value="2.06" calcext:value-type="float">
            <text:p>2,06</text:p>
          </table:table-cell>
          <table:table-cell table:style-name="ce352"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table:style-name="ce352" office:value-type="string" calcext:value-type="string">
            <text:p>0.5XY</text:p>
          </table:table-cell>
          <table:table-cell table:style-name="ce352" table:formula="of:=3*[.B26]+2*([.B27]-0.11)" office:value-type="float" office:value="2.71" calcext:value-type="float">
            <text:p>2,71</text:p>
          </table:table-cell>
          <table:table-cell table:style-name="ce352" table:formula="of:=2*([.B27]-0.11)" office:value-type="float" office:value="0.76" calcext:value-type="float">
            <text:p>0,76</text:p>
          </table:table-cell>
          <table:table-cell table:number-columns-repeated="1021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59:'Покупные изделия'.C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 style:data-style-name="N2" text:time-value="18:00:55.0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10-27T18:28:27.774000000</dc:date>
    <meta:editing-duration>P7DT22H35M13S</meta:editing-duration>
    <meta:editing-cycles>435</meta:editing-cycles>
    <meta:generator>LibreOffice/7.1.4.2$Windows_X86_64 LibreOffice_project/a529a4fab45b75fefc5b6226684193eb000654f6</meta:generator>
    <meta:document-statistic meta:table-count="8" meta:cell-count="1601" meta:object-count="0"/>
  </office:meta>
</office:document-meta>
</file>